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7022DCF009.jpg"/>
  <manifest:file-entry manifest:media-type="image/jpeg" manifest:full-path="Pictures/100000000000054C0000019D2024983D.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solid" svg:stroke-width="0.035cm" svg:stroke-color="#000000" draw:stroke-linejoin="miter" draw:fill="solid" draw:fill-color="#feffda" draw:textarea-horizontal-align="justify" draw:textarea-vertical-align="top" draw:auto-grow-height="false" fo:padding-top="0.13cm" fo:padding-bottom="0.13cm" fo:padding-left="0.25cm" fo:padding-right="0.25cm" fo:wrap-option="no-wrap" draw:shadow="visible" draw:shadow-offset-x="0.035cm" draw:shadow-offset-y="0.035cm" draw:shadow-color="#808080"/>
    </style:style>
    <style:style style:name="gr2"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3"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4"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26cm" svg:stroke-color="#000000" draw:stroke-linejoin="miter" draw:fill="solid" draw:fill-color="#ffffff" draw:textarea-horizontal-align="justify"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8" style:family="graphic" style:parent-style-name="standard">
      <style:graphic-properties draw:stroke="solid" svg:stroke-width="0.035cm" svg:stroke-color="#000000" draw:stroke-linejoin="miter" draw:fill="solid" draw:fill-color="#e6f19b" draw:textarea-horizontal-align="justify" draw:textarea-vertical-align="top" draw:auto-grow-height="true" fo:padding-top="0.13cm" fo:padding-bottom="0.13cm" fo:padding-left="0.25cm" fo:padding-right="0.25cm" fo:wrap-option="no-wrap" draw:shadow="visible" draw:shadow-offset-x="0.035cm" draw:shadow-offset-y="0.035cm" draw:shadow-color="#808080"/>
    </style:style>
    <style:style style:name="gr9" style:family="graphic" style:parent-style-name="standard">
      <style:graphic-properties draw:stroke="solid" svg:stroke-width="0.035cm" svg:stroke-color="#000000" draw:stroke-linejoin="miter" draw:fill="solid" draw:fill-color="#feffda" draw:textarea-horizontal-align="justify" draw:textarea-vertical-align="top" draw:auto-grow-height="true" fo:padding-top="0.13cm" fo:padding-bottom="0.13cm" fo:padding-left="0.25cm" fo:padding-right="0.25cm" fo:wrap-option="no-wrap" draw:shadow="hidden" draw:shadow-color="#808080"/>
    </style:style>
    <style:style style:name="gr10" style:family="graphic" style:parent-style-name="standard">
      <style:graphic-properties draw:stroke="solid" svg:stroke-width="0.035cm" svg:stroke-color="#000000" draw:stroke-linejoin="miter" draw:fill="solid" draw:fill-color="#e6f19b" draw:textarea-horizontal-align="justify" draw:textarea-vertical-align="top" draw:auto-grow-height="true" fo:padding-top="0.13cm" fo:padding-bottom="0.13cm" fo:padding-left="0.25cm" fo:padding-right="0.25cm" fo:wrap-option="no-wrap" draw:shadow="hidden" draw:shadow-color="#808080"/>
    </style:style>
    <style:style style:name="gr11"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53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 style:family="graphic" style:parent-style-name="standard">
      <style:graphic-properties draw:stroke="solid" svg:stroke-width="0.035cm" svg:stroke-color="#000000" draw:stroke-linejoin="miter" draw:fill="solid" draw:fill-color="#ffffff" draw:textarea-horizontal-align="justify" draw:textarea-vertical-align="top" draw:auto-grow-height="true" fo:padding-top="0.13cm" fo:padding-bottom="0.13cm" fo:padding-left="0.25cm" fo:padding-right="0.25cm" fo:wrap-option="wrap" draw:shadow="hidden" draw:shadow-color="#808080"/>
    </style:style>
    <style:style style:name="gr14"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15" style:family="graphic" style:parent-style-name="standard">
      <style:graphic-properties draw:stroke="solid" svg:stroke-width="0.026cm" svg:stroke-color="#ff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6"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no-wrap" draw:shadow="hidden" draw:shadow-color="#808080"/>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title">
      <style:graphic-properties draw:stroke="none" draw:fill="none" draw:fill-color="#bbe0e3" draw:textarea-horizontal-align="justify" draw:textarea-vertical-align="middle" draw:auto-grow-height="true" draw:auto-grow-width="false" fo:min-height="2.493cm" fo:min-width="0cm" fo:padding-top="0.13cm" fo:padding-bottom="0.13cm" fo:padding-left="0.25cm" fo:padding-right="0.25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0.959cm" fo:min-width="0cm" fo:padding-top="0.13cm" fo:padding-bottom="0.13cm" fo:padding-left="0.25cm" fo:padding-right="0.25cm" fo:wrap-option="no-wrap" draw:shadow="hidden"/>
    </style:style>
    <style:style style:name="pr6" style:family="presentation" style:parent-style-name="Default-notes">
      <style:graphic-properties draw:stroke="none" draw:fill="none" draw:fill-color="#bbe0e3" draw:textarea-horizontal-align="justify" draw:textarea-vertical-align="top" draw:auto-grow-height="true" draw:auto-grow-width="false" fo:min-height="11.732cm" fo:min-width="0cm" fo:padding-top="0.134cm" fo:padding-bottom="0.134cm" fo:padding-left="0.269cm" fo:padding-right="0.269cm" fo:wrap-option="no-wrap" draw:shadow="hidden" draw:shadow-color="#808080"/>
    </style:style>
    <style:style style:name="pr7" style:family="presentation" style:parent-style-name="Default-notes">
      <style:graphic-properties draw:stroke="none" draw:fill="none" draw:fill-color="#bbe0e3" draw:auto-grow-height="true" fo:min-height="12.001cm" draw:shadow="hidden" draw:shadow-color="#808080"/>
    </style:style>
    <style:style style:name="pr8"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no-wrap" draw:shadow="hidden"/>
    </style:style>
    <style:style style:name="pr9" style:family="presentation" style:parent-style-name="Default-notes">
      <style:graphic-properties draw:stroke="solid" svg:stroke-width="0.026cm" svg:stroke-color="#000000" draw:stroke-linejoin="miter" draw:fill="solid" draw:fill-color="#ffffff" draw:auto-grow-height="true" fo:min-height="12.001cm" fo:padding-top="0.013cm" fo:padding-bottom="0.013cm" fo:padding-left="0.013cm" fo:padding-right="0.013cm" draw:shadow="hidden"/>
    </style:style>
    <style:style style:name="pr10"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74cm" fo:min-width="0cm" fo:padding-top="0.13cm" fo:padding-bottom="0.13cm" fo:padding-left="0.25cm" fo:padding-right="0.25cm" fo:wrap-option="no-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no-wrap" draw:shadow="hidden"/>
    </style:style>
    <style:style style:name="pr12" style:family="presentation" style:parent-style-name="Default-outline1">
      <style:graphic-properties draw:stroke="solid" svg:stroke-width="0.035cm" svg:stroke-color="#143015" draw:stroke-linejoin="miter" draw:fill="solid" draw:fill-color="#feffda" draw:textarea-horizontal-align="justify" draw:textarea-vertical-align="top" draw:auto-grow-height="true" draw:auto-grow-width="false" fo:min-height="12.441cm" fo:min-width="0cm" fo:padding-top="0.13cm" fo:padding-bottom="0.13cm" fo:padding-left="0.25cm" fo:padding-right="0.25cm" fo:wrap-option="no-wrap" draw:shadow="hidden"/>
    </style:style>
    <style:style style:name="pr13" style:family="presentation" style:parent-style-name="Default-outline1">
      <style:graphic-properties draw:stroke="solid" svg:stroke-width="0.035cm" svg:stroke-color="#143015" draw:stroke-linejoin="miter" draw:fill="solid" draw:fill-color="#feffda" draw:textarea-horizontal-align="justify" draw:textarea-vertical-align="top" draw:auto-grow-height="true" draw:auto-grow-width="false" fo:min-height="10.113cm" fo:min-width="0cm" fo:padding-top="0.13cm" fo:padding-bottom="0.13cm" fo:padding-left="0.25cm" fo:padding-right="0.25cm" fo:wrap-option="no-wrap" draw:shadow="hidden"/>
    </style:style>
    <style:style style:name="pr14" style:family="presentation" style:parent-style-name="Default-outline1">
      <style:graphic-properties draw:stroke="solid" svg:stroke-width="0.035cm" svg:stroke-color="#143015" draw:stroke-linejoin="miter" draw:fill="solid" draw:fill-color="#feffda" draw:textarea-horizontal-align="justify" draw:textarea-vertical-align="top" draw:auto-grow-height="true" draw:auto-grow-width="false" fo:min-height="11.171cm" fo:min-width="0cm" fo:padding-top="0.13cm" fo:padding-bottom="0.13cm" fo:padding-left="0.25cm" fo:padding-right="0.25cm" fo:wrap-option="no-wrap" draw:shadow="hidden"/>
    </style:style>
    <style:style style:name="pr15"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12.229cm" fo:min-width="0cm" fo:padding-top="0.13cm" fo:padding-bottom="0.13cm" fo:padding-left="0.25cm" fo:padding-right="0.25cm" fo:wrap-option="no-wrap" draw:shadow="visible" draw:shadow-offset-x="0.035cm" draw:shadow-offset-y="0.035cm" draw:shadow-color="#808080"/>
    </style:style>
    <style:style style:name="pr16"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6.726cm" fo:min-width="0cm" fo:padding-top="0.13cm" fo:padding-bottom="0.13cm" fo:padding-left="0.25cm" fo:padding-right="0.25cm" fo:wrap-option="no-wrap" draw:shadow="hidden" draw:shadow-color="#808080"/>
    </style:style>
    <style:style style:name="pr17" style:family="presentation" style:parent-style-name="Default-outline1">
      <style:graphic-properties draw:stroke="solid" svg:stroke-width="0.035cm" svg:stroke-color="#143015" draw:stroke-linejoin="miter" draw:fill="solid" draw:fill-color="#feffda" draw:textarea-horizontal-align="justify" draw:textarea-vertical-align="top" draw:auto-grow-height="true" draw:auto-grow-width="false" fo:min-height="5.972cm" fo:min-width="0cm" fo:padding-top="0.13cm" fo:padding-bottom="0.13cm" fo:padding-left="0.25cm" fo:padding-right="0.25cm" fo:wrap-option="no-wrap" draw:shadow="hidden"/>
    </style:style>
    <style:style style:name="pr18" style:family="presentation" style:parent-style-name="Default-outline1">
      <style:graphic-properties draw:stroke="none" draw:fill="none" draw:fill-color="#ffffff" draw:textarea-horizontal-align="justify" draw:textarea-vertical-align="top" draw:auto-grow-height="true" draw:auto-grow-width="false" fo:min-height="12.431cm" fo:min-width="0cm" fo:padding-top="0.13cm" fo:padding-bottom="0.13cm" fo:padding-left="0.25cm" fo:padding-right="0.25cm" fo:wrap-option="no-wrap" draw:shadow="hidden"/>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176cm" fo:margin-bottom="0cm" text:enable-numbering="false" fo:text-indent="0cm"/>
    </style:style>
    <style:style style:name="P4" style:family="paragraph">
      <style:paragraph-properties fo:margin-left="0cm" fo:margin-right="0cm" fo:text-indent="0cm"/>
    </style:style>
    <style:style style:name="P5" style:family="paragraph">
      <style:paragraph-properties fo:margin-left="0cm" fo:margin-right="0cm" text:enable-numbering="false" fo:text-indent="0cm"/>
    </style:style>
    <style:style style:name="P6" style:family="paragraph">
      <style:paragraph-properties fo:margin-left="0.952cm" fo:margin-right="0cm" fo:margin-top="0.211cm" fo:margin-bottom="0cm" text:enable-numbering="true" fo:text-indent="-0.952cm"/>
    </style:style>
    <style:style style:name="P7" style:family="paragraph">
      <style:paragraph-properties fo:margin-left="0.952cm" fo:margin-right="0cm" fo:text-indent="-0.952cm" style:writing-mode="lr-tb"/>
    </style:style>
    <style:style style:name="P8" style:family="paragraph">
      <style:paragraph-properties fo:margin-left="0cm" fo:margin-right="0cm" fo:margin-top="0.158cm" fo:margin-bottom="0cm" text:enable-numbering="false" fo:text-indent="0cm"/>
    </style:style>
    <style:style style:name="P9" style:family="paragraph">
      <style:paragraph-properties fo:margin-left="0cm" fo:margin-right="0cm" fo:margin-top="0.158cm" fo:margin-bottom="0cm" text:enable-numbering="true" fo:text-indent="0cm"/>
    </style:style>
    <style:style style:name="P10" style:family="paragraph">
      <style:paragraph-properties fo:margin-left="2.063cm" fo:margin-right="0cm" fo:margin-top="0.176cm" fo:margin-bottom="0cm" text:enable-numbering="true" fo:text-indent="-0.793cm"/>
    </style:style>
    <style:style style:name="P11" style:family="paragraph">
      <style:paragraph-properties fo:margin-left="0.952cm" fo:margin-right="0cm" fo:margin-top="0.158cm" fo:margin-bottom="0cm" fo:line-height="80%" text:enable-numbering="false" fo:text-indent="-0.952cm" style:punctuation-wrap="hanging" style:line-break="strict"/>
    </style:style>
    <style:style style:name="P12" style:family="paragraph">
      <style:paragraph-properties style:writing-mode="lr-tb"/>
    </style:style>
    <style:style style:name="P13" style:family="paragraph">
      <style:paragraph-properties fo:margin-left="0cm" fo:margin-right="0cm" fo:line-height="100%" text:enable-numbering="false" fo:text-indent="0cm" style:punctuation-wrap="simple" style:line-break="normal"/>
    </style:style>
    <style:style style:name="P14" style:family="paragraph">
      <style:paragraph-properties fo:text-align="center" style:writing-mode="lr-tb"/>
      <style:text-properties fo:font-size="24pt"/>
    </style:style>
    <style:style style:name="P15" style:family="paragraph">
      <style:paragraph-properties fo:margin-left="0.952cm" fo:margin-right="0cm" fo:margin-top="0.176cm" fo:margin-bottom="0cm" fo:line-height="80%" text:enable-numbering="false" fo:text-indent="-0.952cm" style:punctuation-wrap="hanging" style:line-break="strict"/>
    </style:style>
    <style:style style:name="P16" style:family="paragraph">
      <style:paragraph-properties fo:margin-left="0.952cm" fo:margin-right="0cm" fo:margin-top="0.176cm" fo:margin-bottom="0cm" fo:line-height="80%" text:enable-numbering="false" fo:text-indent="-0.952cm" style:punctuation-wrap="hanging" style:line-break="strict">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7" style:family="paragraph">
      <style:paragraph-properties fo:margin-left="0.952cm" fo:margin-right="0cm" fo:margin-top="0.176cm" fo:margin-bottom="0cm" text:enable-numbering="true" fo:text-indent="-0.952cm"/>
    </style:style>
    <style:style style:name="P18" style:family="paragraph">
      <style:paragraph-properties fo:margin-left="0.952cm" fo:margin-right="0cm" fo:margin-top="0.176cm" fo:margin-bottom="0cm" text:enable-numbering="false" fo:text-indent="-0.952cm"/>
    </style:style>
    <style:style style:name="P19" style:family="paragraph">
      <style:paragraph-properties fo:margin-left="0.952cm" fo:margin-right="0cm" fo:margin-top="0.194cm" fo:margin-bottom="0cm" text:enable-numbering="true" fo:text-indent="-0.952cm"/>
    </style:style>
    <style:style style:name="P20" style:family="paragraph">
      <style:paragraph-properties fo:margin-left="0.952cm" fo:margin-right="0cm" fo:margin-top="0.194cm" fo:margin-bottom="0cm" fo:line-height="90%" text:enable-numbering="true" fo:text-indent="-0.952cm"/>
    </style:style>
    <style:style style:name="P21" style:family="paragraph">
      <style:paragraph-properties fo:margin-left="2.063cm" fo:margin-right="0cm" fo:margin-top="0.176cm" fo:margin-bottom="0cm" fo:line-height="90%" text:enable-numbering="true" fo:text-indent="-0.793cm"/>
    </style:style>
    <style:style style:name="P22" style:family="paragraph">
      <style:paragraph-properties fo:margin-left="0.952cm" fo:margin-right="0cm" fo:margin-top="0.211cm" fo:margin-bottom="0cm" fo:line-height="90%" text:enable-numbering="false" fo:text-indent="-0.952cm"/>
    </style:style>
    <style:style style:name="P23" style:family="paragraph">
      <style:paragraph-properties fo:margin-left="0cm" fo:margin-right="0cm" fo:margin-top="0cm" fo:margin-bottom="0cm" fo:line-height="100%" text:enable-numbering="false" fo:text-indent="0cm" style:punctuation-wrap="simple" style:line-break="normal"/>
    </style:style>
    <style:style style:name="P24" style:family="paragraph">
      <style:paragraph-properties fo:margin-left="2.063cm" fo:margin-right="0cm" fo:margin-top="0.176cm" fo:margin-bottom="0cm" text:enable-numbering="false" fo:text-indent="-0.793cm"/>
    </style:style>
    <style:style style:name="P25" style:family="paragraph">
      <style:paragraph-properties fo:margin-left="0cm" fo:margin-right="0cm" fo:margin-top="0.158cm" fo:margin-bottom="0cm" fo:line-height="100%" text:enable-numbering="false" fo:text-indent="0cm"/>
    </style:style>
    <style:style style:name="P26" style:family="paragraph">
      <style:paragraph-properties fo:margin-left="2.063cm" fo:margin-right="0cm" fo:margin-top="0.158cm" fo:margin-bottom="0cm" text:enable-numbering="true" fo:text-indent="-0.793cm"/>
    </style:style>
    <style:style style:name="P27" style:family="paragraph">
      <style:paragraph-properties fo:margin-left="0.952cm" fo:margin-right="0cm" fo:margin-top="0.158cm" fo:margin-bottom="0cm" text:enable-numbering="false" fo:text-indent="-0.952cm"/>
    </style:style>
    <style:style style:name="P28" style:family="paragraph">
      <style:paragraph-properties fo:margin-left="0.952cm" fo:margin-right="0cm" fo:margin-top="0.211cm" fo:margin-bottom="0cm" text:enable-numbering="false" fo:text-indent="-0.952cm"/>
    </style:style>
    <style:style style:name="P29" style:family="paragraph">
      <style:paragraph-properties fo:margin-left="2.063cm" fo:margin-right="0cm" fo:margin-top="0.158cm" fo:margin-bottom="0cm" text:enable-numbering="false" fo:text-indent="-0.793cm"/>
    </style:style>
    <style:style style:name="P30" style:family="paragraph">
      <style:paragraph-properties fo:margin-left="0.952cm" fo:margin-right="0cm" fo:margin-top="0.176cm" fo:margin-bottom="0cm" fo:line-height="100%" text:enable-numbering="false" fo:text-indent="-0.952cm"/>
    </style:style>
    <style:style style:name="P31" style:family="paragraph">
      <style:paragraph-properties fo:margin-left="0.952cm" fo:margin-right="0cm" fo:margin-top="0.176cm" fo:margin-bottom="0cm" fo:line-height="90%" text:enable-numbering="false" fo:text-indent="-0.952cm"/>
    </style:style>
    <style:style style:name="P32" style:family="paragraph">
      <style:paragraph-properties fo:margin-left="0.952cm" fo:margin-right="0cm" fo:margin-top="0.158cm" fo:margin-bottom="0cm" fo:line-height="90%" text:enable-numbering="false" fo:text-indent="-0.952cm"/>
    </style:style>
    <style:style style:name="P33" style:family="paragraph">
      <style:paragraph-properties fo:margin-left="2.063cm" fo:margin-right="0cm" text:enable-numbering="true" fo:text-indent="-0.793cm"/>
    </style:style>
    <style:style style:name="P34" style:family="paragraph">
      <style:paragraph-properties fo:margin-left="0.952cm" fo:margin-right="0cm" text:enable-numbering="true" fo:text-indent="-0.952cm"/>
    </style:style>
    <style:style style:name="P35" style:family="paragraph">
      <style:paragraph-properties fo:margin-left="0.952cm" fo:margin-right="0cm" fo:margin-top="0.211cm" fo:margin-bottom="0cm" text:enable-numbering="true" fo:text-indent="-0.952cm" style:writing-mode="lr-tb"/>
    </style:style>
    <style:style style:name="P36" style:family="paragraph">
      <style:paragraph-properties fo:margin-left="0cm" fo:margin-right="0cm" fo:margin-top="0.158cm" fo:margin-bottom="0cm" text:enable-numbering="false" fo:text-indent="0cm" style:writing-mode="lr-tb"/>
      <style:text-properties fo:font-size="12pt"/>
    </style:style>
    <style:style style:name="T1" style:family="text">
      <style:text-properties fo:color="#1e481f" fo:font-size="36pt" style:font-size-asian="36pt" style:font-size-complex="36pt"/>
    </style:style>
    <style:style style:name="T2" style:family="text">
      <style:text-properties fo:language="en" fo:country="GB"/>
    </style:style>
    <style:style style:name="T3" style:family="text">
      <style:text-properties fo:language="en" fo:country="US"/>
    </style:style>
    <style:style style:name="T4" style:family="text">
      <style:text-properties fo:language="en" fo:country="US" fo:font-style="normal"/>
    </style:style>
    <style:style style:name="T5" style:family="text">
      <style:text-properties fo:language="en" fo:country="US" fo:font-weight="bold" style:font-weight-asian="bold" style:font-weight-complex="bold"/>
    </style:style>
    <style:style style:name="T6" style:family="text">
      <style:text-properties fo:color="#3f7f7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7" style:family="text">
      <style:text-properties fo:color="#3f7f5f"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8"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9"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0"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1" style:family="text">
      <style:text-properties fo:font-family="Arial" style:font-family-generic="swiss" style:font-pitch="variable"/>
    </style:style>
    <style:style style:name="T12" style:family="text">
      <style:text-properties fo:font-size="24pt" style:font-size-asian="24pt" style:font-size-complex="24pt"/>
    </style:style>
    <style:style style:name="T13" style:family="text">
      <style:text-properties fo:font-family="Arial" style:font-family-generic="swiss" style:font-pitch="variable" fo:font-size="18pt" fo:language="en" fo:country="US" fo:font-weight="bold" style:font-family-asian="'ＭＳ Ｐゴシック'" style:font-family-generic-asian="modern" style:font-pitch-asian="variable" style:font-size-asian="18pt" style:font-weight-asian="bold" style:font-family-complex="'ＭＳ Ｐゴシック'" style:font-family-generic-complex="modern" style:font-pitch-complex="variable" style:font-size-complex="18pt" style:font-weight-complex="bold"/>
    </style:style>
    <style:style style:name="T14" style:family="text">
      <style:text-properties fo:color="#3f7f7f"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5" style:family="text">
      <style:text-properties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6" style:family="text">
      <style:text-properties fo:color="#7f0055"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7" style:family="text">
      <style:text-properties fo:color="#0000c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8" style:family="text">
      <style:text-properties fo:color="#80008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19" style:family="text">
      <style:text-properties fo:color="#000000"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20" style:family="text">
      <style:text-properties fo:font-family="Arial" style:font-family-generic="swiss" style:font-pitch="variable" fo:font-size="20pt" style:font-size-asian="20pt" style:font-size-complex="20pt"/>
    </style:style>
    <style:style style:name="T21" style:family="text">
      <style:text-properties fo:font-size="20pt" style:font-size-asian="20pt" style:font-size-complex="20pt"/>
    </style:style>
    <style:style style:name="T22" style:family="text">
      <style:text-properties fo:color="#3f7f7f" fo:font-family="Arial" style:font-family-generic="swiss" style:font-pitch="variable" fo:font-size="20pt" fo:language="en" fo:country="US" style:font-size-asian="20pt" style:font-size-complex="20pt"/>
    </style:style>
    <style:style style:name="T23" style:family="text">
      <style:text-properties fo:font-family="Arial" style:font-family-generic="swiss" style:font-pitch="variable" fo:font-size="20pt" fo:language="en" fo:country="US" style:font-size-asian="20pt" style:font-size-complex="20pt"/>
    </style:style>
    <style:style style:name="T24" style:family="text">
      <style:text-properties fo:color="#7f0055" fo:font-family="Arial" style:font-family-generic="swiss" style:font-pitch="variable" fo:font-size="20pt" fo:language="en" fo:country="US" style:font-size-asian="20pt" style:font-size-complex="20pt"/>
    </style:style>
    <style:style style:name="T25" style:family="text">
      <style:text-properties fo:color="#0000c0" fo:font-family="Arial" style:font-family-generic="swiss" style:font-pitch="variable" fo:font-size="20pt" fo:language="en" fo:country="US" style:font-size-asian="20pt" style:font-size-complex="20pt"/>
    </style:style>
    <style:style style:name="T26" style:family="text">
      <style:text-properties fo:font-size="22pt" style:font-size-asian="22pt" style:font-size-complex="22pt"/>
    </style:style>
    <style:style style:name="T27" style:family="text">
      <style:text-properties fo:font-family="Arial" style:font-family-generic="swiss" style:font-pitch="variable" fo:font-size="22pt" fo:font-weight="bold" style:font-size-asian="22pt" style:font-weight-asian="bold" style:font-size-complex="22pt" style:font-weight-complex="bold"/>
    </style:style>
    <style:style style:name="T28" style:family="text">
      <style:text-properties fo:font-size="22pt" fo:language="en" fo:country="US" style:font-size-asian="22pt" style:font-size-complex="22pt"/>
    </style:style>
    <style:style style:name="T29" style:family="text">
      <style:text-properties fo:font-family="Arial" style:font-family-generic="swiss" style:font-pitch="variable" fo:font-size="22pt" fo:language="en" fo:country="US" style:font-size-asian="22pt" style:font-size-complex="22pt"/>
    </style:style>
    <style:style style:name="T30" style:family="text">
      <style:text-properties fo:font-family="Arial" style:font-family-generic="swiss" style:font-pitch="variable" fo:language="en" fo:country="US"/>
    </style:style>
    <style:style style:name="T31" style:family="text">
      <style:text-properties fo:color="#000000" fo:font-family="Arial" style:font-family-generic="swiss" style:font-pitch="variable" fo:font-size="20pt" style:font-size-asian="20pt" style:font-size-complex="20pt"/>
    </style:style>
    <style:style style:name="T32" style:family="text">
      <style:text-properties fo:font-size="20pt" fo:language="en" fo:country="US" style:font-size-asian="20pt" style:font-size-complex="20pt"/>
    </style:style>
    <style:style style:name="T33" style:family="text">
      <style:text-properties fo:font-family="Arial" style:font-family-generic="swiss" style:font-pitch="variable" fo:language="en" fo:country="US" fo:font-style="italic" style:font-style-asian="italic" style:font-style-complex="italic"/>
    </style:style>
    <style:style style:name="T34" style:family="text">
      <style:text-properties fo:color="#3f7f7f" fo:font-family="Arial" style:font-family-generic="swiss" style:font-pitch="variable" fo:language="en" fo:country="GB"/>
    </style:style>
    <style:style style:name="T35" style:family="text">
      <style:text-properties fo:color="#7f0055" fo:font-family="Arial" style:font-family-generic="swiss" style:font-pitch="variable" fo:language="en" fo:country="GB"/>
    </style:style>
    <style:style style:name="T36" style:family="text">
      <style:text-properties fo:font-family="Arial" style:font-family-generic="swiss" style:font-pitch="variable" fo:language="en" fo:country="GB"/>
    </style:style>
    <style:style style:name="T37" style:family="text">
      <style:text-properties fo:color="#0000c0" fo:font-family="Arial" style:font-family-generic="swiss" style:font-pitch="variable" fo:language="en" fo:country="GB"/>
    </style:style>
    <style:style style:name="T38" style:family="text">
      <style:text-properties fo:font-family="Verdana" style:font-family-generic="swiss" style:font-pitch="variable" fo:language="en" fo:country="GB"/>
    </style:style>
    <style:style style:name="T39" style:family="text">
      <style:text-properties fo:font-size="20pt" fo:font-weight="bold" style:font-size-asian="20pt" style:font-weight-asian="bold" style:font-size-complex="20pt" style:font-weight-complex="bold"/>
    </style:style>
    <style:style style:name="T40" style:family="text">
      <style:text-properties fo:font-size="18pt" style:font-size-asian="18pt" style:font-size-complex="18pt"/>
    </style:style>
    <style:style style:name="T41" style:family="text">
      <style:text-properties fo:font-size="18pt" fo:font-weight="bold" style:font-size-asian="18pt" style:font-weight-asian="bold" style:font-size-complex="18pt" style:font-weight-complex="bold"/>
    </style:style>
    <style:style style:name="T42" style:family="text">
      <style:text-properties fo:color="#800080" fo:font-family="Arial" style:font-family-generic="swiss" style:font-pitch="variable" fo:language="en" fo:country="GB"/>
    </style:style>
    <style:style style:name="T43" style:family="text">
      <style:text-properties fo:color="#ff0000" fo:font-family="Arial" style:font-family-generic="swiss" style:font-pitch="variable" fo:language="en" fo:country="GB"/>
    </style:style>
    <style:style style:name="T44" style:family="text">
      <style:text-properties fo:color="#ff0000" fo:font-family="Arial" style:font-family-generic="swiss" style:font-pitch="variable" fo:language="en" fo:country="GB" fo:font-weight="bold" style:font-weight-asian="bold" style:font-weight-complex="bold"/>
    </style:style>
    <style:style style:name="T45" style:family="text">
      <style:text-properties fo:color="#ff0000" fo:font-family="Arial" style:font-family-generic="swiss" style:font-pitch="variable" fo:font-size="20pt" style:font-size-asian="20pt" style:font-size-complex="20pt"/>
    </style:style>
    <style:style style:name="T46" style:family="text">
      <style:text-properties fo:language="en" fo:country="US" fo:font-style="normal" fo:font-weight="bold" style:font-weight-asian="bold" style:font-weight-complex="bold"/>
    </style:style>
    <style:style style:name="T47" style:family="text">
      <style:text-properties fo:color="#000000" fo:font-size="20pt" fo:language="en" fo:country="US" fo:font-weight="bold" style:font-size-asian="20pt" style:font-weight-asian="bold" style:font-size-complex="20pt" style:font-weight-complex="bold"/>
    </style:style>
    <style:style style:name="T48" style:family="text">
      <style:text-properties fo:color="#000000" fo:font-size="20pt" fo:language="en" fo:country="US" style:font-size-asian="20pt" style:font-size-complex="20pt"/>
    </style:style>
    <style:style style:name="T49" style:family="text">
      <style:text-properties fo:color="#000000" fo:font-size="18pt" fo:language="en" fo:country="US" style:font-size-asian="18pt" style:font-size-complex="18pt"/>
    </style:style>
    <style:style style:name="T50" style:family="text">
      <style:text-properties fo:color="#000000" fo:font-family="Arial" style:font-family-generic="swiss" style:font-pitch="variable" fo:font-size="20pt" fo:language="en" fo:country="US" style:font-size-asian="20pt" style:font-size-complex="20pt"/>
    </style:style>
    <style:style style:name="T51" style:family="text">
      <style:text-properties fo:font-family="Arial" style:font-family-generic="swiss" style:font-pitch="variable" fo:font-size="20pt" fo:language="en" fo:country="US" fo:font-weight="bold" style:font-size-asian="20pt" style:font-weight-asian="bold" style:font-size-complex="20pt" style:font-weight-complex="bold"/>
    </style:style>
    <style:style style:name="T52" style:family="text">
      <style:text-properties fo:color="#3f7f7f" fo:font-family="Arial" style:font-family-generic="swiss" style:font-pitch="variable" fo:font-size="18pt" fo:language="en" fo:country="US" style:font-size-asian="18pt" style:font-size-complex="18pt"/>
    </style:style>
    <style:style style:name="T53" style:family="text">
      <style:text-properties fo:color="#000000" fo:font-family="Arial" style:font-family-generic="swiss" style:font-pitch="variable" fo:font-size="18pt" fo:language="en" fo:country="US" style:font-size-asian="18pt" style:font-size-complex="18pt"/>
    </style:style>
    <style:style style:name="T54" style:family="text">
      <style:text-properties fo:color="#7f0055" fo:font-family="Arial" style:font-family-generic="swiss" style:font-pitch="variable" fo:font-size="18pt" fo:language="en" fo:country="US" style:font-size-asian="18pt" style:font-size-complex="18pt"/>
    </style:style>
    <style:style style:name="T55" style:family="text">
      <style:text-properties fo:color="#0000c0" fo:font-family="Arial" style:font-family-generic="swiss" style:font-pitch="variable" fo:font-size="18pt" fo:language="en" fo:country="US" style:font-size-asian="18pt" style:font-size-complex="18pt"/>
    </style:style>
    <style:style style:name="T56" style:family="text">
      <style:text-properties fo:font-family="Arial" style:font-family-generic="swiss" style:font-pitch="variable" fo:font-size="18pt" fo:language="en" fo:country="US" style:font-size-asian="18pt" style:font-size-complex="18pt"/>
    </style:style>
    <style:style style:name="T57" style:family="text">
      <style:text-properties fo:color="#000000" fo:font-family="Arial" style:font-family-generic="swiss" style:font-pitch="variable" fo:font-size="20pt" fo:language="en" fo:country="US" fo:font-weight="bold" style:font-size-asian="20pt" style:font-weight-asian="bold" style:font-size-complex="20pt" style:font-weight-complex="bold"/>
    </style:style>
    <style:style style:name="T58" style:family="text">
      <style:text-properties fo:font-weight="bold"/>
    </style:style>
    <style:style style:name="T59" style:family="text">
      <style:text-properties fo:font-style="normal" fo:font-weight="bold"/>
    </style:style>
    <style:style style:name="T60" style:family="text">
      <style:text-properties fo:font-size="12pt"/>
    </style:style>
    <text:list-style style:name="L1">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text:list-style style:name="L3">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Arial" style:font-family-generic="swiss" style:font-pitch="variable" fo:color="#3f7f7f"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Simplifying Application Configuration" draw:style-name="dp1" draw:master-page-name="Title1" presentation:presentation-page-layout-name="AL1T0">
        <office:forms form:automatic-focus="false" form:apply-design-mode="false"/>
        <draw:frame presentation:style-name="pr1" draw:text-style-name="P2" draw:layer="layout" svg:width="21.59cm" svg:height="3.361cm" svg:x="1.826cm" svg:y="5.675cm" presentation:class="title" presentation:user-transformed="true">
          <draw:text-box>
            <text:p text:style-name="P1"><text:span text:style-name="T1">Simplifying Application Configuration</text:span></text:p>
          </draw:text-box>
        </draw:frame>
        <draw:frame presentation:style-name="pr2" draw:text-style-name="P2" draw:layer="layout" svg:width="17.78cm" svg:height="4.87cm" svg:x="3.625cm" svg:y="8.461cm" presentation:class="subtitle" presentation:user-transformed="true">
          <draw:text-box>
            <text:list text:style-name="L2">
              <text:list-item>
                <text:list>
                  <text:list-item>
                    <text:p text:style-name="P3"/>
                  </text:list-item>
                </text:list>
              </text:list-item>
            </text:list>
            <text:list text:style-name="L2">
              <text:list-item>
                <text:list>
                  <text:list-item>
                    <text:p text:style-name="P3"/>
                  </text:list-item>
                </text:list>
              </text:list-item>
            </text:list>
            <text:list text:style-name="L2">
              <text:list-item>
                <text:list>
                  <text:list-item>
                    <text:p text:style-name="P3">Techniques for Creating Reusable and Concise Bean Definitions</text:p>
                  </text:list-item>
                </text:list>
              </text:list-item>
            </text:list>
          </draw:text-box>
        </draw:frame>
        <presentation:notes draw:style-name="dp2">
          <office:forms form:automatic-focus="false" form:apply-design-mode="false"/>
          <draw:page-thumbnail draw:layer="layout" svg:width="13.335cm" svg:height="10.001cm" svg:x="3.493cm" svg:y="2.002cm" draw:page-number="1"/>
          <draw:frame presentation:style-name="pr3" draw:text-style-name="P4" draw:layer="layout" svg:width="16.254cm" svg:height="12.001cm" svg:x="2.033cm" svg:y="12.668cm" presentation:class="notes" presentation:placeholder="true">
            <draw:text-box/>
          </draw:frame>
        </presentation:notes>
      </draw:page>
      <draw:page draw:name="Topics in this session"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text:span text:style-name="T3">Bean Definition Inheritance</text:span></text:p>
              </text:list-item>
            </text:list>
            <text:list text:style-name="L3">
              <text:list-item>
                <text:p text:style-name="P6"><text:span text:style-name="T3">Inner Beans</text:span></text:p>
              </text:list-item>
            </text:list>
            <text:list text:style-name="L3">
              <text:list-item>
                <text:p text:style-name="P6"><text:span text:style-name="T3">Property Editors</text:span></text:p>
              </text:list-item>
            </text:list>
            <text:list text:style-name="L3">
              <text:list-item>
                <text:p text:style-name="P6"><text:span text:style-name="T3">Importing Configuration Files</text:span></text:p>
              </text:list-item>
            </text:list>
            <text:list text:style-name="L3">
              <text:list-item>
                <text:p text:style-name="P6"><text:span text:style-name="T3">Bean Naming</text:span></text:p>
              </text:list-item>
            </text:list>
            <text:list text:style-name="L3">
              <text:list-item>
                <text:p text:style-name="P6"><text:span text:style-name="T3">The </text:span><text:span text:style-name="T4">util</text:span><text:span text:style-name="T3"> Namespace</text:span></text:p>
              </text:list-item>
            </text:list>
          </draw:text-box>
        </draw:frame>
        <presentation:notes draw:style-name="dp2">
          <office:forms form:automatic-focus="false" form:apply-design-mode="false"/>
          <draw:page-thumbnail draw:layer="layout" svg:width="13.335cm" svg:height="10.001cm" svg:x="3.493cm" svg:y="2.002cm" draw:page-number="2"/>
          <draw:frame presentation:style-name="pr6" draw:text-style-name="P2" draw:layer="layout" svg:width="16.254cm" svg:height="12.993cm" svg:x="2.033cm" svg:y="12.668cm" presentation:class="notes" presentation:user-transformed="true">
            <draw:text-box>
              <text:list text:style-name="L4">
                <text:list-item>
                  <text:p text:style-name="P8"><text:span text:style-name="T5">Description of theory presented in “Spring Container Fundamentals, Part 3”</text:span></text:p>
                </text:list-item>
              </text:list>
              <text:list text:style-name="L4">
                <text:list-item>
                  <text:p text:style-name="P8"><text:span text:style-name="T3">At this point, students have already gone through 2 labs with DI and have learned the bean lifecycle. Here, they will learn how to simplify configuration and manage multiple configuration files.</text:span></text:p>
                </text:list-item>
              </text:list>
              <text:list text:style-name="L4">
                <text:list-item>
                  <text:p text:style-name="P8"><text:span text:style-name="T3"/></text:p>
                </text:list-item>
              </text:list>
              <text:list text:style-name="L4">
                <text:list-item>
                  <text:p text:style-name="P8"><text:span text:style-name="T3">Recommended presentation time: </text:span></text:p>
                </text:list-item>
              </text:list>
              <text:list text:style-name="L4">
                <text:list-item>
                  <text:p text:style-name="P9"><text:span text:style-name="T3">30-45 minutes</text:span></text:p>
                </text:list-item>
              </text:list>
              <text:list text:style-name="L4">
                <text:list-item>
                  <text:p text:style-name="P8"><text:span text:style-name="T3"/></text:p>
                </text:list-item>
              </text:list>
              <text:list text:style-name="L5">
                <text:list-item>
                  <text:p text:style-name="P8"><text:span text:style-name="T3">What will students have learned after this module?</text:span></text:p>
                </text:list-item>
              </text:list>
              <text:list text:style-name="L5">
                <text:list-item>
                  <text:p text:style-name="P9"><text:span text:style-name="T3">How to create and inherit from abstract ‘parent’ bean definitions</text:span></text:p>
                </text:list-item>
              </text:list>
              <text:list text:style-name="L5">
                <text:list-item>
                  <text:p text:style-name="P9"><text:span text:style-name="T3">How PropertyEditors work</text:span></text:p>
                </text:list-item>
              </text:list>
              <text:list text:style-name="L5">
                <text:list-item>
                  <text:p text:style-name="P9"><text:span text:style-name="T3">How to import other configuration files</text:span></text:p>
                </text:list-item>
              </text:list>
              <text:list text:style-name="L5">
                <text:list-item>
                  <text:p text:style-name="P9"><text:span text:style-name="T3">The “util” namespace and creation of Collection-typed objects through bean definitions</text:span></text:p>
                </text:list-item>
              </text:list>
              <text:list text:style-name="L5">
                <text:list-item>
                  <text:p text:style-name="P8"><text:span text:style-name="T3"/></text:p>
                </text:list-item>
              </text:list>
              <text:list text:style-name="L5">
                <text:list-item>
                  <text:p text:style-name="P8"><text:span text:style-name="T3">What are prerequisites?</text:span></text:p>
                </text:list-item>
              </text:list>
              <text:list text:style-name="L5">
                <text:list-item>
                  <text:p text:style-name="P9"><text:span text:style-name="T3">The “Bean Lifecycle” module</text:span></text:p>
                </text:list-item>
              </text:list>
              <text:list text:style-name="L5">
                <text:list-item>
                  <text:p text:style-name="P8"><text:span text:style-name="T3"/></text:p>
                </text:list-item>
              </text:list>
              <text:list text:style-name="L5">
                <text:list-item>
                  <text:p text:style-name="P8"><text:span text:style-name="T3">Suggested discussions, required reading, et cetera:</text:span></text:p>
                </text:list-item>
              </text:list>
              <text:list text:style-name="L5">
                <text:list-item>
                  <text:p text:style-name="P9"><text:span text:style-name="T3">Chapter 4 of “Pro Spring”</text:span></text:p>
                </text:list-item>
              </text:list>
              <text:list text:style-name="L5">
                <text:list-item>
                  <text:p text:style-name="P8"><text:span text:style-name="T3"/></text:p>
                </text:list-item>
              </text:list>
            </draw:text-box>
          </draw:frame>
        </presentation:notes>
      </draw:page>
      <draw:page draw:name="page3"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text:span text:style-name="T5">Bean Definition Inheritance</text:span></text:p>
              </text:list-item>
            </text:list>
            <text:list text:style-name="L3">
              <text:list-item>
                <text:p text:style-name="P6"><text:span text:style-name="T3">Inner Beans</text:span></text:p>
              </text:list-item>
            </text:list>
            <text:list text:style-name="L3">
              <text:list-item>
                <text:p text:style-name="P6"><text:span text:style-name="T3">Property Editors</text:span></text:p>
              </text:list-item>
            </text:list>
            <text:list text:style-name="L3">
              <text:list-item>
                <text:p text:style-name="P6"><text:span text:style-name="T3">Importing Configuration Files</text:span></text:p>
              </text:list-item>
            </text:list>
            <text:list text:style-name="L3">
              <text:list-item>
                <text:p text:style-name="P6"><text:span text:style-name="T3">Bean Naming</text:span></text:p>
              </text:list-item>
            </text:list>
            <text:list text:style-name="L3">
              <text:list-item>
                <text:p text:style-name="P6"><text:span text:style-name="T3">The </text:span><text:span text:style-name="T4">util</text:span><text:span text:style-name="T3"> Namespace</text:span></text:p>
              </text:list-item>
            </text:list>
          </draw:text-box>
        </draw:frame>
        <presentation:notes draw:style-name="dp2">
          <office:forms form:automatic-focus="false" form:apply-design-mode="false"/>
          <draw:page-thumbnail draw:layer="layout" svg:width="13.335cm" svg:height="10.001cm" svg:x="3.493cm" svg:y="2.002cm" draw:page-number="3"/>
          <draw:frame presentation:style-name="pr7" draw:text-style-name="P4" draw:layer="layout" svg:width="16.254cm" svg:height="12.001cm" svg:x="2.033cm" svg:y="12.668cm" presentation:class="notes" presentation:placeholder="true">
            <draw:text-box/>
          </draw:frame>
        </presentation:notes>
      </draw:page>
      <draw:page draw:name="Bean Definition Inheritance (1)"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Bean Definition Inheritance (1)</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Sometimes several beans need to be configured in the same way</text:p>
              </text:list-item>
            </text:list>
            <text:list text:style-name="L3">
              <text:list-item>
                <text:p text:style-name="P6">Use bean definition inheritance to define the common configuration once</text:p>
              </text:list-item>
            </text:list>
            <text:list text:style-name="L3">
              <text:list-item>
                <text:list>
                  <text:list-item>
                    <text:p text:style-name="P10">Inherit it where needed</text:p>
                  </text:list-item>
                </text:list>
              </text:list-item>
            </text:list>
          </draw:text-box>
        </draw:frame>
        <presentation:notes draw:style-name="dp2">
          <office:forms form:automatic-focus="false" form:apply-design-mode="false"/>
          <draw:page-thumbnail draw:layer="layout" svg:width="13.335cm" svg:height="10.001cm" svg:x="3.493cm" svg:y="2.002cm" draw:page-number="4"/>
          <draw:frame presentation:style-name="pr7" draw:text-style-name="P4" draw:layer="layout" svg:width="16.254cm" svg:height="12.001cm" svg:x="2.033cm" svg:y="12.668cm" presentation:class="notes" presentation:placeholder="true">
            <draw:text-box/>
          </draw:frame>
        </presentation:notes>
      </draw:page>
      <draw:page draw:name="Without Bean Definition Inheritance"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Without Bean Definition Inheritance</text:p>
          </draw:text-box>
        </draw:frame>
        <draw:custom-shape draw:style-name="gr1" draw:text-style-name="P12" draw:layer="layout" svg:width="24.554cm" svg:height="12.489cm" svg:x="0.423cm" svg:y="4.233cm">
          <text:p text:style-name="P11"><text:span text:style-name="T6">&lt;beans&gt;</text:span></text:p>
          <text:p text:style-name="P11"><text:span text:style-name="T7"><text:s text:c="4"/></text:span><text:span text:style-name="T6">&lt;bean</text:span><text:span text:style-name="T8"> </text:span><text:span text:style-name="T9">id</text:span><text:span text:style-name="T8">=</text:span><text:span text:style-name="T10">“pool-A” </text:span><text:span text:style-name="T9">class</text:span><text:span text:style-name="T8">=</text:span><text:span text:style-name="T10">“com.oracle.jdbc.pool.OracleDataSource”</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a:1521:BANK” </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ser”</text:span><text:span text:style-name="T8"> </text:span><text:span text:style-name="T9">value</text:span><text:span text:style-name="T8">=</text:span><text:span text:style-name="T10">“moneytransfer-app” </text:span><text:span text:style-name="T6">/&gt;</text:span></text:p>
          <text:p text:style-name="P11"><text:span text:style-name="T6"><text:s text:c="4"/></text:span><text:span text:style-name="T6">&lt;/bean&gt;</text:span></text:p>
          <text:p text:style-name="P11"><text:span text:style-name="T8"/></text:p>
          <text:p text:style-name="P11"><text:span text:style-name="T7"><text:s text:c="4"/></text:span><text:span text:style-name="T6">&lt;bean</text:span><text:span text:style-name="T8"> </text:span><text:span text:style-name="T9">id</text:span><text:span text:style-name="T8">=</text:span><text:span text:style-name="T10">“pool-B” </text:span><text:span text:style-name="T9">class</text:span><text:span text:style-name="T8">=</text:span><text:span text:style-name="T10">“com.oracle.jdbc.pool.OracleDataSource”</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b:1521:BANK” </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ser”</text:span><text:span text:style-name="T8"> </text:span><text:span text:style-name="T9">value</text:span><text:span text:style-name="T8">=</text:span><text:span text:style-name="T10">“moneytransfer-app” </text:span><text:span text:style-name="T6">/&gt;</text:span></text:p>
          <text:p text:style-name="P11"><text:span text:style-name="T6"><text:s text:c="4"/></text:span><text:span text:style-name="T6">&lt;/bean&gt;</text:span></text:p>
          <text:p text:style-name="P11"><text:span text:style-name="T7"><text:s text:c="3"/></text:span></text:p>
          <text:p text:style-name="P11"><text:span text:style-name="T7"><text:s text:c="4"/></text:span><text:span text:style-name="T6">&lt;bean</text:span><text:span text:style-name="T8"> </text:span><text:span text:style-name="T9">id</text:span><text:span text:style-name="T8">=</text:span><text:span text:style-name="T10">“pool-C” </text:span><text:span text:style-name="T9">class</text:span><text:span text:style-name="T8">=</text:span><text:span text:style-name="T10">“com.oracle.jdbc.pool.OracleDataSource”</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c:1521:BANK” </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ser”</text:span><text:span text:style-name="T8"> </text:span><text:span text:style-name="T9">value</text:span><text:span text:style-name="T8">=</text:span><text:span text:style-name="T10">“moneytransfer-app” </text:span><text:span text:style-name="T6">/&gt;</text:span></text:p>
          <text:p text:style-name="P11"><text:span text:style-name="T6"><text:s text:c="4"/></text:span><text:span text:style-name="T6">&lt;/bean&gt;</text:span></text:p>
          <text:p text:style-name="P11"><text:span text:style-name="T7">&lt;/beans&gt;</text:span></text:p>
          <draw:enhanced-geometry svg:viewBox="0 0 21600 21600" draw:type="rectangle" draw:enhanced-path="M 0 0 L 21600 0 21600 21600 0 21600 0 0 Z N"/>
        </draw:custom-shape>
        <draw:custom-shape draw:style-name="gr2" draw:text-style-name="P12" draw:layer="layout" svg:width="8.668cm" svg:height="0.976cm" svg:x="7.861cm" svg:y="15.452cm">
          <text:p text:style-name="P13"><text:span text:style-name="T11">Can you find the duplication?</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3.335cm" svg:height="10.001cm" svg:x="3.493cm" svg:y="2.002cm" draw:page-number="5"/>
          <draw:frame presentation:style-name="pr6" draw:text-style-name="P2" draw:layer="layout" svg:width="16.254cm" svg:height="12cm" svg:x="2.033cm" svg:y="12.668cm" presentation:class="notes" presentation:user-transformed="true">
            <draw:text-box>
              <text:p text:style-name="P8"><text:span text:style-name="T3">Mention (to reinforce) that the class may be specified in the parent, and then overriden in the child. Mention again that the parent and child classes do not have to be related, this is bean definition metadata inheritance only!</text:span></text:p>
            </draw:text-box>
          </draw:frame>
        </presentation:notes>
      </draw:page>
      <draw:page draw:name="With Bean Definition Inheritance"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With Bean Definition Inheritance</text:p>
          </draw:text-box>
        </draw:frame>
        <draw:custom-shape draw:style-name="gr1" draw:text-style-name="P12" draw:layer="layout" svg:width="24.554cm" svg:height="13.124cm" svg:x="0.423cm" svg:y="4.233cm">
          <text:p text:style-name="P11"><text:span text:style-name="T6">&lt;beans&gt;</text:span></text:p>
          <text:p text:style-name="P11"><text:span text:style-name="T7"><text:s text:c="4"/></text:span><text:span text:style-name="T6">&lt;bean</text:span><text:span text:style-name="T8"> </text:span><text:span text:style-name="T9">id</text:span><text:span text:style-name="T8">=</text:span><text:span text:style-name="T10">“abstractPool”</text:span></text:p>
          <text:p text:style-name="P11"><text:span text:style-name="T10"><text:s text:c="10"/></text:span><text:span text:style-name="T9">class</text:span><text:span text:style-name="T8">=</text:span><text:span text:style-name="T10">“com.oracle.jdbc.pool.OracleDataSource” </text:span><text:span text:style-name="T9">abstract</text:span><text:span text:style-name="T8">=</text:span><text:span text:style-name="T10">“true”</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ser”</text:span><text:span text:style-name="T8"> </text:span><text:span text:style-name="T9">value</text:span><text:span text:style-name="T8">=</text:span><text:span text:style-name="T10">“moneytransfer-app” </text:span><text:span text:style-name="T6">/&gt;</text:span></text:p>
          <text:p text:style-name="P11"><text:span text:style-name="T6"><text:s text:c="4"/></text:span><text:span text:style-name="T6">&lt;/bean&gt;</text:span></text:p>
          <text:p text:style-name="P11"><text:span text:style-name="T8"/></text:p>
          <text:p text:style-name="P11"><text:span text:style-name="T7"><text:s text:c="4"/></text:span><text:span text:style-name="T6">&lt;bean</text:span><text:span text:style-name="T8"> </text:span><text:span text:style-name="T9">id</text:span><text:span text:style-name="T8">=</text:span><text:span text:style-name="T10">“pool-A” </text:span><text:span text:style-name="T9">parent</text:span><text:span text:style-name="T8">=</text:span><text:span text:style-name="T10">“abstractPool”</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a:1521:BANK” </text:span><text:span text:style-name="T6">/&gt;</text:span></text:p>
          <text:p text:style-name="P11"><text:span text:style-name="T6"><text:s text:c="4"/></text:span><text:span text:style-name="T6">&lt;/bean&gt;</text:span></text:p>
          <text:p text:style-name="P11"><text:span text:style-name="T7"><text:s text:c="4"/></text:span><text:span text:style-name="T6">&lt;bean</text:span><text:span text:style-name="T8"> </text:span><text:span text:style-name="T9">id</text:span><text:span text:style-name="T8">=</text:span><text:span text:style-name="T10">“pool-B” </text:span><text:span text:style-name="T9">parent</text:span><text:span text:style-name="T8">=</text:span><text:span text:style-name="T10">“abstractPool”</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b:1521:BANK” </text:span><text:span text:style-name="T6">/&gt;</text:span></text:p>
          <text:p text:style-name="P11"><text:span text:style-name="T6"><text:s text:c="4"/></text:span><text:span text:style-name="T6">&lt;/bean&gt;</text:span></text:p>
          <text:p text:style-name="P11"><text:span text:style-name="T7"><text:s text:c="4"/></text:span><text:span text:style-name="T6">&lt;bean</text:span><text:span text:style-name="T8"> </text:span><text:span text:style-name="T9">id</text:span><text:span text:style-name="T8">=</text:span><text:span text:style-name="T10">“pool-C” </text:span><text:span text:style-name="T9">parent</text:span><text:span text:style-name="T8">=</text:span><text:span text:style-name="T10">“abstractPool”</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c:1521:BANK” </text:span><text:span text:style-name="T6">/&gt;</text:span></text:p>
          <text:p text:style-name="P11"><text:span text:style-name="T6"><text:s text:c="4"/></text:span><text:span text:style-name="T6">&lt;/bean&gt;</text:span></text:p>
          <text:p text:style-name="P11"><text:span text:style-name="T8"/></text:p>
          <text:p text:style-name="P11"><text:span text:style-name="T6">&lt;/beans&gt;</text:span></text:p>
          <draw:enhanced-geometry svg:viewBox="0 0 21600 21600" draw:type="rectangle" draw:enhanced-path="M 0 0 L 21600 0 21600 21600 0 21600 0 0 Z N"/>
        </draw:custom-shape>
        <draw:custom-shape draw:style-name="gr3" draw:text-style-name="P12" draw:layer="layout" svg:width="0.511cm" svg:height="1.27cm" svg:x="17.357cm" svg:y="8.467cm">
          <text:p text:style-name="P4"/>
          <draw:enhanced-geometry svg:viewBox="0 0 21600 21600" draw:type="mso-spt202" draw:enhanced-path="M 0 0 L 21600 0 21600 21600 0 21600 0 0 Z N"/>
        </draw:custom-shape>
        <draw:g draw:id="id1">
          <draw:line draw:style-name="gr4" draw:text-style-name="P14" draw:layer="layout" svg:x1="19.472cm" svg:y1="7.832cm" svg:x2="19.049cm" svg:y2="6.562cm">
            <text:p text:style-name="P4"/>
          </draw:line>
          <draw:custom-shape draw:style-name="gr2" draw:text-style-name="P12" draw:layer="layout" svg:width="6.877cm" svg:height="0.976cm" svg:x="16.535cm" svg:y="7.832cm">
            <text:p text:style-name="P13"><text:span text:style-name="T11">Will not be instantiated</text:span></text:p>
            <draw:enhanced-geometry svg:viewBox="0 0 21600 21600" draw:type="mso-spt202" draw:enhanced-path="M 0 0 L 21600 0 21600 21600 0 21600 0 0 Z N"/>
          </draw:custom-shape>
        </draw:g>
        <draw:g draw:id="id2">
          <draw:line draw:style-name="gr4" draw:text-style-name="P14" draw:layer="layout" svg:x1="11.217cm" svg:y1="16.297cm" svg:x2="10.582cm" svg:y2="14.816cm">
            <text:p text:style-name="P4"/>
          </draw:line>
          <draw:custom-shape draw:style-name="gr2" draw:text-style-name="P12" draw:layer="layout" svg:width="12.123cm" svg:height="0.976cm" svg:x="8.075cm" svg:y="16.087cm">
            <text:p text:style-name="P13"><text:span text:style-name="T11">Each pool inherits its parent configuratio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6"/>
          <draw:frame presentation:style-name="pr7" draw:text-style-name="P4" draw:layer="layout" svg:width="16.254cm" svg:height="12.001cm" svg:x="2.033cm" svg:y="12.668cm" presentation:class="notes" presentation:placeholder="true">
            <draw:text-box/>
          </draw:frame>
        </presentation:notes>
      </draw:page>
      <draw:page draw:name="Overriding Parent Bean Configuration" draw:style-name="dp1" draw:master-page-name="Default" presentation:presentation-page-layout-name="AL2T1">
        <office:forms form:automatic-focus="false" form:apply-design-mode="false"/>
        <draw:frame presentation:style-name="pr8" draw:text-style-name="P2" draw:layer="layout" svg:width="22.648cm" svg:height="3.176cm" svg:x="0.635cm" svg:y="-0.001cm" presentation:class="title" presentation:user-transformed="true">
          <draw:text-box>
            <text:p text:style-name="P5"><text:span text:style-name="T12">Overriding Parent Bean Configuration</text:span></text:p>
          </draw:text-box>
        </draw:frame>
        <draw:custom-shape draw:style-name="gr1" draw:text-style-name="P12" draw:layer="layout" svg:width="24.554cm" svg:height="13.124cm" svg:x="0.423cm" svg:y="4.233cm">
          <text:p text:style-name="P11"><text:span text:style-name="T6">&lt;beans&gt;</text:span></text:p>
          <text:p text:style-name="P11"><text:span text:style-name="T13"/></text:p>
          <text:p text:style-name="P11"><text:span text:style-name="T7"><text:s text:c="5"/></text:span><text:span text:style-name="T6">&lt;bean</text:span><text:span text:style-name="T8"> </text:span><text:span text:style-name="T9">id</text:span><text:span text:style-name="T8">=</text:span><text:span text:style-name="T10">“defaultPool” </text:span><text:span text:style-name="T9">class</text:span><text:span text:style-name="T8">=</text:span><text:span text:style-name="T10">“com.oracle.jdbc.pool.OracleDataSource”</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a:1521:BANK” </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ser”</text:span><text:span text:style-name="T8"> </text:span><text:span text:style-name="T9">value</text:span><text:span text:style-name="T8">=</text:span><text:span text:style-name="T10">“moneytransfer-app” </text:span><text:span text:style-name="T6">/&gt;</text:span></text:p>
          <text:p text:style-name="P11"><text:span text:style-name="T6"><text:s text:c="4"/></text:span><text:span text:style-name="T6">&lt;/bean&gt;</text:span></text:p>
          <text:p text:style-name="P11"><text:span text:style-name="T13"/></text:p>
          <text:p text:style-name="P11"><text:span text:style-name="T7"><text:s text:c="4"/></text:span><text:span text:style-name="T6">&lt;bean</text:span><text:span text:style-name="T8"> </text:span><text:span text:style-name="T9">id</text:span><text:span text:style-name="T8">=</text:span><text:span text:style-name="T10">“pool-B” </text:span><text:span text:style-name="T9">parent</text:span><text:span text:style-name="T8">=</text:span><text:span text:style-name="T10">“defaultPool”</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b:1521:BANK” </text:span><text:span text:style-name="T6">/&gt;</text:span></text:p>
          <text:p text:style-name="P11"><text:span text:style-name="T6"><text:s text:c="4"/></text:span><text:span text:style-name="T6">&lt;/bean&gt;</text:span></text:p>
          <text:p text:style-name="P11"><text:span text:style-name="T8"/></text:p>
          <text:p text:style-name="P11"><text:span text:style-name="T7"><text:s text:c="4"/></text:span><text:span text:style-name="T6">&lt;bean</text:span><text:span text:style-name="T8"> </text:span><text:span text:style-name="T9">id</text:span><text:span text:style-name="T8">=</text:span><text:span text:style-name="T10">“pool-C” </text:span><text:span text:style-name="T9">parent</text:span><text:span text:style-name="T8">=</text:span><text:span text:style-name="T10">“defaultPool” </text:span><text:span text:style-name="T9">class</text:span><text:span text:style-name="T8">=</text:span><text:span text:style-name="T10">“example.SomeOtherPool”</text:span><text:span text:style-name="T6">&gt;</text:span></text:p>
          <text:p text:style-name="P11"><text:span text:style-name="T6"><text:s text:c="8"/></text:span><text:span text:style-name="T6">&lt;property</text:span><text:span text:style-name="T8"> </text:span><text:span text:style-name="T9">name</text:span><text:span text:style-name="T8">=</text:span><text:span text:style-name="T10">“URL”</text:span><text:span text:style-name="T8"> </text:span><text:span text:style-name="T9">value</text:span><text:span text:style-name="T8">=</text:span><text:span text:style-name="T10">“jdbc:oracle:thin:@server-c:1521:BANK” </text:span><text:span text:style-name="T6">/&gt;</text:span></text:p>
          <text:p text:style-name="P11"><text:span text:style-name="T6"><text:s text:c="4"/></text:span><text:span text:style-name="T6">&lt;/bean&gt;</text:span></text:p>
          <text:p text:style-name="P11"><text:span text:style-name="T13"/></text:p>
          <text:p text:style-name="P11"><text:span text:style-name="T6">&lt;/beans&gt;</text:span></text:p>
          <draw:enhanced-geometry svg:viewBox="0 0 21600 21600" draw:type="rectangle" draw:enhanced-path="M 0 0 L 21600 0 21600 21600 0 21600 0 0 Z N"/>
        </draw:custom-shape>
        <draw:custom-shape draw:style-name="gr3" draw:text-style-name="P12" draw:layer="layout" svg:width="7.77cm" svg:height="1.27cm" svg:x="14.817cm" svg:y="2.328cm">
          <text:p text:style-name="P4"/>
          <draw:enhanced-geometry svg:viewBox="0 0 21600 21600" draw:type="mso-spt202" draw:enhanced-path="M 0 0 L 21600 0 21600 21600 0 21600 0 0 Z N"/>
        </draw:custom-shape>
        <draw:g draw:id="id3">
          <draw:line draw:style-name="gr4" draw:text-style-name="P14" draw:layer="layout" svg:x1="10.583cm" svg:y1="5.08cm" svg:x2="8.043cm" svg:y2="5.927cm">
            <text:p text:style-name="P4"/>
          </draw:line>
          <draw:custom-shape draw:style-name="gr2" draw:text-style-name="P12" draw:layer="layout" svg:width="11.504cm" svg:height="0.976cm" svg:x="10.605cm" svg:y="4.445cm">
            <text:p text:style-name="P13"><text:span text:style-name="T11">Not abstract; acts as a concrete default</text:span></text:p>
            <draw:enhanced-geometry svg:viewBox="0 0 21600 21600" draw:type="mso-spt202" draw:enhanced-path="M 0 0 L 21600 0 21600 21600 0 21600 0 0 Z N"/>
          </draw:custom-shape>
        </draw:g>
        <draw:g draw:id="id5">
          <draw:line draw:style-name="gr4" draw:text-style-name="P14" draw:layer="layout" svg:x1="13.759cm" svg:y1="15.451cm" svg:x2="14.605cm" svg:y2="13.122cm">
            <text:p text:style-name="P4"/>
          </draw:line>
          <draw:custom-shape draw:style-name="gr2" draw:text-style-name="P12" draw:layer="layout" svg:width="6.983cm" svg:height="0.976cm" svg:x="11.03cm" svg:y="15.24cm">
            <text:p text:style-name="P13"><text:span text:style-name="T11">Overrides class as well</text:span></text:p>
            <draw:enhanced-geometry svg:viewBox="0 0 21600 21600" draw:type="mso-spt202" draw:enhanced-path="M 0 0 L 21600 0 21600 21600 0 21600 0 0 Z N"/>
          </draw:custom-shape>
        </draw:g>
        <draw:g draw:id="id4">
          <draw:line draw:style-name="gr4" draw:text-style-name="P14" draw:layer="layout" svg:x1="15.452cm" svg:y1="9.313cm" svg:x2="12.912cm" svg:y2="10.372cm">
            <text:p text:style-name="P4"/>
          </draw:line>
          <draw:custom-shape draw:style-name="gr2" draw:text-style-name="P12" draw:layer="layout" svg:width="7.174cm" svg:height="0.976cm" svg:x="15.487cm" svg:y="8.678cm">
            <text:p text:style-name="P13"><text:span text:style-name="T11">Overrides URL property</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7"/>
          <draw:frame presentation:style-name="pr9" draw:text-style-name="P4" draw:layer="layout" svg:width="16.254cm" svg:height="12.027cm" svg:x="2.033cm" svg:y="12.668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text:span text:style-name="T3">Bean Definition Inheritance</text:span></text:p>
              </text:list-item>
            </text:list>
            <text:list text:style-name="L3">
              <text:list-item>
                <text:p text:style-name="P6"><text:span text:style-name="T5">Inner Beans</text:span></text:p>
              </text:list-item>
            </text:list>
            <text:list text:style-name="L3">
              <text:list-item>
                <text:p text:style-name="P6"><text:span text:style-name="T3">Property Editors</text:span></text:p>
              </text:list-item>
            </text:list>
            <text:list text:style-name="L3">
              <text:list-item>
                <text:p text:style-name="P6"><text:span text:style-name="T3">Importing Configuration Files</text:span></text:p>
              </text:list-item>
            </text:list>
            <text:list text:style-name="L3">
              <text:list-item>
                <text:p text:style-name="P6"><text:span text:style-name="T3">Bean Naming</text:span></text:p>
              </text:list-item>
            </text:list>
            <text:list text:style-name="L3">
              <text:list-item>
                <text:p text:style-name="P6"><text:span text:style-name="T3">The </text:span><text:span text:style-name="T4">util</text:span><text:span text:style-name="T3"> Namespace</text:span></text:p>
              </text:list-item>
            </text:list>
          </draw:text-box>
        </draw:frame>
        <presentation:notes draw:style-name="dp2">
          <office:forms form:automatic-focus="false" form:apply-design-mode="false"/>
          <draw:page-thumbnail draw:layer="layout" svg:width="13.335cm" svg:height="10.001cm" svg:x="3.493cm" svg:y="2.002cm" draw:page-number="8"/>
          <draw:frame presentation:style-name="pr7" draw:text-style-name="P4" draw:layer="layout" svg:width="16.254cm" svg:height="12.001cm" svg:x="2.033cm" svg:y="12.668cm" presentation:class="notes" presentation:placeholder="true">
            <draw:text-box/>
          </draw:frame>
        </presentation:notes>
      </draw:page>
      <draw:page draw:name="Inner Beans"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Inner Beans</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Sometimes a bean naturally scopes the definition of another bean</text:p>
              </text:list-item>
            </text:list>
            <text:list text:style-name="L3">
              <text:list-item>
                <text:list>
                  <text:list-item>
                    <text:p text:style-name="P10">The “scoped” bean is not useful to anyone else</text:p>
                  </text:list-item>
                </text:list>
              </text:list-item>
            </text:list>
            <text:list text:style-name="L3">
              <text:list-item>
                <text:p text:style-name="P6">Make the scoped bean an inner bean</text:p>
              </text:list-item>
            </text:list>
            <text:list text:style-name="L3">
              <text:list-item>
                <text:list>
                  <text:list-item>
                    <text:p text:style-name="P10">More manageable</text:p>
                  </text:list-item>
                </text:list>
              </text:list-item>
            </text:list>
            <text:list text:style-name="L3">
              <text:list-item>
                <text:list>
                  <text:list-item>
                    <text:p text:style-name="P10">Avoids polluting the bean namespace</text:p>
                  </text:list-item>
                </text:list>
              </text:list-item>
            </text:list>
          </draw:text-box>
        </draw:frame>
        <presentation:notes draw:style-name="dp2">
          <office:forms form:automatic-focus="false" form:apply-design-mode="false"/>
          <draw:page-thumbnail draw:layer="layout" svg:width="13.335cm" svg:height="10.001cm" svg:x="3.493cm" svg:y="2.002cm" draw:page-number="9"/>
          <draw:frame presentation:style-name="pr7" draw:text-style-name="P4" draw:layer="layout" svg:width="16.254cm" svg:height="12.001cm" svg:x="2.033cm" svg:y="12.668cm" presentation:class="notes" presentation:placeholder="true">
            <draw:text-box/>
          </draw:frame>
        </presentation:notes>
      </draw:page>
      <draw:page draw:name="Without an Inner Bean"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Without an Inner Bean</text:p>
          </draw:text-box>
        </draw:frame>
        <draw:custom-shape draw:style-name="gr1" draw:text-style-name="P12" draw:layer="layout" svg:width="23.707cm" svg:height="12.7cm" svg:x="1.058cm" svg:y="4.233cm">
          <text:p text:style-name="P15"><text:span text:style-name="T14">&lt;beans&gt;</text:span></text:p>
          <text:p text:style-name="P15"><text:span text:style-name="T15"/></text:p>
          <text:p text:style-name="P15"><text:span text:style-name="T14"><text:s text:c="4"/></text:span><text:span text:style-name="T14">&lt;bean</text:span><text:span text:style-name="T15"> </text:span><text:span text:style-name="T16">id</text:span><text:span text:style-name="T15">=</text:span><text:span text:style-name="T17">“restaurantRepository” </text:span></text:p>
          <text:p text:style-name="P15"><text:span text:style-name="T15"><text:s text:c="10"/></text:span><text:span text:style-name="T16">class</text:span><text:span text:style-name="T15">=</text:span><text:span text:style-name="T17">“rewards.internal.restaurant.JdbcRestaurantRepository”</text:span><text:span text:style-name="T14">&gt;</text:span></text:p>
          <text:p text:style-name="P15"><text:span text:style-name="T14"><text:s text:c="8"/></text:span><text:span text:style-name="T14">&lt;property</text:span><text:span text:style-name="T15"> </text:span><text:span text:style-name="T16">name</text:span><text:span text:style-name="T15">=</text:span><text:span text:style-name="T17">“dataSource”</text:span><text:span text:style-name="T18"> </text:span><text:span text:style-name="T16">ref</text:span><text:span text:style-name="T15">=</text:span><text:span text:style-name="T17">“dataSource” </text:span><text:span text:style-name="T14">/&gt;</text:span></text:p>
          <text:p text:style-name="P15"><text:span text:style-name="T14"><text:s text:c="8"/></text:span><text:span text:style-name="T14">&lt;property</text:span><text:span text:style-name="T15"> </text:span><text:span text:style-name="T16">name</text:span><text:span text:style-name="T15">=</text:span><text:span text:style-name="T17">“benefitAvailabilityPolicyFactory”</text:span><text:span text:style-name="T15"> </text:span><text:span text:style-name="T16">ref</text:span><text:span text:style-name="T15">=</text:span><text:span text:style-name="T17">“factory” </text:span><text:span text:style-name="T14">/&gt;</text:span></text:p>
          <text:p text:style-name="P15"><text:span text:style-name="T14"><text:s text:c="4"/></text:span><text:span text:style-name="T14">&lt;/bean&gt;</text:span></text:p>
          <text:p text:style-name="P15"><text:span text:style-name="T15"/></text:p>
          <text:p text:style-name="P15"><text:span text:style-name="T14"><text:s text:c="4"/></text:span><text:span text:style-name="T14">&lt;bean</text:span><text:span text:style-name="T16"> id</text:span><text:span text:style-name="T15">=</text:span><text:span text:style-name="T17">“factory”</text:span><text:span text:style-name="T19"> </text:span></text:p>
          <text:p text:style-name="P15"><text:span text:style-name="T19"><text:s text:c="10"/></text:span><text:span text:style-name="T16">class</text:span><text:span text:style-name="T15">=</text:span><text:span text:style-name="T17">“rewards.internal.restaurant.availability.</text:span></text:p>
          <text:p text:style-name="P15"><text:span text:style-name="T17"><text:s text:c="22"/></text:span><text:span text:style-name="T17">DefaultBenefitAvailabilityPolicyFactory”</text:span><text:span text:style-name="T14">&gt;</text:span></text:p>
          <text:p text:style-name="P15"><text:span text:style-name="T14"><text:s text:c="8"/></text:span><text:span text:style-name="T14">&lt;constructor-arg</text:span><text:span text:style-name="T19"> </text:span><text:span text:style-name="T16">ref</text:span><text:span text:style-name="T15">=</text:span><text:span text:style-name="T17">“rewardHistoryService” </text:span><text:span text:style-name="T14">/&gt;</text:span></text:p>
          <text:p text:style-name="P15"><text:span text:style-name="T14"><text:s text:c="4"/></text:span><text:span text:style-name="T14">&lt;/bean&gt;</text:span></text:p>
          <text:p text:style-name="P15"><text:span text:style-name="T14"><text:s text:c="4"/>…</text:span></text:p>
          <text:p text:style-name="P15"><text:span text:style-name="T14">&lt;/beans&gt;</text:span></text:p>
          <draw:enhanced-geometry svg:viewBox="0 0 21600 21600" draw:type="rectangle" draw:enhanced-path="M 0 0 L 21600 0 21600 21600 0 21600 0 0 Z N"/>
        </draw:custom-shape>
        <draw:g draw:id="id6">
          <draw:custom-shape draw:style-name="gr5" draw:text-style-name="P12" draw:layer="layout" svg:width="12.065cm" svg:height="1.691cm" svg:x="12.28cm" svg:y="9.53cm">
            <text:p text:style-name="P13"><text:span text:style-name="T11">Currently reference-able by other beans</text:span></text:p>
            <text:p text:style-name="P13"><text:span text:style-name="T11">(even if it should not be)</text:span></text:p>
            <draw:enhanced-geometry svg:viewBox="0 0 21600 21600" draw:type="mso-spt202" draw:enhanced-path="M 0 0 L 21600 0 21600 21600 0 21600 0 0 Z N"/>
          </draw:custom-shape>
          <draw:line draw:style-name="gr4" draw:text-style-name="P14" draw:layer="layout" svg:x1="12.279cm" svg:y1="10.376cm" svg:x2="7.834cm" svg:y2="11.223cm">
            <text:p text:style-name="P4"/>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10"/>
          <draw:frame presentation:style-name="pr7" draw:text-style-name="P4" draw:layer="layout" svg:width="16.254cm" svg:height="12.001cm" svg:x="2.033cm" svg:y="12.668cm" presentation:class="notes" presentation:placeholder="true">
            <draw:text-box/>
          </draw:frame>
        </presentation:notes>
      </draw:page>
      <draw:page draw:name="With an Inner Bean"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With an Inner Bean</text:p>
          </draw:text-box>
        </draw:frame>
        <draw:custom-shape draw:style-name="gr1" draw:text-style-name="P12" draw:layer="layout" svg:width="23.707cm" svg:height="12.7cm" svg:x="1.058cm" svg:y="4.233cm">
          <text:p text:id="id7" text:style-name="P15"><text:span text:style-name="T14">&lt;beans&gt;</text:span></text:p>
          <text:p text:style-name="P15"><text:span text:style-name="T15"/></text:p>
          <text:p text:id="id8" text:style-name="P15"><text:span text:style-name="T14"><text:s text:c="4"/></text:span><text:span text:style-name="T14">&lt;bean</text:span><text:span text:style-name="T15"> </text:span><text:span text:style-name="T16">id</text:span><text:span text:style-name="T15">=</text:span><text:span text:style-name="T17">“restaurantRepository” </text:span></text:p>
          <text:p text:id="id9" text:style-name="P15"><text:span text:style-name="T15"><text:s text:c="10"/></text:span><text:span text:style-name="T16">class</text:span><text:span text:style-name="T15">=</text:span><text:span text:style-name="T17">“rewards.internal.restaurant.JdbcRestaurantRepository”</text:span><text:span text:style-name="T14">&gt;</text:span></text:p>
          <text:p text:id="id10" text:style-name="P15"><text:span text:style-name="T14"><text:s text:c="8"/></text:span><text:span text:style-name="T14">&lt;property</text:span><text:span text:style-name="T15"> </text:span><text:span text:style-name="T16">name</text:span><text:span text:style-name="T15">=</text:span><text:span text:style-name="T17">“dataSource”</text:span><text:span text:style-name="T18"> </text:span><text:span text:style-name="T16">ref</text:span><text:span text:style-name="T15">=</text:span><text:span text:style-name="T17">“dataSource” </text:span><text:span text:style-name="T14">/&gt;</text:span></text:p>
          <text:p text:id="id11" text:style-name="P15"><text:span text:style-name="T14"><text:s text:c="8"/></text:span><text:span text:style-name="T14">&lt;property</text:span><text:span text:style-name="T15"> </text:span><text:span text:style-name="T16">name</text:span><text:span text:style-name="T15">=</text:span><text:span text:style-name="T17">“benefitAvailabilityPolicyFactory”</text:span><text:span text:style-name="T14">&gt;</text:span></text:p>
          <text:p text:id="id12" text:style-name="P15"><text:span text:style-name="T14"><text:s text:c="12"/></text:span><text:span text:style-name="T14">&lt;bean</text:span><text:span text:style-name="T19"> </text:span><text:span text:style-name="T16">class</text:span><text:span text:style-name="T15">=</text:span><text:span text:style-name="T17">“rewards.internal.restaurant.availability.</text:span></text:p>
          <text:p text:id="id13" text:style-name="P15"><text:span text:style-name="T17"><text:s text:c="34"/></text:span><text:span text:style-name="T17">DefaultBenefitAvailabilityPolicyFactory”</text:span><text:span text:style-name="T14">&gt;</text:span></text:p>
          <text:p text:id="id14" text:style-name="P15"><text:span text:style-name="T14"><text:s text:c="16"/></text:span><text:span text:style-name="T14">&lt;constructor-arg</text:span><text:span text:style-name="T19"> </text:span><text:span text:style-name="T16">ref</text:span><text:span text:style-name="T15">=</text:span><text:span text:style-name="T17">“rewardHistoryService” </text:span><text:span text:style-name="T14">/&gt;</text:span></text:p>
          <text:p text:id="id15" text:style-name="P15"><text:span text:style-name="T14"><text:s text:c="12"/></text:span><text:span text:style-name="T14">&lt;/bean&gt;</text:span></text:p>
          <text:p text:id="id16" text:style-name="P15"><text:span text:style-name="T14"><text:s text:c="8"/></text:span><text:span text:style-name="T14">&lt;/property&gt;</text:span></text:p>
          <text:p text:id="id17" text:style-name="P15"><text:span text:style-name="T14"><text:s text:c="4"/></text:span><text:span text:style-name="T14">&lt;/bean&gt;</text:span></text:p>
          <text:p text:id="id18" text:style-name="P15"><text:span text:style-name="T14"><text:s text:c="4"/>…</text:span></text:p>
          <text:p text:id="id19" text:style-name="P15"><text:span text:style-name="T14">&lt;/beans&gt;</text:span></text:p>
          <draw:enhanced-geometry svg:viewBox="0 0 21600 21600" draw:type="rectangle" draw:enhanced-path="M 0 0 L 21600 0 21600 21600 0 21600 0 0 Z N"/>
        </draw:custom-shape>
        <draw:g draw:id="id20">
          <draw:line draw:style-name="gr6" draw:text-style-name="P14" draw:layer="layout" svg:x1="9.948cm" svg:y1="13.757cm" svg:x2="9.102cm" svg:y2="11.852cm">
            <text:p text:style-name="P4"/>
          </draw:line>
          <draw:custom-shape draw:style-name="gr2" draw:text-style-name="P12" draw:layer="layout" svg:width="16.542cm" svg:height="1.845cm" svg:x="6.982cm" svg:y="13.758cm">
            <text:p text:style-name="P13"><text:span text:style-name="T20">Inner bean has no id (it is anonymous)</text:span></text:p>
            <text:p text:style-name="P13"><text:span text:style-name="T20">Now it is impossible to reference outside this scope</text:span></text:p>
            <draw:enhanced-geometry svg:viewBox="0 0 21600 21600" draw:type="mso-spt202" draw:enhanced-path="M 0 0 L 21600 0 21600 21600 0 21600 0 0 Z N"/>
          </draw:custom-shape>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7"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8" anim:sub-item="text" smil:attributeName="visibility" smil:to="visible"/>
                </anim:par>
              </anim:par>
              <anim:par smil:begin="0.002s">
                <anim:par smil:begin="0s" smil:fill="hold" presentation:node-type="after-previous" presentation:preset-class="entrance" presentation:preset-id="ooo-entrance-appear">
                  <anim:set smil:begin="0s" smil:dur="0.001s" smil:fill="hold" smil:targetElement="id9" anim:sub-item="text" smil:attributeName="visibility" smil:to="visible"/>
                </anim:par>
              </anim:par>
              <anim:par smil:begin="0.003s">
                <anim:par smil:begin="0s" smil:fill="hold" presentation:node-type="after-previous" presentation:preset-class="entrance" presentation:preset-id="ooo-entrance-appear">
                  <anim:set smil:begin="0s" smil:dur="0.001s" smil:fill="hold" smil:targetElement="id10" anim:sub-item="text" smil:attributeName="visibility" smil:to="visible"/>
                </anim:par>
              </anim:par>
              <anim:par smil:begin="0.004s">
                <anim:par smil:begin="0s" smil:fill="hold" presentation:node-type="after-previous" presentation:preset-class="entrance" presentation:preset-id="ooo-entrance-appear">
                  <anim:set smil:begin="0s" smil:dur="0.001s" smil:fill="hold" smil:targetElement="id11" anim:sub-item="text" smil:attributeName="visibility" smil:to="visible"/>
                </anim:par>
              </anim:par>
              <anim:par smil:begin="0.005s">
                <anim:par smil:begin="0s" smil:fill="hold" presentation:node-type="after-previous" presentation:preset-class="entrance" presentation:preset-id="ooo-entrance-appear">
                  <anim:set smil:begin="0s" smil:dur="0.001s" smil:fill="hold" smil:targetElement="id12" anim:sub-item="text" smil:attributeName="visibility" smil:to="visible"/>
                </anim:par>
              </anim:par>
              <anim:par smil:begin="0.006s">
                <anim:par smil:begin="0s" smil:fill="hold" presentation:node-type="after-previous" presentation:preset-class="entrance" presentation:preset-id="ooo-entrance-appear">
                  <anim:set smil:begin="0s" smil:dur="0.001s" smil:fill="hold" smil:targetElement="id13" anim:sub-item="text" smil:attributeName="visibility" smil:to="visible"/>
                </anim:par>
              </anim:par>
              <anim:par smil:begin="0.007s">
                <anim:par smil:begin="0s" smil:fill="hold" presentation:node-type="after-previous" presentation:preset-class="entrance" presentation:preset-id="ooo-entrance-appear">
                  <anim:set smil:begin="0s" smil:dur="0.001s" smil:fill="hold" smil:targetElement="id14" anim:sub-item="text" smil:attributeName="visibility" smil:to="visible"/>
                </anim:par>
              </anim:par>
              <anim:par smil:begin="0.008s">
                <anim:par smil:begin="0s" smil:fill="hold" presentation:node-type="after-previous" presentation:preset-class="entrance" presentation:preset-id="ooo-entrance-appear">
                  <anim:set smil:begin="0s" smil:dur="0.001s" smil:fill="hold" smil:targetElement="id15" anim:sub-item="text" smil:attributeName="visibility" smil:to="visible"/>
                </anim:par>
              </anim:par>
              <anim:par smil:begin="0.009s">
                <anim:par smil:begin="0s" smil:fill="hold" presentation:node-type="after-previous" presentation:preset-class="entrance" presentation:preset-id="ooo-entrance-appear">
                  <anim:set smil:begin="0s" smil:dur="0.001s" smil:fill="hold" smil:targetElement="id16" anim:sub-item="text" smil:attributeName="visibility" smil:to="visible"/>
                </anim:par>
              </anim:par>
              <anim:par smil:begin="0.01s">
                <anim:par smil:begin="0s" smil:fill="hold" presentation:node-type="after-previous" presentation:preset-class="entrance" presentation:preset-id="ooo-entrance-appear">
                  <anim:set smil:begin="0s" smil:dur="0.001s" smil:fill="hold" smil:targetElement="id17" anim:sub-item="text" smil:attributeName="visibility" smil:to="visible"/>
                </anim:par>
              </anim:par>
              <anim:par smil:begin="0.011s">
                <anim:par smil:begin="0s" smil:fill="hold" presentation:node-type="after-previous" presentation:preset-class="entrance" presentation:preset-id="ooo-entrance-appear">
                  <anim:set smil:begin="0s" smil:dur="0.001s" smil:fill="hold" smil:targetElement="id18" anim:sub-item="text" smil:attributeName="visibility" smil:to="visible"/>
                </anim:par>
              </anim:par>
              <anim:par smil:begin="0.012s">
                <anim:par smil:begin="0s" smil:fill="hold" presentation:node-type="after-previous"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group-id="0" presentation:preset-class="emphasis" presentation:preset-id="ooo-emphasis-font-color" presentation:preset-sub-type="2">
                  <anim:animateColor smil:dur="0.5s" smil:fill="hold" smil:targetElement="id7"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8"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9"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10"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11"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16"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17"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18"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19" anim:sub-item="text" smil:attributeName="color" smil:to="#cccccc" anim:color-interpolation="rgb" anim:color-interpolation-direction="clockwise"/>
                </anim:par>
              </anim:par>
            </anim:par>
          </anim:seq>
        </anim:par>
        <presentation:notes draw:style-name="dp2">
          <office:forms form:automatic-focus="false" form:apply-design-mode="false"/>
          <draw:page-thumbnail draw:layer="layout" svg:width="13.335cm" svg:height="10.001cm" svg:x="3.493cm" svg:y="2.002cm" draw:page-number="11"/>
          <draw:frame presentation:style-name="pr7" draw:text-style-name="P4" draw:layer="layout" svg:width="16.254cm" svg:height="12.001cm" svg:x="2.033cm" svg:y="12.668cm" presentation:class="notes" presentation:placeholder="true">
            <draw:text-box/>
          </draw:frame>
        </presentation:notes>
      </draw:page>
      <draw:page draw:name="Multiple Levels of Nesting" draw:style-name="dp1" draw:master-page-name="Default" presentation:presentation-page-layout-name="AL2T1">
        <office:forms form:automatic-focus="false" form:apply-design-mode="false"/>
        <draw:custom-shape draw:style-name="gr1" draw:text-style-name="P12" draw:layer="layout" svg:width="23.707cm" svg:height="13.547cm" svg:x="1.058cm" svg:y="3.81cm">
          <text:p text:id="id21" text:style-name="P15"><text:span text:style-name="T14">&lt;beans&gt; <text:s text:c="3"/></text:span></text:p>
          <text:p text:id="id22" text:style-name="P15"><text:span text:style-name="T14"><text:s text:c="4"/></text:span><text:span text:style-name="T14">&lt;bean</text:span><text:span text:style-name="T15"> </text:span><text:span text:style-name="T16">id</text:span><text:span text:style-name="T15">=</text:span><text:span text:style-name="T17">“restaurantRepository” </text:span></text:p>
          <text:p text:id="id23" text:style-name="P15"><text:span text:style-name="T15"><text:s text:c="10"/></text:span><text:span text:style-name="T16">class</text:span><text:span text:style-name="T15">=</text:span><text:span text:style-name="T17">“rewards.internal.restaurant.JdbcRestaurantRepository”</text:span><text:span text:style-name="T14">&gt;</text:span></text:p>
          <text:p text:id="id24" text:style-name="P15"><text:span text:style-name="T14"><text:s text:c="8"/></text:span><text:span text:style-name="T14">&lt;property</text:span><text:span text:style-name="T15"> </text:span><text:span text:style-name="T16">name</text:span><text:span text:style-name="T15">=</text:span><text:span text:style-name="T17">“dataSource”</text:span><text:span text:style-name="T18"> </text:span><text:span text:style-name="T16">ref</text:span><text:span text:style-name="T15">=</text:span><text:span text:style-name="T17">“dataSource” </text:span><text:span text:style-name="T14">/&gt;</text:span></text:p>
          <text:p text:id="id25" text:style-name="P15"><text:span text:style-name="T14"><text:s text:c="8"/></text:span><text:span text:style-name="T14">&lt;property</text:span><text:span text:style-name="T15"> </text:span><text:span text:style-name="T16">name</text:span><text:span text:style-name="T15">=</text:span><text:span text:style-name="T17">“benefitAvailabilityPolicyFactory”</text:span><text:span text:style-name="T14">&gt;</text:span></text:p>
          <text:p text:id="id26" text:style-name="P15"><text:span text:style-name="T14"><text:s text:c="12"/></text:span><text:span text:style-name="T14">&lt;bean</text:span><text:span text:style-name="T19"> </text:span><text:span text:style-name="T16">class</text:span><text:span text:style-name="T15">=</text:span><text:span text:style-name="T17">“rewards.internal.restaurant.availability.</text:span></text:p>
          <text:p text:id="id27" text:style-name="P15"><text:span text:style-name="T17"><text:s text:c="34"/></text:span><text:span text:style-name="T17">DefaultBenefitAvailabilityPolicyFactory”</text:span><text:span text:style-name="T14">&gt;</text:span></text:p>
          <text:p text:id="id28" text:style-name="P15"><text:span text:style-name="T14"><text:s text:c="16"/></text:span><text:span text:style-name="T14">&lt;constructor-arg&gt;</text:span></text:p>
          <text:p text:id="id29" text:style-name="P16"><text:span text:style-name="T14"><text:tab/></text:span><text:span text:style-name="T14"><text:tab/></text:span><text:span text:style-name="T14"> <text:s text:c="6"/></text:span><text:span text:style-name="T14">&lt;bean</text:span><text:span text:style-name="T19"> </text:span><text:span text:style-name="T16">class</text:span><text:span text:style-name="T15">=</text:span><text:span text:style-name="T17">“rewards.internal.rewards.JdbcRewardHistory”</text:span><text:span text:style-name="T14">&gt;</text:span></text:p>
          <text:p text:id="id30" text:style-name="P16"><text:span text:style-name="T14"><text:tab/></text:span><text:span text:style-name="T14"><text:tab/></text:span><text:span text:style-name="T14"> <text:s text:c="10"/></text:span><text:span text:style-name="T14">&lt;property</text:span><text:span text:style-name="T15"> </text:span><text:span text:style-name="T16">name</text:span><text:span text:style-name="T15">=</text:span><text:span text:style-name="T17">“dataSource”</text:span><text:span text:style-name="T18"> </text:span><text:span text:style-name="T16">ref</text:span><text:span text:style-name="T15">=</text:span><text:span text:style-name="T17">“dataSource” </text:span><text:span text:style-name="T14">/&gt;</text:span></text:p>
          <text:p text:id="id31" text:style-name="P16"><text:span text:style-name="T14"><text:tab/></text:span><text:span text:style-name="T14"><text:tab/></text:span><text:span text:style-name="T14"> <text:s text:c="6"/></text:span><text:span text:style-name="T14">&lt;/bean&gt;</text:span><text:span text:style-name="T14"><text:tab/></text:span></text:p>
          <text:p text:id="id32" text:style-name="P16"><text:span text:style-name="T14"><text:tab/></text:span><text:span text:style-name="T14"><text:tab/></text:span><text:span text:style-name="T14"> <text:s text:c="2"/></text:span><text:span text:style-name="T14">&lt;/constructor-arg&gt;</text:span></text:p>
          <text:p text:id="id33" text:style-name="P15"><text:span text:style-name="T14"><text:s text:c="12"/></text:span><text:span text:style-name="T14">&lt;/bean&gt;</text:span></text:p>
          <text:p text:id="id34" text:style-name="P15"><text:span text:style-name="T14"><text:s text:c="8"/></text:span><text:span text:style-name="T14">&lt;/property&gt;</text:span></text:p>
          <text:p text:id="id35" text:style-name="P15"><text:span text:style-name="T14"><text:s text:c="4"/></text:span><text:span text:style-name="T14">&lt;/bean&gt;</text:span></text:p>
          <text:p text:id="id36" text:style-name="P15"><text:span text:style-name="T14">&lt;/beans&gt;</text:span></text:p>
          <draw:enhanced-geometry svg:viewBox="0 0 21600 21600" draw:type="rectangle" draw:enhanced-path="M 0 0 L 21600 0 21600 21600 0 21600 0 0 Z N"/>
        </draw:custom-shape>
        <draw:frame presentation:style-name="pr4" draw:text-style-name="P2" draw:layer="layout" svg:width="17.476cm" svg:height="2.753cm" svg:x="0.957cm" svg:y="0.225cm" presentation:class="title" presentation:user-transformed="true">
          <draw:text-box>
            <text:p text:style-name="P5">Multiple Levels of Nesting</text:p>
          </draw:text-box>
        </draw:frame>
        <draw:g draw:id="id37">
          <draw:line draw:style-name="gr6" draw:text-style-name="P14" draw:layer="layout" svg:x1="13.757cm" svg:y1="13.758cm" svg:x2="13.122cm" svg:y2="12.488cm">
            <text:p text:style-name="P4"/>
          </draw:line>
          <draw:custom-shape draw:style-name="gr2" draw:text-style-name="P12" draw:layer="layout" svg:width="11.428cm" svg:height="1.053cm" svg:x="10.802cm" svg:y="13.758cm">
            <text:p text:style-name="P13"><text:span text:style-name="T20">Can have multiple levels of nesting</text:span></text:p>
            <draw:enhanced-geometry svg:viewBox="0 0 21600 21600" draw:type="mso-spt202" draw:enhanced-path="M 0 0 L 21600 0 21600 21600 0 21600 0 0 Z N"/>
          </draw:custom-shape>
        </draw:g>
        <anim:par presentation:node-type="timing-root">
          <anim:seq presentation:node-type="main-sequence">
            <anim:par smil:begin="0s">
              <anim:par smil:begin="0s">
                <anim:par smil:begin="0s" smil:fill="hold" presentation:node-type="after-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smil:begin="0s" smil:fill="hold" presentation:node-type="with-previous"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mphasis" presentation:preset-id="ooo-emphasis-font-color" presentation:preset-sub-type="2">
                  <anim:animateColor smil:dur="0.5s" smil:fill="hold" smil:targetElement="id21"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22"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23"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24"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25"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34"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35" anim:sub-item="text" smil:attributeName="color" smil:to="#cccccc" anim:color-interpolation="rgb" anim:color-interpolation-direction="clockwise"/>
                </anim:par>
                <anim:par smil:begin="0s" smil:fill="hold" presentation:node-type="with-previous" presentation:group-id="0" presentation:preset-class="emphasis" presentation:preset-id="ooo-emphasis-font-color" presentation:preset-sub-type="2">
                  <anim:animateColor smil:dur="0.5s" smil:fill="hold" smil:targetElement="id36" anim:sub-item="text" smil:attributeName="color" smil:to="#cccccc" anim:color-interpolation="rgb" anim:color-interpolation-direction="clockwise"/>
                </anim:par>
              </anim:par>
            </anim:par>
          </anim:seq>
        </anim:par>
        <presentation:notes draw:style-name="dp2">
          <office:forms form:automatic-focus="false" form:apply-design-mode="false"/>
          <draw:page-thumbnail draw:layer="layout" svg:width="13.335cm" svg:height="10.001cm" svg:x="3.493cm" svg:y="2.002cm" draw:page-number="12"/>
          <draw:frame presentation:style-name="pr7" draw:text-style-name="P4" draw:layer="layout" svg:width="16.254cm" svg:height="12.001cm" svg:x="2.033cm" svg:y="12.668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text:span text:style-name="T3">Bean Definition Inheritance</text:span></text:p>
              </text:list-item>
            </text:list>
            <text:list text:style-name="L3">
              <text:list-item>
                <text:p text:style-name="P6"><text:span text:style-name="T3">Inner Beans</text:span></text:p>
              </text:list-item>
            </text:list>
            <text:list text:style-name="L3">
              <text:list-item>
                <text:p text:style-name="P6"><text:span text:style-name="T5">Property Editors</text:span></text:p>
              </text:list-item>
            </text:list>
            <text:list text:style-name="L3">
              <text:list-item>
                <text:p text:style-name="P6"><text:span text:style-name="T3">Importing Configuration Files</text:span></text:p>
              </text:list-item>
            </text:list>
            <text:list text:style-name="L3">
              <text:list-item>
                <text:p text:style-name="P6"><text:span text:style-name="T3">Bean Naming</text:span></text:p>
              </text:list-item>
            </text:list>
            <text:list text:style-name="L3">
              <text:list-item>
                <text:p text:style-name="P6"><text:span text:style-name="T3">The </text:span><text:span text:style-name="T4">util</text:span><text:span text:style-name="T3"> Namespace</text:span></text:p>
              </text:list-item>
            </text:list>
          </draw:text-box>
        </draw:frame>
        <presentation:notes draw:style-name="dp2">
          <office:forms form:automatic-focus="false" form:apply-design-mode="false"/>
          <draw:page-thumbnail draw:layer="layout" svg:width="13.335cm" svg:height="10.001cm" svg:x="3.493cm" svg:y="2.002cm" draw:page-number="13"/>
          <draw:frame presentation:style-name="pr10" draw:text-style-name="P2" draw:layer="layout" svg:width="16.254cm" svg:height="12cm" svg:x="2.033cm" svg:y="12.668cm" presentation:class="notes" presentation:placeholder="true" presentation:user-transformed="true">
            <draw:text-box/>
          </draw:frame>
        </presentation:notes>
      </draw:page>
      <draw:page draw:name="Introducing PropertyEditors (1)"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text:span text:style-name="T3">Introducing PropertyEditors (1)</text:span></text:p>
          </draw:text-box>
        </draw:frame>
        <draw:frame presentation:style-name="pr5" draw:text-style-name="P7" draw:layer="layout" svg:width="21.855cm" svg:height="11.219cm" svg:x="1.745cm" svg:y="4.657cm" presentation:class="outline" presentation:user-transformed="true">
          <draw:text-box>
            <text:list text:style-name="L3">
              <text:list-item>
                <text:p text:id="id38" text:style-name="P17"><text:span text:style-name="T21">In XML all literal values are text strings</text:span></text:p>
              </text:list-item>
            </text:list>
            <text:list text:style-name="L3">
              <text:list-item>
                <text:p text:style-name="P18"><text:span text:style-name="T21"/></text:p>
              </text:list-item>
            </text:list>
            <text:list text:style-name="L3">
              <text:list-item>
                <text:p text:style-name="P18"><text:span text:style-name="T21"/></text:p>
              </text:list-item>
            </text:list>
            <text:list text:style-name="L3">
              <text:list-item>
                <text:p text:style-name="P18"><text:span text:style-name="T21"/></text:p>
              </text:list-item>
            </text:list>
            <text:list text:style-name="L3">
              <text:list-item>
                <text:p text:style-name="P18"><text:span text:style-name="T21"/></text:p>
              </text:list-item>
            </text:list>
            <text:list text:style-name="L3">
              <text:list-item>
                <text:p text:id="id41" text:style-name="P17"><text:span text:style-name="T21">In your code there are often rich object types</text:span></text:p>
              </text:list-item>
            </text:list>
          </draw:text-box>
        </draw:frame>
        <draw:custom-shape draw:style-name="gr7" draw:text-style-name="P12" draw:id="id39" draw:layer="layout" svg:width="20.532cm" svg:height="2.637cm" svg:x="2.963cm" svg:y="6.469cm">
          <text:p text:style-name="P13"><text:span text:style-name="T22">&lt;bean</text:span><text:span text:style-name="T23"> </text:span><text:span text:style-name="T24">id</text:span><text:span text:style-name="T23">=</text:span><text:span text:style-name="T25">“phoneValidator”</text:span><text:span text:style-name="T23"> </text:span><text:span text:style-name="T24">class</text:span><text:span text:style-name="T23">=</text:span><text:span text:style-name="T25">“sample.PhoneValidator”</text:span><text:span text:style-name="T22">&gt;</text:span></text:p>
          <text:p text:style-name="P13"><text:span text:style-name="T22"><text:s text:c="4"/></text:span><text:span text:style-name="T22">&lt;property</text:span><text:span text:style-name="T23"> </text:span><text:span text:style-name="T24">name</text:span><text:span text:style-name="T23">=</text:span><text:span text:style-name="T25">“pattern” </text:span><text:span text:style-name="T24">value</text:span><text:span text:style-name="T23">=</text:span><text:span text:style-name="T25">“[0-9]{3}-[0-9]{3}-[0-9]{4}”</text:span><text:span text:style-name="T23"> </text:span><text:span text:style-name="T22">/&gt;</text:span></text:p>
          <text:p text:style-name="P13"><text:span text:style-name="T22">&lt;/bean&gt;</text:span></text:p>
          <draw:enhanced-geometry svg:viewBox="0 0 21600 21600" draw:type="mso-spt202" draw:enhanced-path="M 0 0 L 21600 0 21600 21600 0 21600 0 0 Z N"/>
        </draw:custom-shape>
        <draw:custom-shape draw:style-name="gr8" draw:text-style-name="P12" draw:id="id42" draw:layer="layout" svg:width="20.32cm" svg:height="5.013cm" svg:x="2.963cm" svg:y="11.642cm">
          <text:p text:style-name="P13"><text:span text:style-name="T24">public class</text:span><text:span text:style-name="T23"> PhoneValidator {</text:span></text:p>
          <text:p text:style-name="P13"><text:span text:style-name="T24"><text:s text:c="3"/></text:span><text:span text:style-name="T24">private</text:span><text:span text:style-name="T23"> Pattern </text:span><text:span text:style-name="T25">pattern</text:span><text:span text:style-name="T23">;</text:span></text:p>
          <text:p text:style-name="P13"><text:span text:style-name="T23"/></text:p>
          <text:p text:style-name="P13"><text:span text:style-name="T24"><text:s text:c="3"/></text:span><text:span text:style-name="T24">public void</text:span><text:span text:style-name="T23"> setPattern(Pattern pattern) {</text:span></text:p>
          <text:p text:style-name="P13"><text:span text:style-name="T24"><text:s text:c="6"/></text:span><text:span text:style-name="T24">this</text:span><text:span text:style-name="T23">.</text:span><text:span text:style-name="T25">pattern</text:span><text:span text:style-name="T23"> = pattern;</text:span></text:p>
          <text:p text:style-name="P13"><text:span text:style-name="T23"><text:s text:c="3"/></text:span><text:span text:style-name="T23">} …</text:span></text:p>
          <draw:enhanced-geometry svg:viewBox="0 0 21600 21600" draw:type="mso-spt202" draw:enhanced-path="M 0 0 L 21600 0 21600 21600 0 21600 0 0 Z N"/>
        </draw:custom-shape>
        <draw:g draw:id="id43">
          <draw:line draw:style-name="gr6" draw:text-style-name="P14" draw:layer="layout" svg:x1="13.757cm" svg:y1="15.662cm" svg:x2="12.064cm" svg:y2="15.239cm">
            <text:p text:style-name="P4"/>
          </draw:line>
          <draw:custom-shape draw:style-name="gr2" draw:text-style-name="P12" draw:layer="layout" svg:width="8.719cm" svg:height="1.053cm" svg:x="13.575cm" svg:y="15.24cm">
            <text:p text:style-name="P13"><text:span text:style-name="T20">A rich object with behavior</text:span></text:p>
            <draw:enhanced-geometry svg:viewBox="0 0 21600 21600" draw:type="mso-spt202" draw:enhanced-path="M 0 0 L 21600 0 21600 21600 0 21600 0 0 Z N"/>
          </draw:custom-shape>
        </draw:g>
        <draw:g draw:id="id40">
          <draw:line draw:style-name="gr6" draw:text-style-name="P14" draw:layer="layout" svg:x1="18.202cm" svg:y1="8.889cm" svg:x2="16.509cm" svg:y2="8.466cm">
            <text:p text:style-name="P4"/>
          </draw:line>
          <draw:custom-shape draw:style-name="gr2" draw:text-style-name="P12" draw:layer="layout" svg:width="4.193cm" svg:height="1.053cm" svg:x="18.027cm" svg:y="8.467cm">
            <text:p text:style-name="P13"><text:span text:style-name="T20">A text string</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1"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14"/>
          <draw:frame presentation:style-name="pr7" draw:text-style-name="P4" draw:layer="layout" svg:width="16.254cm" svg:height="12.001cm" svg:x="2.033cm" svg:y="12.668cm" presentation:class="notes" presentation:placeholder="true">
            <draw:text-box/>
          </draw:frame>
        </presentation:notes>
      </draw:page>
      <draw:page draw:name="Introducing PropertyEditors (2)"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text:span text:style-name="T3">Introducing PropertyEditors (2)</text:span></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19"><text:span text:style-name="T26">Your code should not be burdened with the responsibility of type conversion</text:span></text:p>
              </text:list-item>
            </text:list>
            <text:list text:style-name="L3">
              <text:list-item>
                <text:p text:style-name="P19"><text:span text:style-name="T26">Spring will convert for you using a </text:span><text:span text:style-name="T27">PropertyEditor</text:span></text:p>
              </text:list-item>
            </text:list>
            <text:list text:style-name="L3">
              <text:list-item>
                <text:list>
                  <text:list-item>
                    <text:p text:style-name="P10">Comes with many property editors pre-installed</text:p>
                  </text:list-item>
                </text:list>
              </text:list-item>
            </text:list>
            <text:list text:style-name="L3">
              <text:list-item>
                <text:list>
                  <text:list-item>
                    <text:p text:style-name="P10">You may write and install your own</text:p>
                  </text:list-item>
                </text:list>
              </text:list-item>
            </text:list>
          </draw:text-box>
        </draw:frame>
        <presentation:notes draw:style-name="dp2">
          <office:forms form:automatic-focus="false" form:apply-design-mode="false"/>
          <draw:page-thumbnail draw:layer="layout" svg:width="13.335cm" svg:height="10.001cm" svg:x="3.493cm" svg:y="2.002cm" draw:page-number="15"/>
          <draw:frame presentation:style-name="pr7" draw:text-style-name="P4" draw:layer="layout" svg:width="16.254cm" svg:height="12.001cm" svg:x="2.033cm" svg:y="12.668cm" presentation:class="notes" presentation:placeholder="true">
            <draw:text-box/>
          </draw:frame>
        </presentation:notes>
      </draw:page>
      <draw:page draw:name="Built-In Property Editors"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Built-In Property Editors</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20"><text:span text:style-name="T28">See the </text:span><text:span text:style-name="T29">org.springframework.beans.propertyeditor</text:span><text:span text:style-name="T28"> package</text:span></text:p>
              </text:list-item>
            </text:list>
            <text:list text:style-name="L3">
              <text:list-item>
                <text:p text:style-name="P20"><text:span text:style-name="T28">Some highlights</text:span></text:p>
              </text:list-item>
            </text:list>
            <text:list text:style-name="L7">
              <text:list-item>
                <text:list>
                  <text:list-item>
                    <text:p text:style-name="P21"><text:span text:style-name="T30">NumberEditor</text:span><text:span text:style-name="T3"> converts to the Number types</text:span></text:p>
                  </text:list-item>
                </text:list>
              </text:list-item>
            </text:list>
            <text:list text:style-name="L7">
              <text:list-item>
                <text:list>
                  <text:list-item>
                    <text:p text:style-name="P21"><text:span text:style-name="T30">BooleanEditor</text:span><text:span text:style-name="T3"> converts to Boolean</text:span></text:p>
                  </text:list-item>
                </text:list>
              </text:list-item>
            </text:list>
            <text:list text:style-name="L7">
              <text:list-item>
                <text:list>
                  <text:list-item>
                    <text:p text:style-name="P21"><text:span text:style-name="T30">DateEditor </text:span><text:span text:style-name="T3">converts to java.util.Date</text:span></text:p>
                  </text:list-item>
                </text:list>
              </text:list-item>
            </text:list>
            <text:list text:style-name="L7">
              <text:list-item>
                <text:list>
                  <text:list-item>
                    <text:p text:style-name="P21"><text:span text:style-name="T30">ResourceEditor</text:span><text:span text:style-name="T3"> converts to a Resource</text:span></text:p>
                  </text:list-item>
                </text:list>
              </text:list-item>
            </text:list>
            <text:list text:style-name="L7">
              <text:list-item>
                <text:list>
                  <text:list-item>
                    <text:p text:style-name="P21"><text:span text:style-name="T30">PropertiesEditor</text:span><text:span text:style-name="T3"> converts to java.util.Properties</text:span></text:p>
                  </text:list-item>
                </text:list>
              </text:list-item>
            </text:list>
            <text:list text:style-name="L7">
              <text:list-item>
                <text:list>
                  <text:list-item>
                    <text:p text:style-name="P21"><text:span text:style-name="T30">ByteArrayEditor</text:span><text:span text:style-name="T3"> converts to a byte[]</text:span></text:p>
                  </text:list-item>
                </text:list>
              </text:list-item>
            </text:list>
            <text:list text:style-name="L7">
              <text:list-item>
                <text:list>
                  <text:list-item>
                    <text:p text:style-name="P21"><text:span text:style-name="T30">LocaleEditor</text:span><text:span text:style-name="T5"> </text:span><text:span text:style-name="T3">converts to a Locale</text:span></text:p>
                  </text:list-item>
                </text:list>
              </text:list-item>
            </text:list>
            <text:list text:style-name="L3">
              <text:list-item>
                <text:p text:style-name="P22"><text:span text:style-name="T3"/></text:p>
              </text:list-item>
            </text:list>
          </draw:text-box>
        </draw:frame>
        <presentation:notes draw:style-name="dp2">
          <office:forms form:automatic-focus="false" form:apply-design-mode="false"/>
          <draw:page-thumbnail draw:layer="layout" svg:width="13.335cm" svg:height="10.001cm" svg:x="3.493cm" svg:y="2.002cm" draw:page-number="16"/>
          <draw:frame presentation:style-name="pr7" draw:text-style-name="P4" draw:layer="layout" svg:width="16.254cm" svg:height="12.001cm" svg:x="2.033cm" svg:y="12.668cm" presentation:class="notes" presentation:placeholder="true">
            <draw:text-box/>
          </draw:frame>
        </presentation:notes>
      </draw:page>
      <draw:page draw:name="Built-In Property Editor Example"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Built-In Property Editor Example</text:p>
          </draw:text-box>
        </draw:frame>
        <draw:custom-shape draw:style-name="gr9" draw:text-style-name="P12" draw:id="id44" draw:layer="layout" svg:width="20.32cm" svg:height="8.973cm" svg:x="1.905cm" svg:y="4.022cm">
          <text:p text:style-name="P13"><text:span text:style-name="T22">&lt;bean</text:span><text:span text:style-name="T24"> id</text:span><text:span text:style-name="T23">=</text:span><text:span text:style-name="T25">“sessionFactory”</text:span></text:p>
          <text:p text:style-name="P13"><text:span text:style-name="T24"><text:s text:c="4"/></text:span><text:span text:style-name="T24">class=</text:span><text:span text:style-name="T25">“org.springframework.orm.hibernate3.support.</text:span></text:p>
          <text:p text:style-name="P13"><text:span text:style-name="T23"><text:s text:c="16"/></text:span><text:span text:style-name="T25">LocalSessionFactoryBean”</text:span><text:span text:style-name="T22">&gt;</text:span></text:p>
          <text:p text:style-name="P13"><text:span text:style-name="T22"><text:s text:c="4"/>…</text:span></text:p>
          <text:p text:style-name="P13"><text:span text:style-name="T22"><text:s text:c="4"/></text:span><text:span text:style-name="T22">&lt;property</text:span><text:span text:style-name="T23"> </text:span><text:span text:style-name="T24">name</text:span><text:span text:style-name="T23">=</text:span><text:span text:style-name="T25">“hibernateProperties”</text:span><text:span text:style-name="T22">&gt;</text:span></text:p>
          <text:p text:style-name="P13"><text:span text:style-name="T22"><text:s text:c="8"/></text:span><text:span text:style-name="T22">&lt;value&gt;</text:span></text:p>
          <text:p text:style-name="P13"><text:span text:style-name="T23"><text:s text:c="12"/></text:span><text:span text:style-name="T23">hibernate.format_sql=true</text:span></text:p>
          <text:p text:style-name="P13"><text:span text:style-name="T23"><text:s text:c="12"/></text:span><text:span text:style-name="T23">hibernate.jdbc_batch_size=30</text:span></text:p>
          <text:p text:style-name="P13"><text:span text:style-name="T22"><text:s text:c="8"/></text:span><text:span text:style-name="T22">&lt;/value&gt;</text:span></text:p>
          <text:p text:style-name="P13"><text:span text:style-name="T22"><text:s text:c="4"/></text:span><text:span text:style-name="T22">&lt;/property&gt;</text:span></text:p>
          <text:p text:style-name="P13"><text:span text:style-name="T22">&lt;/bean&gt;</text:span></text:p>
          <draw:enhanced-geometry svg:viewBox="0 0 21600 21600" draw:type="mso-spt202" draw:enhanced-path="M 0 0 L 21600 0 21600 21600 0 21600 0 0 Z N"/>
        </draw:custom-shape>
        <draw:custom-shape draw:style-name="gr10" draw:text-style-name="P12" draw:id="id46" draw:layer="layout" svg:width="20.32cm" svg:height="2.637cm" svg:x="1.905cm" svg:y="13.97cm">
          <text:p text:style-name="P13"><text:span text:style-name="T24">public class</text:span><text:span text:style-name="T23"> LocalSessionFactoryBean {</text:span></text:p>
          <text:p text:style-name="P13"><text:span text:style-name="T24"><text:s text:c="4"/></text:span><text:span text:style-name="T24">public void</text:span><text:span text:style-name="T23"> setHibernateProperties(Properties p) { …</text:span></text:p>
          <text:p text:style-name="P13"><text:span text:style-name="T23">}</text:span></text:p>
          <draw:enhanced-geometry svg:viewBox="0 0 21600 21600" draw:type="mso-spt202" draw:enhanced-path="M 0 0 L 21600 0 21600 21600 0 21600 0 0 Z N"/>
        </draw:custom-shape>
        <draw:g draw:id="id45">
          <draw:line draw:style-name="gr6" draw:text-style-name="P14" draw:layer="layout" svg:x1="12.422cm" svg:y1="11.095cm" svg:x2="10.729cm" svg:y2="10.672cm">
            <text:p text:style-name="P4"/>
          </draw:line>
          <draw:custom-shape draw:style-name="gr2" draw:text-style-name="P12" draw:layer="layout" svg:width="8.647cm" svg:height="1.053cm" svg:x="12.216cm" svg:y="10.673cm">
            <text:p text:style-name="P13"><text:span text:style-name="T20">String-encoded properties</text:span></text:p>
            <draw:enhanced-geometry svg:viewBox="0 0 21600 21600" draw:type="mso-spt202" draw:enhanced-path="M 0 0 L 21600 0 21600 21600 0 21600 0 0 Z N"/>
          </draw:custom-shape>
        </draw:g>
        <draw:g draw:id="id47">
          <draw:line draw:style-name="gr6" draw:text-style-name="P14" draw:layer="layout" svg:x1="15.029cm" svg:y1="17.145cm" svg:x2="14.817cm" svg:y2="15.875cm">
            <text:p text:style-name="P4"/>
          </draw:line>
          <draw:custom-shape draw:style-name="gr2" draw:text-style-name="P12" draw:layer="layout" svg:width="10.527cm" svg:height="1.053cm" svg:x="11.668cm" svg:y="16.933cm">
            <text:p text:style-name="P13"><text:span text:style-name="T20">Typed java.util.Properties object</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17"/>
          <draw:frame presentation:style-name="pr6" draw:text-style-name="P2" draw:layer="layout" svg:width="16.254cm" svg:height="12cm" svg:x="2.033cm" svg:y="12.668cm" presentation:class="notes" presentation:user-transformed="true">
            <draw:text-box>
              <text:p text:style-name="P23"><text:span text:style-name="T31"/></text:p>
              <text:p text:style-name="P23"><text:span text:style-name="T31"/></text:p>
            </draw:text-box>
          </draw:frame>
        </presentation:notes>
      </draw:page>
      <draw:page draw:name="Implementing Your Own Property Editor"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Implementing Your Own Property Editor</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17"><text:span text:style-name="T32">Create a custom editor by extending </text:span><text:span text:style-name="T23">PropertyEditorSupport</text:span></text:p>
              </text:list-item>
            </text:list>
            <text:list text:style-name="L3">
              <text:list-item>
                <text:p text:style-name="P17"><text:span text:style-name="T32">Override </text:span><text:span text:style-name="T23">setAsText(String)</text:span><text:span text:style-name="T32"> to convert from String</text:span></text:p>
              </text:list-item>
            </text:list>
            <text:list text:style-name="L3">
              <text:list-item>
                <text:p text:style-name="P17"><text:span text:style-name="T32">Override </text:span><text:span text:style-name="T23">getAsText()</text:span><text:span text:style-name="T32"> to format the value (optional)</text:span><text:span text:style-name="T32"><text:line-break/></text:span><text:span text:style-name="T32"/></text:p>
              </text:list-item>
            </text:list>
          </draw:text-box>
        </draw:frame>
        <draw:custom-shape draw:style-name="gr1" draw:text-style-name="P12" draw:id="id48" draw:layer="layout" svg:width="19.05cm" svg:height="7.832cm" svg:x="2.752cm" svg:y="9.525cm">
          <text:p text:style-name="P15"><text:span text:style-name="T18">public class</text:span><text:span text:style-name="T15"> PatternEditor </text:span><text:span text:style-name="T18">extends</text:span><text:span text:style-name="T15"> PropertyEditorSupport {</text:span></text:p>
          <text:p text:style-name="P15"><text:span text:style-name="T18"><text:s text:c="4"/></text:span><text:span text:style-name="T18">public void</text:span><text:span text:style-name="T15"> setAsText(String text) {</text:span></text:p>
          <text:p text:style-name="P15"><text:span text:style-name="T15"><text:s text:c="8"/></text:span><text:span text:style-name="T15">setValue(text != </text:span><text:span text:style-name="T16">null</text:span><text:span text:style-name="T15"> ? Pattern.compile(text) : </text:span><text:span text:style-name="T16">null</text:span><text:span text:style-name="T15">);</text:span></text:p>
          <text:p text:style-name="P15"><text:span text:style-name="T15"><text:s text:c="4"/></text:span><text:span text:style-name="T15">}</text:span></text:p>
          <text:p text:style-name="P15"><text:span text:style-name="T18"><text:s text:c="4"/></text:span><text:span text:style-name="T18">public</text:span><text:span text:style-name="T15"> String getAsText() {</text:span></text:p>
          <text:p text:style-name="P15"><text:span text:style-name="T15"><text:s text:c="8"/></text:span><text:span text:style-name="T15">Pattern value = (Pattern) getValue();</text:span></text:p>
          <text:p text:style-name="P15"><text:span text:style-name="T15"><text:s text:c="8"/></text:span><text:span text:style-name="T15">return (value != </text:span><text:span text:style-name="T16">null</text:span><text:span text:style-name="T15"> ? value.pattern() : </text:span><text:span text:style-name="T17">“”</text:span><text:span text:style-name="T15">);</text:span></text:p>
          <text:p text:style-name="P15"><text:span text:style-name="T15"><text:s text:c="4"/></text:span><text:span text:style-name="T15">}</text:span></text:p>
          <text:p text:style-name="P15"><text:span text:style-name="T15">}</text:span></text:p>
          <draw:enhanced-geometry svg:viewBox="0 0 21600 21600" draw:type="rectangle" draw:enhanced-path="M 0 0 L 21600 0 21600 21600 0 21600 0 0 Z N"/>
        </draw:custom-shape>
        <draw:g draw:id="id49">
          <draw:line draw:style-name="gr6" draw:text-style-name="P14" draw:layer="layout" svg:x1="14.815cm" svg:y1="12.487cm" svg:x2="13.122cm" svg:y2="12.064cm">
            <text:p text:style-name="P4"/>
          </draw:line>
          <draw:custom-shape draw:style-name="gr2" draw:text-style-name="P12" draw:layer="layout" svg:width="6.987cm" svg:height="1.053cm" svg:x="14.615cm" svg:y="12.065cm">
            <text:p text:style-name="P13"><text:span text:style-name="T20">Converts from String</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18"/>
          <draw:frame presentation:style-name="pr6" draw:text-style-name="P2" draw:layer="layout" svg:width="16.254cm" svg:height="12cm" svg:x="2.033cm" svg:y="12.668cm" presentation:class="notes" presentation:user-transformed="true">
            <draw:text-box>
              <text:p text:style-name="P8"/>
              <text:p text:style-name="P8"/>
              <text:p text:style-name="P8">}</text:p>
            </draw:text-box>
          </draw:frame>
        </presentation:notes>
      </draw:page>
      <draw:page draw:name="Installing your Custom Property Editor"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Installing your Custom Property Editor</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text:span text:style-name="T3">Use a </text:span><text:span text:style-name="T30">CustomEditorConfigurer</text:span><text:span text:style-name="T3"> to install your custom editor (a </text:span><text:span text:style-name="T30">BeanFactoryPostProcessor</text:span><text:span text:style-name="T3">)</text:span></text:p>
              </text:list-item>
            </text:list>
          </draw:text-box>
        </draw:frame>
        <draw:custom-shape draw:style-name="gr9" draw:text-style-name="P12" draw:layer="layout" svg:width="22.225cm" svg:height="8.181cm" svg:x="2.328cm" svg:y="7.832cm">
          <text:p text:style-name="P13"><text:span text:style-name="T22">&lt;bean</text:span><text:span text:style-name="T23"> </text:span><text:span text:style-name="T24">class</text:span><text:span text:style-name="T23">=</text:span><text:span text:style-name="T25">“org.springframework.beans.factory.config.</text:span></text:p>
          <text:p text:style-name="P13"><text:span text:style-name="T25"><text:s text:c="22"/></text:span><text:span text:style-name="T25">CustomEditorConfigurer”</text:span><text:span text:style-name="T22">&gt;</text:span></text:p>
          <text:p text:style-name="P13"><text:span text:style-name="T22"><text:s text:c="4"/></text:span><text:span text:style-name="T22">&lt;property</text:span><text:span text:style-name="T23"> </text:span><text:span text:style-name="T24">name</text:span><text:span text:style-name="T23">=</text:span><text:span text:style-name="T25">“customEditors”&gt;</text:span></text:p>
          <text:p text:style-name="P13"><text:span text:style-name="T22"><text:s text:c="8"/></text:span><text:span text:style-name="T22">&lt;map&gt;</text:span></text:p>
          <text:p text:style-name="P13"><text:span text:style-name="T22"><text:s text:c="12"/></text:span><text:span text:style-name="T22">&lt;entry</text:span><text:span text:style-name="T23"> </text:span><text:span text:style-name="T24">key</text:span><text:span text:style-name="T23">=</text:span><text:span text:style-name="T25">“javax.util.regex.Pattern”</text:span><text:span text:style-name="T22">&gt;</text:span></text:p>
          <text:p text:style-name="P13"><text:span text:style-name="T22"><text:s text:c="16"/></text:span><text:span text:style-name="T22">&lt;bean</text:span><text:span text:style-name="T23"> </text:span><text:span text:style-name="T24">class</text:span><text:span text:style-name="T23">=</text:span><text:span text:style-name="T25">“example.PatternEditor”</text:span><text:span text:style-name="T23"> </text:span><text:span text:style-name="T22">/&gt;</text:span></text:p>
          <text:p text:style-name="P13"><text:span text:style-name="T22"><text:s text:c="12"/></text:span><text:span text:style-name="T22">&lt;/entry&gt;</text:span></text:p>
          <text:p text:style-name="P13"><text:span text:style-name="T22"><text:s text:c="8"/></text:span><text:span text:style-name="T22">&lt;/map&gt;</text:span></text:p>
          <text:p text:style-name="P13"><text:span text:style-name="T22"><text:s text:c="4"/></text:span><text:span text:style-name="T22">&lt;/property&gt;</text:span></text:p>
          <text:p text:style-name="P13"><text:span text:style-name="T22">&lt;/bean&gt;</text:span><text:span text:style-name="T23"> </text:span></text:p>
          <draw:enhanced-geometry svg:viewBox="0 0 21600 21600" draw:type="mso-spt202" draw:enhanced-path="M 0 0 L 21600 0 21600 21600 0 21600 0 0 Z N"/>
        </draw:custom-shape>
        <draw:g draw:id="id50">
          <draw:line draw:style-name="gr11" draw:text-style-name="P14" draw:layer="layout" svg:x1="15.477cm" svg:y1="10.457cm" svg:x2="14.418cm" svg:y2="11.092cm">
            <text:p text:style-name="P4"/>
          </draw:line>
          <draw:custom-shape draw:style-name="gr5" draw:text-style-name="P12" draw:layer="layout" svg:width="9.79cm" svg:height="0.976cm" svg:x="15.213cm" svg:y="9.399cm">
            <text:p text:style-name="P13"><text:span text:style-name="T11">Fully-qualified convertible type</text:span></text:p>
            <draw:enhanced-geometry svg:viewBox="0 0 21600 21600" draw:type="mso-spt202" draw:enhanced-path="M 0 0 L 21600 0 21600 21600 0 21600 0 0 Z N"/>
          </draw:custom-shape>
        </draw:g>
        <draw:g draw:id="id51">
          <draw:line draw:style-name="gr12" draw:text-style-name="P14" draw:layer="layout" svg:x1="15.848cm" svg:y1="14.03cm" svg:x2="13.784cm" svg:y2="12.734cm">
            <text:p text:style-name="P4"/>
          </draw:line>
          <draw:custom-shape draw:style-name="gr5" draw:text-style-name="P12" draw:layer="layout" svg:width="6.84cm" svg:height="2.406cm" svg:x="15.623cm" svg:y="13.369cm">
            <text:p text:style-name="P13"><text:span text:style-name="T11">The PropertyEditor to</text:span></text:p>
            <text:p text:style-name="P13"><text:span text:style-name="T11">perform conversions</text:span></text:p>
            <text:p text:style-name="P13"><text:span text:style-name="T11">to that type</text:span></text:p>
            <draw:enhanced-geometry svg:viewBox="0 0 21600 21600" draw:type="mso-spt202" draw:enhanced-path="M 0 0 L 21600 0 21600 21600 0 21600 0 0 Z N"/>
          </draw:custom-shape>
        </draw:g>
        <draw:custom-shape draw:style-name="gr13" draw:text-style-name="P12" draw:id="id52" draw:layer="layout" svg:width="17.317cm" svg:height="0.976cm" svg:x="2.369cm" svg:y="16.938cm">
          <text:p text:style-name="P13"><text:span text:style-name="T33">*A PatternEditor implementation is built-in as of Spring 2.0.1</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2"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19"/>
          <draw:frame presentation:style-name="pr7" draw:text-style-name="P4" draw:layer="layout" svg:width="16.254cm" svg:height="12.001cm" svg:x="2.033cm" svg:y="12.668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text:span text:style-name="T3">Bean Definition Inheritance</text:span></text:p>
              </text:list-item>
            </text:list>
            <text:list text:style-name="L3">
              <text:list-item>
                <text:p text:style-name="P6"><text:span text:style-name="T3">Inner Beans</text:span></text:p>
              </text:list-item>
            </text:list>
            <text:list text:style-name="L3">
              <text:list-item>
                <text:p text:style-name="P6"><text:span text:style-name="T3">Property Editors</text:span></text:p>
              </text:list-item>
            </text:list>
            <text:list text:style-name="L3">
              <text:list-item>
                <text:p text:style-name="P6"><text:span text:style-name="T5">Importing Configuration Files</text:span></text:p>
              </text:list-item>
            </text:list>
            <text:list text:style-name="L3">
              <text:list-item>
                <text:p text:style-name="P6"><text:span text:style-name="T3">Bean Naming</text:span></text:p>
              </text:list-item>
            </text:list>
            <text:list text:style-name="L3">
              <text:list-item>
                <text:p text:style-name="P6"><text:span text:style-name="T3">The </text:span><text:span text:style-name="T4">util</text:span><text:span text:style-name="T3"> Namespace</text:span></text:p>
              </text:list-item>
            </text:list>
          </draw:text-box>
        </draw:frame>
        <presentation:notes draw:style-name="dp2">
          <office:forms form:automatic-focus="false" form:apply-design-mode="false"/>
          <draw:page-thumbnail draw:layer="layout" svg:width="13.335cm" svg:height="10.001cm" svg:x="3.493cm" svg:y="2.002cm" draw:page-number="20"/>
          <draw:frame presentation:style-name="pr7" draw:text-style-name="P4" draw:layer="layout" svg:width="16.254cm" svg:height="12.001cm" svg:x="2.033cm" svg:y="12.668cm" presentation:class="notes" presentation:placeholder="true">
            <draw:text-box/>
          </draw:frame>
        </presentation:notes>
      </draw:page>
      <draw:page draw:name="Importing Configuration Files (1)"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Importing Configuration Files (1)</text:p>
          </draw:text-box>
        </draw:frame>
        <draw:frame presentation:style-name="pr11" draw:text-style-name="P7" draw:layer="layout" svg:width="21.59cm" svg:height="11.431cm" svg:x="1.905cm" svg:y="4.445cm" presentation:class="outline" presentation:user-transformed="true">
          <draw:text-box>
            <text:list text:style-name="L3">
              <text:list-item>
                <text:p text:style-name="P6"><text:span text:style-name="T2">Use the import tag to encapsulate including another configuration file</text:span></text:p>
              </text:list-item>
            </text:list>
            <text:list text:style-name="L3">
              <text:list-item>
                <text:list>
                  <text:list-item>
                    <text:p text:style-name="P24"><text:span text:style-name="T2"/></text:p>
                  </text:list-item>
                </text:list>
              </text:list-item>
            </text:list>
          </draw:text-box>
        </draw:frame>
        <draw:custom-shape draw:style-name="gr9" draw:text-style-name="P12" draw:id="id54" draw:layer="layout" svg:width="21.59cm" svg:height="3.836cm" svg:x="2.54cm" svg:y="7.408cm">
          <text:p text:style-name="P13"><text:span text:style-name="T34">&lt;beans&gt;</text:span></text:p>
          <text:p text:style-name="P13"><text:span text:style-name="T34"><text:s text:c="4"/></text:span><text:span text:style-name="T34">&lt;import </text:span><text:span text:style-name="T35">resource</text:span><text:span text:style-name="T36">=</text:span><text:span text:style-name="T37">“accounts/account-config.xml” </text:span><text:span text:style-name="T34">/&gt;</text:span></text:p>
          <text:p text:style-name="P13"><text:span text:style-name="T34"><text:s text:c="4"/></text:span><text:span text:style-name="T34">&lt;import </text:span><text:span text:style-name="T35">resource</text:span><text:span text:style-name="T36">=</text:span><text:span text:style-name="T37">“restaurant/restaurant-config.xml” </text:span><text:span text:style-name="T34">/&gt;</text:span></text:p>
          <text:p text:style-name="P13"><text:span text:style-name="T34"><text:s text:c="4"/></text:span><text:span text:style-name="T34">&lt;import </text:span><text:span text:style-name="T35">resource</text:span><text:span text:style-name="T36">=</text:span><text:span text:style-name="T37">“rewards/rewards-config.xml” </text:span><text:span text:style-name="T34">/&gt;</text:span></text:p>
          <text:p text:style-name="P13"><text:span text:style-name="T34">&lt;/beans&gt;</text:span></text:p>
          <draw:enhanced-geometry svg:viewBox="0 0 21600 21600" draw:type="mso-spt202" draw:enhanced-path="M 0 0 L 21600 0 21600 21600 0 21600 0 0 Z N"/>
        </draw:custom-shape>
        <draw:custom-shape draw:style-name="gr14" draw:text-style-name="P12" draw:id="id53" draw:layer="layout" svg:width="8.89cm" svg:height="1.053cm" svg:x="2.117cm" svg:y="6.562cm">
          <text:p text:style-name="P13"><text:span text:style-name="T23"><text:s/></text:span><text:span text:style-name="T23">application-config.xml</text:span></text:p>
          <draw:enhanced-geometry svg:viewBox="0 0 21600 21600" draw:type="mso-spt202" draw:enhanced-path="M 0 0 L 21600 0 21600 21600 0 21600 0 0 Z N"/>
        </draw:custom-shape>
        <draw:custom-shape draw:style-name="gr9" draw:text-style-name="P12" draw:id="id56" draw:layer="layout" svg:width="21.59cm" svg:height="3.121cm" svg:x="2.54cm" svg:y="12.7cm">
          <text:p text:style-name="P13"><text:span text:style-name="T34">&lt;beans&gt;</text:span></text:p>
          <text:p text:style-name="P13"><text:span text:style-name="T34"><text:s text:c="4"/></text:span><text:span text:style-name="T34">&lt;import </text:span><text:span text:style-name="T35">resource</text:span><text:span text:style-name="T36">=</text:span><text:span text:style-name="T37">“application-config.xml”</text:span><text:span text:style-name="T34">/&gt;</text:span></text:p>
          <text:p text:style-name="P13"><text:span text:style-name="T34"><text:s text:c="4"/></text:span><text:span text:style-name="T34">&lt;bean </text:span><text:span text:style-name="T35">id</text:span><text:span text:style-name="T36">=</text:span><text:span text:style-name="T37">“dataSource” </text:span><text:span text:style-name="T35">class</text:span><text:span text:style-name="T36">=</text:span><text:span text:style-name="T37">“example.TestDataSourceFactory” </text:span><text:span text:style-name="T34">/&gt;</text:span></text:p>
          <text:p text:style-name="P13"><text:span text:style-name="T34">&lt;/beans&gt;</text:span></text:p>
          <draw:enhanced-geometry svg:viewBox="0 0 21600 21600" draw:type="mso-spt202" draw:enhanced-path="M 0 0 L 21600 0 21600 21600 0 21600 0 0 Z N"/>
        </draw:custom-shape>
        <draw:custom-shape draw:style-name="gr14" draw:text-style-name="P12" draw:id="id55" draw:layer="layout" svg:width="8.89cm" svg:height="1.053cm" svg:x="2.117cm" svg:y="11.853cm">
          <text:p text:style-name="P13"><text:span text:style-name="T23"><text:s/></text:span><text:span text:style-name="T23">system-test-config.xml</text:span></text:p>
          <draw:enhanced-geometry svg:viewBox="0 0 21600 21600" draw:type="mso-spt202" draw:enhanced-path="M 0 0 L 21600 0 21600 21600 0 21600 0 0 Z N"/>
        </draw:custom-shape>
        <draw:custom-shape draw:style-name="gr10" draw:text-style-name="P12" draw:id="id57" draw:layer="layout" svg:width="21.59cm" svg:height="0.976cm" svg:x="2.54cm" svg:y="16.298cm">
          <text:p text:style-name="P13"><text:span text:style-name="T35">new</text:span><text:span text:style-name="T36"> ClassPathXmlApplicationContext(</text:span><text:span text:style-name="T37">“system-test-config.xml”</text:span><text:span text:style-name="T36">);</text:span></text:p>
          <draw:enhanced-geometry svg:viewBox="0 0 21600 21600" draw:type="mso-spt202" draw:enhanced-path="M 0 0 L 21600 0 21600 21600 0 21600 0 0 Z N"/>
        </draw:custom-shape>
        <draw:g draw:id="id58">
          <draw:line draw:style-name="gr6" draw:text-style-name="P14" draw:layer="layout" svg:x1="15.028cm" svg:y1="17.779cm" svg:x2="15.028cm" svg:y2="17.144cm">
            <text:p text:style-name="P4"/>
          </draw:line>
          <draw:custom-shape draw:style-name="gr2" draw:text-style-name="P12" draw:layer="layout" svg:width="8.791cm" svg:height="1.053cm" svg:x="12.075cm" svg:y="17.568cm">
            <text:p text:style-name="P13"><text:span text:style-name="T20">Client only imports one file</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3" smil:attributeName="visibility" smil:to="visible"/>
                </anim:par>
                <anim:par smil:begin="0s" smil:fill="hold" presentation:node-type="with-previous" presentation:group-id="0"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5" smil:attributeName="visibility" smil:to="visible"/>
                </anim:par>
                <anim:par smil:begin="0s" smil:fill="hold" presentation:node-type="with-previous" presentation:group-id="0"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21"/>
          <draw:frame presentation:style-name="pr6" draw:text-style-name="P2" draw:layer="layout" svg:width="16.254cm" svg:height="12cm" svg:x="2.033cm" svg:y="12.668cm" presentation:class="notes" presentation:user-transformed="true">
            <draw:text-box>
              <text:p text:style-name="P25"><text:span text:style-name="T38">Useful for “top-level” configuration files that assemble a final configuration</text:span></text:p>
            </draw:text-box>
          </draw:frame>
        </presentation:notes>
      </draw:page>
      <draw:page draw:name="Importing Configuration Files (2)"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Importing Configuration Files (2)</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17"><text:span text:style-name="T32">Promotes splitting configuration into logical groups of bean definitions</text:span></text:p>
              </text:list-item>
            </text:list>
            <text:list text:style-name="L3">
              <text:list-item>
                <text:p text:style-name="P17"><text:span text:style-name="T32">Enables reuse across modules within an application</text:span></text:p>
              </text:list-item>
            </text:list>
            <text:list text:style-name="L3">
              <text:list-item>
                <text:p text:style-name="P17"><text:span text:style-name="T32">Compliments the option of creating an ApplicationContext from multiple files</text:span></text:p>
              </text:list-item>
            </text:list>
            <text:list text:style-name="L3">
              <text:list-item>
                <text:p text:style-name="P18"><text:span text:style-name="T32"/></text:p>
              </text:list-item>
            </text:list>
          </draw:text-box>
        </draw:frame>
        <draw:custom-shape draw:style-name="gr9" draw:text-style-name="P12" draw:id="id59" draw:layer="layout" svg:width="18.627cm" svg:height="5.013cm" svg:x="3.175cm" svg:y="10.583cm">
          <text:p text:style-name="P13"><text:span text:style-name="T23">ApplicationContext context =</text:span></text:p>
          <text:p text:style-name="P13"><text:span text:style-name="T24"><text:s text:c="3"/></text:span><text:span text:style-name="T24">new</text:span><text:span text:style-name="T23"> ClassPathXmlApplicationContext(</text:span></text:p>
          <text:p text:style-name="P13"><text:span text:style-name="T23"><text:s text:c="6"/></text:span><text:span text:style-name="T23">new String[] {</text:span></text:p>
          <text:p text:style-name="P13"><text:span text:style-name="T25"><text:s text:c="9"/>“</text:span><text:span text:style-name="T25">classpath:/module1/module-config.xml”</text:span><text:span text:style-name="T23">,</text:span></text:p>
          <text:p text:style-name="P13"><text:span text:style-name="T25"><text:s text:c="9"/>“</text:span><text:span text:style-name="T25">classpath:/module2/module-config.xml”</text:span></text:p>
          <text:p text:style-name="P13"><text:span text:style-name="T23"><text:s text:c="6"/></text:span><text:span text:style-name="T23">});</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9"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22"/>
          <draw:frame presentation:style-name="pr6" draw:text-style-name="P2" draw:layer="layout" svg:width="16.254cm" svg:height="12cm" svg:x="2.033cm" svg:y="12.668cm" presentation:class="notes" presentation:user-transformed="true">
            <draw:text-box>
              <text:p text:style-name="P8">Mention that this can be an enabler for component style use of Spring, enabling black-box components that import everything they need.</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text:span text:style-name="T3">Bean Definition Inheritance</text:span></text:p>
              </text:list-item>
            </text:list>
            <text:list text:style-name="L3">
              <text:list-item>
                <text:p text:style-name="P6"><text:span text:style-name="T3">Inner Beans</text:span></text:p>
              </text:list-item>
            </text:list>
            <text:list text:style-name="L3">
              <text:list-item>
                <text:p text:style-name="P6"><text:span text:style-name="T3">Property Editors</text:span></text:p>
              </text:list-item>
            </text:list>
            <text:list text:style-name="L3">
              <text:list-item>
                <text:p text:style-name="P6"><text:span text:style-name="T3">Importing Configuration Files</text:span></text:p>
              </text:list-item>
            </text:list>
            <text:list text:style-name="L3">
              <text:list-item>
                <text:p text:style-name="P6"><text:span text:style-name="T5">Bean Naming</text:span></text:p>
              </text:list-item>
            </text:list>
            <text:list text:style-name="L3">
              <text:list-item>
                <text:p text:style-name="P6"><text:span text:style-name="T3">The </text:span><text:span text:style-name="T4">util</text:span><text:span text:style-name="T3"> Namespace</text:span></text:p>
              </text:list-item>
            </text:list>
          </draw:text-box>
        </draw:frame>
        <presentation:notes draw:style-name="dp2">
          <office:forms form:automatic-focus="false" form:apply-design-mode="false"/>
          <draw:page-thumbnail draw:layer="layout" svg:width="13.335cm" svg:height="10.001cm" svg:x="3.493cm" svg:y="2.002cm" draw:page-number="23"/>
          <draw:frame presentation:style-name="pr7" draw:text-style-name="P4" draw:layer="layout" svg:width="16.254cm" svg:height="12.001cm" svg:x="2.033cm" svg:y="12.668cm" presentation:class="notes" presentation:placeholder="true">
            <draw:text-box/>
          </draw:frame>
        </presentation:notes>
      </draw:page>
      <draw:page draw:name="Bean Naming"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Bean Naming</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17"><text:span text:style-name="T21">Most beans are assigned a unique name with the </text:span><text:span text:style-name="T39">id </text:span><text:span text:style-name="T21">attribute</text:span></text:p>
              </text:list-item>
            </text:list>
            <text:list text:style-name="L3">
              <text:list-item>
                <text:p text:style-name="P18"><text:span text:style-name="T21"/></text:p>
              </text:list-item>
            </text:list>
            <text:list text:style-name="L3">
              <text:list-item>
                <text:p text:style-name="P18"><text:span text:style-name="T21"/></text:p>
              </text:list-item>
            </text:list>
            <text:list text:style-name="L3">
              <text:list-item>
                <text:p text:style-name="P17"><text:span text:style-name="T21">As an XML ID this attribute has several limitations</text:span></text:p>
              </text:list-item>
            </text:list>
            <text:list text:style-name="L3">
              <text:list-item>
                <text:list>
                  <text:list-item>
                    <text:p text:style-name="P26"><text:span text:style-name="T40">Can only hold a single value</text:span></text:p>
                  </text:list-item>
                </text:list>
              </text:list-item>
            </text:list>
            <text:list text:style-name="L3">
              <text:list-item>
                <text:list>
                  <text:list-item>
                    <text:p text:style-name="P26"><text:span text:style-name="T40">Some special characters cannot be used (</text:span><text:span text:style-name="T41">/ :</text:span><text:span text:style-name="T40">)</text:span></text:p>
                  </text:list-item>
                </text:list>
              </text:list-item>
            </text:list>
            <text:list text:style-name="L3">
              <text:list-item>
                <text:p text:style-name="P27"><text:span text:style-name="T40"/></text:p>
              </text:list-item>
            </text:list>
          </draw:text-box>
        </draw:frame>
        <draw:custom-shape draw:style-name="gr9" draw:text-style-name="P12" draw:layer="layout" svg:width="9.313cm" svg:height="0.976cm" svg:x="2.752cm" svg:y="6.773cm">
          <text:p text:style-name="P13"><text:span text:style-name="T34"><text:s/></text:span><text:span text:style-name="T34">&lt;bean</text:span><text:span text:style-name="T36"> </text:span><text:span text:style-name="T42">id</text:span><text:span text:style-name="T36">=</text:span><text:span text:style-name="T37">“dataSource”</text:span><text:span text:style-name="T36"> …</text:span><text:span text:style-name="T34">/&gt;</text:span></text:p>
          <draw:enhanced-geometry svg:viewBox="0 0 21600 21600" draw:type="mso-spt202" draw:enhanced-path="M 0 0 L 21600 0 21600 21600 0 21600 0 0 Z N"/>
        </draw:custom-shape>
        <draw:custom-shape draw:style-name="gr9" draw:text-style-name="P12" draw:layer="layout" svg:width="9.525cm" svg:height="0.976cm" svg:x="2.752cm" svg:y="11.853cm">
          <text:p text:style-name="P13"><text:span text:style-name="T36"><text:s/></text:span><text:span text:style-name="T34">&lt;bean</text:span><text:span text:style-name="T36"> </text:span><text:span text:style-name="T42">id</text:span><text:span text:style-name="T36">=</text:span><text:span text:style-name="T43">“</text:span><text:span text:style-name="T44">dataSource/a</text:span><text:span text:style-name="T43">” </text:span><text:span text:style-name="T36">…</text:span><text:span text:style-name="T34">/&gt;</text:span></text:p>
          <draw:enhanced-geometry svg:viewBox="0 0 21600 21600" draw:type="mso-spt202" draw:enhanced-path="M 0 0 L 21600 0 21600 21600 0 21600 0 0 Z N"/>
        </draw:custom-shape>
        <draw:line draw:style-name="gr15" draw:text-style-name="P14" draw:layer="layout" svg:x1="10.794cm" svg:y1="15.027cm" svg:x2="9.947cm" svg:y2="13.334cm">
          <text:p text:style-name="P4"/>
        </draw:line>
        <draw:custom-shape draw:style-name="gr16" draw:text-style-name="P12" draw:layer="layout" svg:width="4.951cm" svg:height="1.053cm" svg:x="10.387cm" svg:y="14.817cm">
          <text:p text:style-name="P13"><text:span text:style-name="T45"><text:s/>‘</text:span><text:span text:style-name="T45">/’ not allowed</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3.335cm" svg:height="10.001cm" svg:x="3.493cm" svg:y="2.002cm" draw:page-number="24"/>
          <draw:frame presentation:style-name="pr6" draw:text-style-name="P2" draw:layer="layout" svg:width="16.254cm" svg:height="12cm" svg:x="2.033cm" svg:y="12.668cm" presentation:class="notes" presentation:user-transformed="true">
            <draw:text-box>
              <text:p text:style-name="P8">Mention that names may be separated by spaces, commas, or semi-colons</text:p>
            </draw:text-box>
          </draw:frame>
        </presentation:notes>
      </draw:page>
      <draw:page draw:name="Assigning a Bean Multiple Names" draw:style-name="dp1" draw:master-page-name="Default" presentation:presentation-page-layout-name="AL2T1">
        <office:forms form:automatic-focus="false" form:apply-design-mode="false"/>
        <draw:frame presentation:style-name="pr4" draw:text-style-name="P2" draw:layer="layout" svg:width="17.476cm" svg:height="3.013cm" svg:x="0.957cm" svg:y="0.095cm" presentation:class="title" presentation:user-transformed="true">
          <draw:text-box>
            <text:p text:style-name="P5">Assigning a Bean Multiple Names</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Use the name attribute when special characters are needed</text:p>
              </text:list-item>
            </text:list>
            <text:list text:style-name="L3">
              <text:list-item>
                <text:p text:style-name="P28"/>
              </text:list-item>
            </text:list>
            <text:list text:style-name="L3">
              <text:list-item>
                <text:p text:style-name="P6">Also consider it when you need to assign a bean multiple names</text:p>
              </text:list-item>
            </text:list>
          </draw:text-box>
        </draw:frame>
        <draw:custom-shape draw:style-name="gr9" draw:text-style-name="P12" draw:layer="layout" svg:width="12.277cm" svg:height="0.976cm" svg:x="2.963cm" svg:y="6.985cm">
          <text:p text:style-name="P13"><text:span text:style-name="T34"><text:s/></text:span><text:span text:style-name="T34">&lt;bean</text:span><text:span text:style-name="T36"> </text:span><text:span text:style-name="T35">name</text:span><text:span text:style-name="T36">=</text:span><text:span text:style-name="T37">“dataSource/primary”</text:span><text:span text:style-name="T36"> </text:span><text:span text:style-name="T34">…/&gt;</text:span></text:p>
          <draw:enhanced-geometry svg:viewBox="0 0 21600 21600" draw:type="mso-spt202" draw:enhanced-path="M 0 0 L 21600 0 21600 21600 0 21600 0 0 Z N"/>
        </draw:custom-shape>
        <draw:custom-shape draw:style-name="gr9" draw:text-style-name="P12" draw:layer="layout" svg:width="17.145cm" svg:height="0.976cm" svg:x="2.963cm" svg:y="10.583cm">
          <text:p text:style-name="P13"><text:span text:style-name="T34"><text:s/></text:span><text:span text:style-name="T34">&lt;bean</text:span><text:span text:style-name="T36"> </text:span><text:span text:style-name="T35">name</text:span><text:span text:style-name="T36">=</text:span><text:span text:style-name="T37">“dataSource, dataSource/primary”</text:span><text:span text:style-name="T36"> </text:span><text:span text:style-name="T34">…/&gt;</text:span></text:p>
          <draw:enhanced-geometry svg:viewBox="0 0 21600 21600" draw:type="mso-spt202" draw:enhanced-path="M 0 0 L 21600 0 21600 21600 0 21600 0 0 Z N"/>
        </draw:custom-shape>
        <presentation:notes draw:style-name="dp2">
          <office:forms form:automatic-focus="false" form:apply-design-mode="false"/>
          <draw:page-thumbnail draw:layer="layout" svg:width="13.335cm" svg:height="10.001cm" svg:x="3.493cm" svg:y="2.002cm" draw:page-number="25"/>
          <draw:frame presentation:style-name="pr7" draw:text-style-name="P4" draw:layer="layout" svg:width="16.254cm" svg:height="12.001cm" svg:x="2.033cm" svg:y="12.668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2">Topics in this session</text:span></text:p>
          </draw:text-box>
        </draw:frame>
        <draw:frame presentation:style-name="pr5" draw:text-style-name="P7" draw:layer="layout" svg:width="21.855cm" svg:height="11.219cm" svg:x="1.745cm" svg:y="4.657cm" presentation:class="outline" presentation:user-transformed="true">
          <draw:text-box>
            <text:list text:style-name="L3">
              <text:list-item>
                <text:p text:style-name="P6"><text:span text:style-name="T3">Bean Definition Inheritance</text:span></text:p>
              </text:list-item>
            </text:list>
            <text:list text:style-name="L3">
              <text:list-item>
                <text:p text:style-name="P6"><text:span text:style-name="T3">Inner Beans</text:span></text:p>
              </text:list-item>
            </text:list>
            <text:list text:style-name="L3">
              <text:list-item>
                <text:p text:style-name="P6"><text:span text:style-name="T3">Property Editors</text:span></text:p>
              </text:list-item>
            </text:list>
            <text:list text:style-name="L3">
              <text:list-item>
                <text:p text:style-name="P6"><text:span text:style-name="T3">Bean Naming</text:span></text:p>
              </text:list-item>
            </text:list>
            <text:list text:style-name="L3">
              <text:list-item>
                <text:p text:style-name="P6"><text:span text:style-name="T3">Importing Configuration Files</text:span></text:p>
              </text:list-item>
            </text:list>
            <text:list text:style-name="L3">
              <text:list-item>
                <text:p text:style-name="P6"><text:span text:style-name="T5">The </text:span><text:span text:style-name="T46">util</text:span><text:span text:style-name="T5"> Namespace</text:span></text:p>
              </text:list-item>
            </text:list>
          </draw:text-box>
        </draw:frame>
        <presentation:notes draw:style-name="dp2">
          <office:forms form:automatic-focus="false" form:apply-design-mode="false"/>
          <draw:page-thumbnail draw:layer="layout" svg:width="13.335cm" svg:height="10.001cm" svg:x="3.493cm" svg:y="2.002cm" draw:page-number="26"/>
          <draw:frame presentation:style-name="pr7" draw:text-style-name="P4" draw:layer="layout" svg:width="16.254cm" svg:height="12.001cm" svg:x="2.033cm" svg:y="12.668cm" presentation:class="notes">
            <draw:text-box>
              <text:p text:style-name="P4">This section assumes the students have received a primer on Spring's namespace support in general. <text:s/>This should have been done in container-2.</text:p>
            </draw:text-box>
          </draw:frame>
        </presentation:notes>
      </draw:page>
      <draw:page draw:name="Spring’s Util Namespace" draw:style-name="dp1" draw:master-page-name="Default" presentation:presentation-page-layout-name="AL3T10">
        <office:forms form:automatic-focus="false" form:apply-design-mode="false"/>
        <draw:frame presentation:style-name="pr4" draw:text-style-name="P2" draw:layer="layout" svg:width="17.476cm" svg:height="2.753cm" svg:x="0.957cm" svg:y="0.225cm" presentation:class="title" presentation:user-transformed="true">
          <draw:text-box>
            <text:p text:style-name="P5"><text:span text:style-name="T3">Spring’s Util Namespace</text:span></text:p>
          </draw:text-box>
        </draw:frame>
        <draw:frame presentation:style-name="pr11" draw:text-style-name="P7" draw:layer="layout" svg:width="22.013cm" svg:height="11.431cm" svg:x="1.904cm" svg:y="5.503cm" presentation:class="outline" presentation:user-transformed="true">
          <draw:text-box>
            <text:list text:style-name="L3">
              <text:list-item>
                <text:p text:style-name="P17"><text:span text:style-name="T47">&lt;util:/&gt; </text:span><text:span text:style-name="T48">is one of the “out-of-the-box” namespaces you can import</text:span></text:p>
              </text:list-item>
            </text:list>
            <text:list text:style-name="L3">
              <text:list-item>
                <text:p text:style-name="P17"><text:span text:style-name="T48">Offers high-level configuration for common utility tasks</text:span></text:p>
              </text:list-item>
            </text:list>
            <text:list text:style-name="L3">
              <text:list-item>
                <text:list>
                  <text:list-item>
                    <text:p text:style-name="P26"><text:span text:style-name="T49">Populating collections</text:span></text:p>
                  </text:list-item>
                </text:list>
              </text:list-item>
            </text:list>
            <text:list text:style-name="L3">
              <text:list-item>
                <text:list>
                  <text:list-item>
                    <text:p text:style-name="P26"><text:span text:style-name="T49">Accessing constants (static fields)</text:span></text:p>
                  </text:list-item>
                </text:list>
              </text:list-item>
            </text:list>
            <text:list text:style-name="L3">
              <text:list-item>
                <text:list>
                  <text:list-item>
                    <text:p text:style-name="P26"><text:span text:style-name="T49">Loading properties</text:span></text:p>
                  </text:list-item>
                </text:list>
              </text:list-item>
            </text:list>
            <text:list text:style-name="L3">
              <text:list-item>
                <text:p text:style-name="P17"><text:span text:style-name="T48">Before this namespace you wrote more to do the same thing</text:span></text:p>
              </text:list-item>
            </text:list>
            <text:list text:style-name="L3">
              <text:list-item>
                <text:list>
                  <text:list-item>
                    <text:p text:style-name="P26"><text:span text:style-name="T49">Using internal concepts like FieldRetrievingFactoryBean</text:span></text:p>
                  </text:list-item>
                </text:list>
              </text:list-item>
            </text:list>
            <text:list text:style-name="L3">
              <text:list-item>
                <text:list>
                  <text:list-item>
                    <text:p text:style-name="P29"><text:span text:style-name="T49"/></text:p>
                  </text:list-item>
                </text:list>
              </text:list-item>
            </text:list>
          </draw:text-box>
        </draw:frame>
        <presentation:notes draw:style-name="dp2">
          <office:forms form:automatic-focus="false" form:apply-design-mode="false"/>
          <draw:page-thumbnail draw:layer="layout" svg:width="13.335cm" svg:height="10.001cm" svg:x="3.493cm" svg:y="2.002cm" draw:page-number="27"/>
          <draw:frame presentation:style-name="pr7" draw:text-style-name="P4" draw:layer="layout" svg:width="16.254cm" svg:height="12.001cm" svg:x="2.033cm" svg:y="12.668cm" presentation:class="notes" presentation:placeholder="true">
            <draw:text-box/>
          </draw:frame>
        </presentation:notes>
      </draw:page>
      <draw:page draw:name="Configuring a List"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Configuring a List</text:p>
          </draw:text-box>
        </draw:frame>
        <draw:frame presentation:style-name="pr12" draw:text-style-name="P7" draw:layer="layout" svg:width="21.59cm" svg:height="12.701cm" svg:x="1.905cm" svg:y="4.445cm" presentation:class="outline" presentation:user-transformed="true">
          <draw:text-box>
            <text:list text:style-name="L8">
              <text:list-item>
                <text:p text:style-name="P30"><text:span text:style-name="T22">&lt;bean</text:span><text:span text:style-name="T23"> </text:span><text:span text:style-name="T24">id</text:span><text:span text:style-name="T23">=</text:span><text:span text:style-name="T25">“inventoryManager”</text:span><text:span text:style-name="T23"> </text:span><text:span text:style-name="T24">class</text:span><text:span text:style-name="T23">=</text:span><text:span text:style-name="T25">“foo.MyInventoryManager”</text:span><text:span text:style-name="T22">&gt;</text:span></text:p>
              </text:list-item>
            </text:list>
            <text:list text:style-name="L8">
              <text:list-item>
                <text:p text:style-name="P30"><text:span text:style-name="T22"><text:s text:c="4"/></text:span><text:span text:style-name="T22">&lt;property</text:span><text:span text:style-name="T23"> </text:span><text:span text:style-name="T24">name</text:span><text:span text:style-name="T23">=</text:span><text:span text:style-name="T25">“warehouses”</text:span><text:span text:style-name="T22">&gt;</text:span></text:p>
              </text:list-item>
            </text:list>
            <text:list text:style-name="L8">
              <text:list-item>
                <text:p text:style-name="P30"><text:span text:style-name="T22"><text:s text:c="8"/></text:span><text:span text:style-name="T22">&lt;util:list&gt;</text:span></text:p>
              </text:list-item>
            </text:list>
            <text:list text:style-name="L8">
              <text:list-item>
                <text:p text:style-name="P30"><text:span text:style-name="T22"><text:s text:c="12"/></text:span><text:span text:style-name="T22">&lt;ref</text:span><text:span text:style-name="T23"> </text:span><text:span text:style-name="T24">bean</text:span><text:span text:style-name="T23">=</text:span><text:span text:style-name="T25">“primaryWarehouse”</text:span><text:span text:style-name="T23"> </text:span><text:span text:style-name="T22">/&gt;</text:span></text:p>
              </text:list-item>
            </text:list>
            <text:list text:style-name="L8">
              <text:list-item>
                <text:p text:style-name="P30"><text:span text:style-name="T22"><text:s text:c="12"/></text:span><text:span text:style-name="T22">&lt;ref</text:span><text:span text:style-name="T23"> </text:span><text:span text:style-name="T24">bean</text:span><text:span text:style-name="T23">=</text:span><text:span text:style-name="T25">“secondaryWarehouse”</text:span><text:span text:style-name="T23"> </text:span><text:span text:style-name="T22">/&gt;</text:span></text:p>
              </text:list-item>
            </text:list>
            <text:list text:style-name="L8">
              <text:list-item>
                <text:p text:style-name="P30"><text:span text:style-name="T22"><text:s text:c="12"/></text:span><text:span text:style-name="T22">&lt;bean</text:span><text:span text:style-name="T23"> </text:span><text:span text:style-name="T24">class</text:span><text:span text:style-name="T23">=</text:span><text:span text:style-name="T25">“foo.Warehouse”</text:span><text:span text:style-name="T23"> </text:span><text:span text:style-name="T22">…/&gt;</text:span></text:p>
              </text:list-item>
            </text:list>
            <text:list text:style-name="L8">
              <text:list-item>
                <text:p text:style-name="P30"><text:span text:style-name="T22"><text:s text:c="7"/></text:span><text:span text:style-name="T22">&lt;/util:list&gt;</text:span></text:p>
              </text:list-item>
            </text:list>
            <text:list text:style-name="L8">
              <text:list-item>
                <text:p text:style-name="P30"><text:span text:style-name="T22"><text:s text:c="4"/></text:span><text:span text:style-name="T22">&lt;/property&gt;</text:span></text:p>
              </text:list-item>
            </text:list>
            <text:list text:style-name="L8">
              <text:list-item>
                <text:p text:style-name="P30"><text:span text:style-name="T22">&lt;/bean&gt;</text:span></text:p>
              </text:list-item>
            </text:list>
            <text:list text:style-name="L9">
              <text:list-item>
                <text:p text:style-name="P30"><text:span text:style-name="T23"/></text:p>
              </text:list-item>
            </text:list>
            <text:list text:style-name="L8">
              <text:list-item>
                <text:p text:style-name="P30"><text:span text:style-name="T22">&lt;bean</text:span><text:span text:style-name="T23"> </text:span><text:span text:style-name="T24">id</text:span><text:span text:style-name="T23">=</text:span><text:span text:style-name="T25">“primaryWarehouse”</text:span><text:span text:style-name="T23"> </text:span><text:span text:style-name="T22">.../&gt;</text:span></text:p>
              </text:list-item>
            </text:list>
            <text:list text:style-name="L8">
              <text:list-item>
                <text:p text:style-name="P30"><text:span text:style-name="T22">&lt;bean</text:span><text:span text:style-name="T23"> </text:span><text:span text:style-name="T24">id</text:span><text:span text:style-name="T23">=</text:span><text:span text:style-name="T25">“secondaryWarehouse” </text:span><text:span text:style-name="T22">.../&gt;</text:span></text:p>
              </text:list-item>
            </text:list>
          </draw:text-box>
        </draw:frame>
        <draw:g draw:id="id61">
          <draw:line draw:style-name="gr11" draw:text-style-name="P14" draw:layer="layout" svg:x1="9.947cm" svg:y1="11.852cm" svg:x2="8.466cm" svg:y2="10.371cm">
            <text:p text:style-name="P4"/>
          </draw:line>
          <draw:custom-shape draw:style-name="gr5" draw:text-style-name="P12" draw:layer="layout" svg:width="9.467cm" svg:height="0.976cm" svg:x="10.006cm" svg:y="11.218cm">
            <text:p text:style-name="P13"><text:span text:style-name="T11">Elements are beans (one inner)</text:span></text:p>
            <draw:enhanced-geometry svg:viewBox="0 0 21600 21600" draw:type="mso-spt202" draw:enhanced-path="M 0 0 L 21600 0 21600 21600 0 21600 0 0 Z N"/>
          </draw:custom-shape>
        </draw:g>
        <draw:g draw:id="id60">
          <draw:line draw:style-name="gr11" draw:text-style-name="P14" draw:layer="layout" svg:x1="15.663cm" svg:y1="7.407cm" svg:x2="6.773cm" svg:y2="6.984cm">
            <text:p text:style-name="P4"/>
          </draw:line>
          <draw:custom-shape draw:style-name="gr5" draw:text-style-name="P12" draw:layer="layout" svg:width="6.35cm" svg:height="0.976cm" svg:x="15.663cm" svg:y="6.773cm">
            <text:p text:style-name="P13"><text:span text:style-name="T11">List is an inner bea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28"/>
          <draw:frame presentation:style-name="pr7" draw:text-style-name="P4" draw:layer="layout" svg:width="16.254cm" svg:height="12.001cm" svg:x="2.033cm" svg:y="12.668cm" presentation:class="notes" presentation:placeholder="true">
            <draw:text-box/>
          </draw:frame>
        </presentation:notes>
      </draw:page>
      <draw:page draw:name="Configuring a Set"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Configuring a Set</text:p>
          </draw:text-box>
        </draw:frame>
        <draw:frame presentation:style-name="pr13" draw:text-style-name="P7" draw:layer="layout" svg:width="21.59cm" svg:height="10.373cm" svg:x="1.482cm" svg:y="5.08cm" presentation:class="outline" presentation:user-transformed="true">
          <draw:text-box>
            <text:list text:style-name="L8">
              <text:list-item>
                <text:p text:style-name="P30"><text:span text:style-name="T22">&lt;bean</text:span><text:span text:style-name="T23"> </text:span><text:span text:style-name="T24">id</text:span><text:span text:style-name="T23">=</text:span><text:span text:style-name="T25">“notificationService”</text:span><text:span text:style-name="T23"> </text:span><text:span text:style-name="T24">class</text:span><text:span text:style-name="T23">=</text:span><text:span text:style-name="T25">“foo.MyNotificationService”</text:span><text:span text:style-name="T22">&gt;</text:span></text:p>
              </text:list-item>
            </text:list>
            <text:list text:style-name="L8">
              <text:list-item>
                <text:p text:style-name="P30"><text:span text:style-name="T22"><text:s text:c="4"/></text:span><text:span text:style-name="T22">&lt;property</text:span><text:span text:style-name="T23"> </text:span><text:span text:style-name="T24">name</text:span><text:span text:style-name="T23">=</text:span><text:span text:style-name="T25">“subscribers”</text:span><text:span text:style-name="T23"> </text:span><text:span text:style-name="T24">ref</text:span><text:span text:style-name="T23">=</text:span><text:span text:style-name="T25">“subscribers”</text:span><text:span text:style-name="T22">/&gt;</text:span></text:p>
              </text:list-item>
            </text:list>
            <text:list text:style-name="L8">
              <text:list-item>
                <text:p text:style-name="P30"><text:span text:style-name="T22">&lt;/bean&gt;</text:span></text:p>
              </text:list-item>
            </text:list>
            <text:list text:style-name="L9">
              <text:list-item>
                <text:p text:style-name="P30"><text:span text:style-name="T23"/></text:p>
              </text:list-item>
            </text:list>
            <text:list text:style-name="L8">
              <text:list-item>
                <text:p text:style-name="P30"><text:span text:style-name="T22">&lt;util:set</text:span><text:span text:style-name="T24"> id</text:span><text:span text:style-name="T23">=</text:span><text:span text:style-name="T25">“subscribers”</text:span><text:span text:style-name="T50">&gt;</text:span></text:p>
              </text:list-item>
            </text:list>
            <text:list text:style-name="L8">
              <text:list-item>
                <text:p text:style-name="P30"><text:span text:style-name="T22"><text:s text:c="3"/></text:span><text:span text:style-name="T22">&lt;value&gt;</text:span><text:span text:style-name="T23">larry@foo.com</text:span><text:span text:style-name="T22">&lt;/value&gt;</text:span></text:p>
              </text:list-item>
            </text:list>
            <text:list text:style-name="L8">
              <text:list-item>
                <text:p text:style-name="P30"><text:span text:style-name="T22"><text:s text:c="3"/></text:span><text:span text:style-name="T22">&lt;value&gt;</text:span><text:span text:style-name="T23">curly@foo.com</text:span><text:span text:style-name="T22">&lt;/value&gt;</text:span></text:p>
              </text:list-item>
            </text:list>
            <text:list text:style-name="L8">
              <text:list-item>
                <text:p text:style-name="P30"><text:span text:style-name="T22"><text:s text:c="3"/></text:span><text:span text:style-name="T22">&lt;value&gt;</text:span><text:span text:style-name="T23">moe@foo.com</text:span><text:span text:style-name="T22">&lt;/value&gt;</text:span></text:p>
              </text:list-item>
            </text:list>
            <text:list text:style-name="L8">
              <text:list-item>
                <text:p text:style-name="P30"><text:span text:style-name="T22">&lt;/util:set&gt;</text:span></text:p>
              </text:list-item>
            </text:list>
            <text:list text:style-name="L8">
              <text:list-item>
                <text:p text:style-name="P30"><text:span text:style-name="T22"/></text:p>
              </text:list-item>
            </text:list>
          </draw:text-box>
        </draw:frame>
        <draw:g draw:id="id63">
          <draw:custom-shape draw:style-name="gr2" draw:text-style-name="P12" draw:layer="layout" svg:width="8.795cm" svg:height="1.053cm" svg:x="5.222cm" svg:y="13.871cm">
            <text:p text:style-name="P13"><text:span text:style-name="T20">Elements are literal values</text:span></text:p>
            <draw:enhanced-geometry svg:viewBox="0 0 21600 21600" draw:type="mso-spt202" draw:enhanced-path="M 0 0 L 21600 0 21600 21600 0 21600 0 0 Z N"/>
          </draw:custom-shape>
          <draw:line draw:style-name="gr11" draw:text-style-name="P14" draw:layer="layout" svg:x1="7.119cm" svg:y1="13.87cm" svg:x2="6.484cm" svg:y2="13.023cm">
            <text:p text:style-name="P4"/>
          </draw:line>
        </draw:g>
        <draw:g draw:id="id62">
          <draw:line draw:style-name="gr11" draw:text-style-name="P14" draw:layer="layout" svg:x1="13.257cm" svg:y1="9.214cm" svg:x2="10.082cm" svg:y2="9.426cm">
            <text:p text:style-name="P4"/>
          </draw:line>
          <draw:custom-shape draw:style-name="gr2" draw:text-style-name="P12" draw:layer="layout" svg:width="7.495cm" svg:height="1.053cm" svg:x="13.27cm" svg:y="8.791cm">
            <text:p text:style-name="P13"><text:span text:style-name="T20">Set is a top-level bea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3"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29"/>
          <draw:frame presentation:style-name="pr7" draw:text-style-name="P4" draw:layer="layout" svg:width="16.254cm" svg:height="12.001cm" svg:x="2.033cm" svg:y="12.668cm" presentation:class="notes" presentation:placeholder="true">
            <draw:text-box/>
          </draw:frame>
        </presentation:notes>
      </draw:page>
      <draw:page draw:name="Configuring a Map (1)"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Configuring a Map (1)</text:p>
          </draw:text-box>
        </draw:frame>
        <draw:frame presentation:style-name="pr14" draw:text-style-name="P7" draw:layer="layout" svg:width="21.59cm" svg:height="11.431cm" svg:x="1.905cm" svg:y="4.868cm" presentation:class="outline" presentation:user-transformed="true">
          <draw:text-box>
            <text:list text:style-name="L8">
              <text:list-item>
                <text:p text:style-name="P31"><text:span text:style-name="T22">&lt;bean</text:span><text:span text:style-name="T23"> </text:span><text:span text:style-name="T24">id</text:span><text:span text:style-name="T23">=</text:span><text:span text:style-name="T25">“inventoryManager”</text:span><text:span text:style-name="T23"> </text:span><text:span text:style-name="T24">class</text:span><text:span text:style-name="T23">=</text:span><text:span text:style-name="T25">“foo.MyInventoryManager”</text:span><text:span text:style-name="T22">&gt;</text:span></text:p>
              </text:list-item>
            </text:list>
            <text:list text:style-name="L8">
              <text:list-item>
                <text:p text:style-name="P31"><text:span text:style-name="T22"><text:s text:c="4"/></text:span><text:span text:style-name="T22">&lt;property</text:span><text:span text:style-name="T23"> </text:span><text:span text:style-name="T24">name</text:span><text:span text:style-name="T23">=</text:span><text:span text:style-name="T25">“warehouses”</text:span><text:span text:style-name="T22">&gt;</text:span></text:p>
              </text:list-item>
            </text:list>
            <text:list text:style-name="L8">
              <text:list-item>
                <text:p text:style-name="P31"><text:span text:style-name="T22"><text:s text:c="8"/></text:span><text:span text:style-name="T22">&lt;util:map&gt;</text:span></text:p>
              </text:list-item>
            </text:list>
            <text:list text:style-name="L8">
              <text:list-item>
                <text:p text:style-name="P31"><text:span text:style-name="T22"><text:s text:c="12"/></text:span><text:span text:style-name="T22">&lt;entry</text:span><text:span text:style-name="T23"> </text:span><text:span text:style-name="T24">key</text:span><text:span text:style-name="T23">=</text:span><text:span text:style-name="T25">“primary”</text:span><text:span text:style-name="T23"> </text:span><text:span text:style-name="T24">value-ref</text:span><text:span text:style-name="T23">=</text:span><text:span text:style-name="T25">“primaryWarehouse”</text:span><text:span text:style-name="T22"> /&gt;</text:span></text:p>
              </text:list-item>
            </text:list>
            <text:list text:style-name="L8">
              <text:list-item>
                <text:p text:style-name="P31"><text:span text:style-name="T22"><text:s text:c="12"/></text:span><text:span text:style-name="T22">&lt;entry</text:span><text:span text:style-name="T23"> </text:span><text:span text:style-name="T24">key</text:span><text:span text:style-name="T23">=</text:span><text:span text:style-name="T25">“secondary”</text:span><text:span text:style-name="T22">&gt;</text:span></text:p>
              </text:list-item>
            </text:list>
            <text:list text:style-name="L8">
              <text:list-item>
                <text:p text:style-name="P31"><text:span text:style-name="T22"><text:s text:c="16"/></text:span><text:span text:style-name="T22">&lt;bean</text:span><text:span text:style-name="T50"> </text:span><text:span text:style-name="T24">class</text:span><text:span text:style-name="T23">=</text:span><text:span text:style-name="T25">“foo.Warehouse” </text:span><text:span text:style-name="T22">…/&gt;</text:span></text:p>
              </text:list-item>
            </text:list>
            <text:list text:style-name="L8">
              <text:list-item>
                <text:p text:style-name="P31"><text:span text:style-name="T22"><text:s text:c="12"/></text:span><text:span text:style-name="T22">&lt;/entry&gt;</text:span></text:p>
              </text:list-item>
            </text:list>
            <text:list text:style-name="L8">
              <text:list-item>
                <text:p text:style-name="P31"><text:span text:style-name="T22"><text:s text:c="7"/></text:span><text:span text:style-name="T22">&lt;/util:map&gt;</text:span></text:p>
              </text:list-item>
            </text:list>
            <text:list text:style-name="L8">
              <text:list-item>
                <text:p text:style-name="P31"><text:span text:style-name="T22"><text:s text:c="4"/></text:span><text:span text:style-name="T22">&lt;/property&gt;</text:span></text:p>
              </text:list-item>
            </text:list>
            <text:list text:style-name="L8">
              <text:list-item>
                <text:p text:style-name="P31"><text:span text:style-name="T22">&lt;/bean&gt;</text:span></text:p>
              </text:list-item>
            </text:list>
            <text:list text:style-name="L9">
              <text:list-item>
                <text:p text:style-name="P31"><text:span text:style-name="T51"/></text:p>
              </text:list-item>
            </text:list>
            <text:list text:style-name="L8">
              <text:list-item>
                <text:p text:style-name="P31"><text:span text:style-name="T22">&lt;bean</text:span><text:span text:style-name="T23"> </text:span><text:span text:style-name="T24">id</text:span><text:span text:style-name="T23">=</text:span><text:span text:style-name="T25">“primaryWarehouse”</text:span><text:span text:style-name="T23"> </text:span><text:span text:style-name="T22">.../&gt;</text:span></text:p>
              </text:list-item>
            </text:list>
          </draw:text-box>
        </draw:frame>
        <draw:g draw:id="id64">
          <draw:line draw:style-name="gr11" draw:text-style-name="P14" draw:layer="layout" svg:x1="17.144cm" svg:y1="9.102cm" svg:x2="16.297cm" svg:y2="8.678cm">
            <text:p text:style-name="P4"/>
          </draw:line>
          <draw:custom-shape draw:style-name="gr2" draw:text-style-name="P12" draw:layer="layout" svg:width="7.39cm" svg:height="0.976cm" svg:x="16.984cm" svg:y="8.678cm">
            <text:p text:style-name="P13"><text:span text:style-name="T11">Value is a top-level bean</text:span></text:p>
            <draw:enhanced-geometry svg:viewBox="0 0 21600 21600" draw:type="mso-spt202" draw:enhanced-path="M 0 0 L 21600 0 21600 21600 0 21600 0 0 Z N"/>
          </draw:custom-shape>
        </draw:g>
        <draw:g draw:id="id65">
          <draw:line draw:style-name="gr11" draw:text-style-name="P14" draw:layer="layout" svg:x1="9.525cm" svg:y1="11.217cm" svg:x2="8.255cm" svg:y2="10.582cm">
            <text:p text:style-name="P4"/>
          </draw:line>
          <draw:custom-shape draw:style-name="gr2" draw:text-style-name="P12" draw:layer="layout" svg:width="6.755cm" svg:height="0.976cm" svg:x="9.364cm" svg:y="10.649cm">
            <text:p text:style-name="P13"><text:span text:style-name="T11">Value is an inner bea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30"/>
          <draw:frame presentation:style-name="pr7" draw:text-style-name="P4" draw:layer="layout" svg:width="16.254cm" svg:height="12.001cm" svg:x="2.033cm" svg:y="12.668cm" presentation:class="notes" presentation:placeholder="true">
            <draw:text-box/>
          </draw:frame>
        </presentation:notes>
      </draw:page>
      <draw:page draw:name="Configuring a Map (2)"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Configuring a Map (2)</text:p>
          </draw:text-box>
        </draw:frame>
        <draw:frame presentation:style-name="pr15" draw:text-style-name="P7" draw:layer="layout" svg:width="22.437cm" svg:height="12.489cm" svg:x="1.904cm" svg:y="4.445cm" presentation:class="outline" presentation:user-transformed="true">
          <draw:text-box>
            <text:list text:style-name="L8">
              <text:list-item>
                <text:p text:style-name="P31"><text:span text:style-name="T22">&lt;bean</text:span><text:span text:style-name="T23"> </text:span><text:span text:style-name="T24">id</text:span><text:span text:style-name="T23">=</text:span><text:span text:style-name="T25">“inventoryManager”</text:span><text:span text:style-name="T23"> </text:span><text:span text:style-name="T24">class</text:span><text:span text:style-name="T23">=</text:span><text:span text:style-name="T25">“foo.MyInventoryManager”</text:span><text:span text:style-name="T22">&gt;</text:span></text:p>
              </text:list-item>
            </text:list>
            <text:list text:style-name="L8">
              <text:list-item>
                <text:p text:style-name="P31"><text:span text:style-name="T22"><text:s text:c="4"/></text:span><text:span text:style-name="T22">&lt;property</text:span><text:span text:style-name="T23"> </text:span><text:span text:style-name="T24">name</text:span><text:span text:style-name="T23">=</text:span><text:span text:style-name="T25">“warehouses”</text:span><text:span text:style-name="T22">&gt;</text:span></text:p>
              </text:list-item>
            </text:list>
            <text:list text:style-name="L8">
              <text:list-item>
                <text:p text:style-name="P31"><text:span text:style-name="T22"><text:s text:c="8"/></text:span><text:span text:style-name="T22">&lt;util:map&gt;</text:span></text:p>
              </text:list-item>
            </text:list>
            <text:list text:style-name="L8">
              <text:list-item>
                <text:p text:style-name="P32"><text:span text:style-name="T52"><text:s text:c="12"/></text:span><text:span text:style-name="T52">&lt;entry&gt;</text:span></text:p>
              </text:list-item>
            </text:list>
            <text:list text:style-name="L8">
              <text:list-item>
                <text:p text:style-name="P32"><text:span text:style-name="T52"><text:s text:c="16"/></text:span><text:span text:style-name="T52">&lt;key&gt;</text:span></text:p>
              </text:list-item>
            </text:list>
            <text:list text:style-name="L8">
              <text:list-item>
                <text:p text:style-name="P32"><text:span text:style-name="T52"><text:s text:c="20"/></text:span><text:span text:style-name="T52">&lt;bean</text:span><text:span text:style-name="T53"> </text:span><text:span text:style-name="T54">class</text:span><text:span text:style-name="T53">=</text:span><text:span text:style-name="T55">“foo.WarehouseKey”</text:span><text:span text:style-name="T52">&gt;</text:span></text:p>
              </text:list-item>
            </text:list>
            <text:list text:style-name="L8">
              <text:list-item>
                <text:p text:style-name="P32"><text:span text:style-name="T52"><text:s text:c="24"/></text:span><text:span text:style-name="T52">&lt;constructor-arg</text:span><text:span text:style-name="T53"> </text:span><text:span text:style-name="T54">value</text:span><text:span text:style-name="T53">=</text:span><text:span text:style-name="T55">“123456789”</text:span><text:span text:style-name="T53"> </text:span><text:span text:style-name="T52">/&gt;</text:span></text:p>
              </text:list-item>
            </text:list>
            <text:list text:style-name="L8">
              <text:list-item>
                <text:p text:style-name="P32"><text:span text:style-name="T52"><text:s text:c="20"/></text:span><text:span text:style-name="T52">&lt;/bean&gt;</text:span></text:p>
              </text:list-item>
            </text:list>
            <text:list text:style-name="L8">
              <text:list-item>
                <text:p text:style-name="P32"><text:span text:style-name="T52"><text:s text:c="16"/></text:span><text:span text:style-name="T52">&lt;/key&gt;</text:span></text:p>
              </text:list-item>
            </text:list>
            <text:list text:style-name="L8">
              <text:list-item>
                <text:p text:style-name="P32"><text:span text:style-name="T52"><text:s text:c="16"/></text:span><text:span text:style-name="T52">&lt;bean</text:span><text:span text:style-name="T56"> </text:span><text:span text:style-name="T54">class</text:span><text:span text:style-name="T56">=</text:span><text:span text:style-name="T55">“foo.Warehouse”</text:span><text:span text:style-name="T56"> </text:span><text:span text:style-name="T52">…/&gt;</text:span></text:p>
              </text:list-item>
            </text:list>
            <text:list text:style-name="L8">
              <text:list-item>
                <text:p text:style-name="P31"><text:span text:style-name="T22"><text:s text:c="11"/></text:span><text:span text:style-name="T22">&lt;/entry&gt;</text:span></text:p>
              </text:list-item>
            </text:list>
            <text:list text:style-name="L8">
              <text:list-item>
                <text:p text:style-name="P31"><text:span text:style-name="T22"><text:s text:c="7"/></text:span><text:span text:style-name="T22">&lt;/util:map&gt;</text:span></text:p>
              </text:list-item>
            </text:list>
            <text:list text:style-name="L8">
              <text:list-item>
                <text:p text:style-name="P31"><text:span text:style-name="T22"><text:s text:c="4"/></text:span><text:span text:style-name="T22">&lt;/property&gt;</text:span></text:p>
              </text:list-item>
            </text:list>
            <text:list text:style-name="L8">
              <text:list-item>
                <text:p text:style-name="P31"><text:span text:style-name="T22">&lt;/bean&gt;</text:span></text:p>
              </text:list-item>
            </text:list>
          </draw:text-box>
        </draw:frame>
        <draw:g draw:id="id66">
          <draw:line draw:style-name="gr11" draw:text-style-name="P14" draw:layer="layout" svg:x1="10.109cm" svg:y1="11.182cm" svg:x2="8.839cm" svg:y2="10.547cm">
            <text:p text:style-name="P4"/>
          </draw:line>
          <draw:custom-shape draw:style-name="gr2" draw:text-style-name="P12" draw:layer="layout" svg:width="6.276cm" svg:height="0.976cm" svg:x="9.923cm" svg:y="10.614cm">
            <text:p text:style-name="P13"><text:span text:style-name="T11">Key is an inner bea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6"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31"/>
          <draw:frame presentation:style-name="pr7" draw:text-style-name="P4" draw:layer="layout" svg:width="16.254cm" svg:height="12.001cm" svg:x="2.033cm" svg:y="12.668cm" presentation:class="notes" presentation:placeholder="true">
            <draw:text-box/>
          </draw:frame>
        </presentation:notes>
      </draw:page>
      <draw:page draw:name="Accessing Constants"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Accessing Constants</text:p>
          </draw:text-box>
        </draw:frame>
        <draw:frame presentation:style-name="pr16" draw:text-style-name="P7" draw:layer="layout" svg:width="23.707cm" svg:height="6.986cm" svg:x="1.057cm" svg:y="5.502cm" presentation:class="outline" presentation:user-transformed="true">
          <draw:text-box>
            <text:list text:style-name="L8">
              <text:list-item>
                <text:p text:style-name="P30"><text:span text:style-name="T22">&lt;bean </text:span><text:span text:style-name="T24">id</text:span><text:span text:style-name="T23">=</text:span><text:span text:style-name="T25">“notificationService” <text:s/></text:span></text:p>
              </text:list-item>
            </text:list>
            <text:list text:style-name="L8">
              <text:list-item>
                <text:p text:style-name="P30"><text:span text:style-name="T22"><text:s text:c="6"/></text:span><text:span text:style-name="T24">class</text:span><text:span text:style-name="T23">=</text:span><text:span text:style-name="T25">“example.MyNotificationService”</text:span><text:span text:style-name="T22">&gt;</text:span></text:p>
              </text:list-item>
            </text:list>
            <text:list text:style-name="L8">
              <text:list-item>
                <text:p text:style-name="P30"><text:span text:style-name="T22"><text:s text:c="4"/></text:span><text:span text:style-name="T22">&lt;property </text:span><text:span text:style-name="T24">name</text:span><text:span text:style-name="T23">=</text:span><text:span text:style-name="T25">“hostname”</text:span><text:span text:style-name="T22">&gt;</text:span></text:p>
              </text:list-item>
            </text:list>
            <text:list text:style-name="L8">
              <text:list-item>
                <text:p text:style-name="P30"><text:span text:style-name="T22"><text:s text:c="8"/></text:span><text:span text:style-name="T22">&lt;util:constant </text:span><text:span text:style-name="T24">static-field</text:span><text:span text:style-name="T23">=</text:span><text:span text:style-name="T25">“example.MyConstants.HOST_NAME” </text:span><text:span text:style-name="T22">/&gt;</text:span></text:p>
              </text:list-item>
            </text:list>
            <text:list text:style-name="L8">
              <text:list-item>
                <text:p text:style-name="P30"><text:span text:style-name="T22"><text:s text:c="4"/></text:span><text:span text:style-name="T22">&lt;/property&gt;</text:span></text:p>
              </text:list-item>
            </text:list>
            <text:list text:style-name="L8">
              <text:list-item>
                <text:p text:style-name="P30"><text:span text:style-name="T22">&lt;/bean&gt;</text:span></text:p>
              </text:list-item>
            </text:list>
          </draw:text-box>
        </draw:frame>
        <draw:g draw:id="id67">
          <draw:line draw:style-name="gr11" draw:text-style-name="P14" draw:layer="layout" svg:x1="9.948cm" svg:y1="10.729cm" svg:x2="8.678cm" svg:y2="9.525cm">
            <text:p text:style-name="P4"/>
          </draw:line>
          <draw:custom-shape draw:style-name="gr2" draw:text-style-name="P12" draw:layer="layout" svg:width="13.439cm" svg:height="0.976cm" svg:x="8.28cm" svg:y="10.583cm">
            <text:p text:style-name="P13"><text:span text:style-name="T30">Accesses static field in the MyConstants clas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32"/>
          <draw:frame presentation:style-name="pr7" draw:text-style-name="P4" draw:layer="layout" svg:width="16.254cm" svg:height="12.001cm" svg:x="2.033cm" svg:y="12.668cm" presentation:class="notes" presentation:placeholder="true">
            <draw:text-box/>
          </draw:frame>
        </presentation:notes>
      </draw:page>
      <draw:page draw:name="Loading Properties"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Loading Properties</text:p>
          </draw:text-box>
        </draw:frame>
        <draw:frame presentation:style-name="pr17" draw:text-style-name="P7" draw:layer="layout" svg:width="21.855cm" svg:height="6.232cm" svg:x="1.745cm" svg:y="4.656cm" presentation:class="outline" presentation:user-transformed="true">
          <draw:text-box>
            <text:list text:style-name="L8">
              <text:list-item>
                <text:p text:style-name="P30"><text:span text:style-name="T22">&lt;bean </text:span><text:span text:style-name="T24">id</text:span><text:span text:style-name="T23">=</text:span><text:span text:style-name="T25">“notificationService” <text:s/></text:span></text:p>
              </text:list-item>
            </text:list>
            <text:list text:style-name="L8">
              <text:list-item>
                <text:p text:style-name="P30"><text:span text:style-name="T22"><text:s text:c="6"/></text:span><text:span text:style-name="T24">class</text:span><text:span text:style-name="T23">=</text:span><text:span text:style-name="T25">“example.MyNotificationService”</text:span><text:span text:style-name="T22">&gt;</text:span></text:p>
              </text:list-item>
            </text:list>
            <text:list text:style-name="L8">
              <text:list-item>
                <text:p text:style-name="P30"><text:span text:style-name="T22"><text:s text:c="4"/></text:span><text:span text:style-name="T22">&lt;property </text:span><text:span text:style-name="T24">name</text:span><text:span text:style-name="T23">=</text:span><text:span text:style-name="T25">“emailMappings”</text:span><text:span text:style-name="T22">&gt;</text:span></text:p>
              </text:list-item>
            </text:list>
            <text:list text:style-name="L9">
              <text:list-item>
                <text:p text:style-name="P30"><text:span text:style-name="T57"><text:s text:c="8"/></text:span><text:span text:style-name="T22">&lt;util:properties</text:span><text:span text:style-name="T50"> </text:span><text:span text:style-name="T24">location</text:span><text:span text:style-name="T50">=</text:span><text:span text:style-name="T25">“classpath:mail.properties”</text:span><text:span text:style-name="T50"> </text:span><text:span text:style-name="T22">/&gt;</text:span></text:p>
              </text:list-item>
            </text:list>
            <text:list text:style-name="L8">
              <text:list-item>
                <text:p text:style-name="P30"><text:span text:style-name="T22"><text:s text:c="4"/></text:span><text:span text:style-name="T22">&lt;/property&gt;</text:span></text:p>
              </text:list-item>
            </text:list>
            <text:list text:style-name="L8">
              <text:list-item>
                <text:p text:style-name="P30"><text:span text:style-name="T22">&lt;/bean&gt;</text:span></text:p>
              </text:list-item>
            </text:list>
          </draw:text-box>
        </draw:frame>
        <draw:g draw:id="id68">
          <draw:line draw:style-name="gr11" draw:text-style-name="P14" draw:layer="layout" svg:x1="11.218cm" svg:y1="9.882cm" svg:x2="9.948cm" svg:y2="8.678cm">
            <text:p text:style-name="P4"/>
          </draw:line>
          <draw:custom-shape draw:style-name="gr2" draw:text-style-name="P12" draw:layer="layout" svg:width="13.007cm" svg:height="0.976cm" svg:x="10.191cm" svg:y="9.736cm">
            <text:p text:style-name="P13"><text:span text:style-name="T11">Loads a java.util.Properties from the location</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8" smil:attributeName="visibility" smil:to="visible"/>
                </anim:par>
              </anim:par>
            </anim:par>
          </anim:seq>
        </anim:par>
        <presentation:notes draw:style-name="dp2">
          <office:forms form:automatic-focus="false" form:apply-design-mode="false"/>
          <draw:page-thumbnail draw:layer="layout" svg:width="13.335cm" svg:height="10.001cm" svg:x="3.493cm" svg:y="2.002cm" draw:page-number="33"/>
          <draw:frame presentation:style-name="pr7" draw:text-style-name="P4" draw:layer="layout" svg:width="16.254cm" svg:height="12.001cm" svg:x="2.033cm" svg:y="12.668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text-style-name="P2" draw:layer="layout" svg:width="17.476cm" svg:height="2.753cm" svg:x="0.957cm" svg:y="0.225cm" presentation:class="title" presentation:user-transformed="true">
          <draw:text-box>
            <text:p text:style-name="P5">Summary</text:p>
          </draw:text-box>
        </draw:frame>
        <draw:frame presentation:style-name="pr18" draw:text-style-name="P35" draw:layer="layout" svg:width="21.855cm" svg:height="13.747cm" svg:x="1.745cm" svg:y="4.657cm" presentation:class="outline" presentation:user-transformed="true">
          <draw:text-box>
            <text:list text:style-name="L3">
              <text:list-item>
                <text:p text:style-name="P6">Spring offers many techniques to simplify configuration</text:p>
              </text:list-item>
            </text:list>
            <text:list text:style-name="L3">
              <text:list-item>
                <text:list>
                  <text:list-item>
                    <text:p text:style-name="P33">We've seen just a few here</text:p>
                  </text:list-item>
                </text:list>
              </text:list-item>
            </text:list>
            <text:list text:style-name="L3">
              <text:list-item>
                <text:list>
                  <text:list-item>
                    <text:p text:style-name="P33">It's about expressiveness and elegance, just like code</text:p>
                  </text:list-item>
                </text:list>
              </text:list-item>
            </text:list>
            <text:list text:style-name="L3">
              <text:list-item>
                <text:p text:style-name="P34">Don't repeat yourself!</text:p>
              </text:list-item>
            </text:list>
            <text:list text:style-name="L3">
              <text:list-item>
                <text:list>
                  <text:list-item>
                    <text:p text:style-name="P33">Use <text:span text:style-name="T58">bean inheritance</text:span> if you're seeing repetitive XML</text:p>
                  </text:list-item>
                </text:list>
              </text:list-item>
            </text:list>
            <text:list text:style-name="L3">
              <text:list-item>
                <text:p text:style-name="P6">Consider hiding low-level beans</text:p>
              </text:list-item>
            </text:list>
            <text:list text:style-name="L3">
              <text:list-item>
                <text:list>
                  <text:list-item>
                    <text:p text:style-name="P33">Use <text:span text:style-name="T58">inner beans</text:span> where it's natural to do so</text:p>
                  </text:list-item>
                </text:list>
              </text:list-item>
            </text:list>
            <text:list text:style-name="L3">
              <text:list-item>
                <text:p text:style-name="P34">Avoid monolithic configuration</text:p>
              </text:list-item>
            </text:list>
            <text:list text:style-name="L3">
              <text:list-item>
                <text:list>
                  <text:list-item>
                    <text:p text:style-name="P33">Use <text:span text:style-name="T59">&lt;import/&gt;</text:span> to aid in modularizing your XML</text:p>
                  </text:list-item>
                </text:list>
              </text:list-item>
            </text:list>
            <text:list text:style-name="L3">
              <text:list-item>
                <text:p text:style-name="P28"/>
              </text:list-item>
            </text:list>
            <text:list text:style-name="L3">
              <text:list-item>
                <text:p text:style-name="P28"/>
              </text:list-item>
            </text:list>
          </draw:text-box>
        </draw:frame>
        <presentation:notes draw:style-name="dp2">
          <office:forms form:automatic-focus="false" form:apply-design-mode="false"/>
          <draw:page-thumbnail draw:layer="layout" svg:width="13.335cm" svg:height="10.001cm" svg:x="3.493cm" svg:y="2.002cm" draw:page-number="34"/>
          <draw:frame presentation:style-name="pr6" draw:text-style-name="P36" draw:layer="layout" svg:width="16.254cm" svg:height="12cm" svg:x="2.033cm" svg:y="12.668cm" presentation:class="notes" presentation:user-transformed="true">
            <draw:text-box>
              <text:p text:style-name="P8"><text:span text:style-name="T60">Remember – there is no longer a lab with this module!</text:span></text:p>
              <text:p text:style-name="P8"><text:span text:style-name="T60"/></text:p>
              <text:p text:style-name="P8"><text:span text:style-name="T60">Just summarize and move on. <text:s/>Reinforce that the key thing is that they know techniques are available to help if their XML configurations begin to get out of hand / inelegant / otherwise unruly.</text:span></text:p>
              <text:p text:style-name="P8"><text:span text:style-name="T60"/></text:p>
              <text:p text:style-name="P8"><text:span text:style-name="T60">Let students know that even though we don't have a lab with this module, they will be seeing these techniques throughout subsequent labs, so they'll have plenty of opportunity to get 'hands on' with them.</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Verdana" style:font-family-generic="swiss" style:font-pitch="variable" fo:color="#1e481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1e481f"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76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11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7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Verdana" style:font-family-generic="swiss" style:font-pitch="variable" fo:font-size="16pt" fo:font-style="normal" fo:text-shadow="none" style:text-underline-style="none" fo:font-weight="normal"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auto-grow-height="false" fo:min-height="1.333cm"/>
    </style:style>
    <style:style style:name="gr2" style:family="graphic" style:parent-style-name="standard">
      <style:graphic-properties draw:stroke="none" draw:fill="none" draw:fill-color="#ffffff" draw:textarea-vertical-align="bottom" draw:auto-grow-height="false" fo:min-height="1.333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no-wrap" draw:shadow="hidden"/>
    </style:style>
    <style:style style:name="gr5" style:family="graphic" style:parent-style-name="standard">
      <style:graphic-properties draw:stroke="none" draw:fill="solid" draw:fill-color="#143015"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2"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r3"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no-wrap" draw:shadow="hidden" draw:shadow-color="#808080"/>
    </style:style>
    <style:style style:name="pr4"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margin-left="0cm" fo:margin-right="0cm" fo:text-align="end" text:enable-numbering="false" fo:text-indent="0cm" style:punctuation-wrap="simple" style:line-break="normal"/>
    </style:style>
    <style:style style:name="P5" style:family="paragraph">
      <style:paragraph-properties style:writing-mode="lr-tb"/>
    </style:style>
    <style:style style:name="P6" style:family="paragraph">
      <style:paragraph-properties fo:text-align="center"/>
    </style:style>
    <style:style style:name="P7" style:family="paragraph">
      <style:paragraph-properties fo:margin-left="0cm" fo:margin-right="0cm" text:enable-numbering="false" fo:text-indent="0cm" style:writing-mode="lr-tb"/>
    </style:style>
    <style:style style:name="P8" style:family="paragraph">
      <style:paragraph-properties fo:margin-left="0cm" fo:margin-right="0cm" fo:text-align="end" text:enable-numbering="false" fo:text-indent="0cm" style:writing-mode="lr-tb"/>
    </style:style>
    <style:style style:name="P9" style:family="paragraph">
      <style:paragraph-properties fo:margin-left="0cm" fo:margin-right="0cm" fo:line-height="100%" text:enable-numbering="false" fo:text-indent="0cm" style:punctuation-wrap="simple" style:line-break="normal"/>
    </style:style>
    <style:style style:name="T1" style:family="text">
      <style:text-properties fo:font-size="14pt" style:font-size-asian="14pt" style:font-size-complex="14pt"/>
    </style:style>
    <style:style style:name="T2" style:family="text">
      <style:text-properties fo:color="#ffffff" fo:font-size="12pt" fo:font-weight="bold" style:font-family-asian="'ＭＳ Ｐゴシック'" style:font-family-generic-asian="modern" style:font-pitch-asian="variable" style:font-size-asian="12pt" style:font-weight-asian="bold" style:font-family-complex="'ＭＳ Ｐゴシック'" style:font-family-generic-complex="modern" style:font-pitch-complex="variable" style:font-size-complex="12pt" style:font-weight-complex="bold"/>
    </style:style>
    <style:style style:name="T3" style:family="text">
      <style:text-properties fo:font-size="13pt" fo:language="en" fo:country="US" style:font-size-asian="13pt" style:font-size-complex="13pt"/>
    </style:style>
    <style:style style:name="T4" style:family="text">
      <style:text-properties fo:color="#ffffff" fo:font-family="Verdana" style:font-family-generic="swiss" style:font-pitch="variable" fo:font-size="6pt" fo:language="en" fo:country="US" fo:font-weight="bold" style:font-family-asian="'ＭＳ Ｐゴシック'" style:font-family-generic-asian="modern" style:font-pitch-asian="variable" style:font-size-asian="6pt" style:font-weight-asian="bold" style:font-family-complex="'ＭＳ Ｐゴシック'" style:font-family-generic-complex="modern" style:font-pitch-complex="variable" style:font-size-complex="6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8.817cm" svg:height="1.332cm" svg:x="0cm" svg:y="0cm" presentation:class="header">
        <draw:text-box>
          <text:p text:style-name="P1"><text:span text:style-name="T1"><presentation:header/></text:span></text:p>
        </draw:text-box>
      </draw:frame>
      <draw:frame draw:style-name="gr1" draw:text-style-name="P2" draw:layer="backgroundobjects" svg:width="8.817cm" svg:height="1.332cm" svg:x="11.502cm" svg:y="0cm" presentation:class="date-time">
        <draw:text-box>
          <text:p text:style-name="P2"><text:span text:style-name="T1"><presentation:date-time/></text:span></text:p>
        </draw:text-box>
      </draw:frame>
      <draw:frame draw:style-name="gr2" draw:text-style-name="P1" draw:layer="backgroundobjects" svg:width="8.817cm" svg:height="1.332cm" svg:x="0cm" svg:y="25.337cm" presentation:class="footer">
        <draw:text-box>
          <text:p text:style-name="P1"><text:span text:style-name="T1"><presentation:footer/></text:span></text:p>
        </draw:text-box>
      </draw:frame>
      <draw:frame draw:style-name="gr2" draw:text-style-name="P2" draw:layer="backgroundobjects" svg:width="8.817cm" svg:height="1.332cm" svg:x="11.502cm" svg:y="25.337cm" presentation:class="page-number">
        <draw:text-box>
          <text:p text:style-name="P2"><text:span text:style-name="T1">Container 3 - </text:span><text:span text:style-name="T1"><text:page-number>&lt;number&gt;</text:page-number></text:span></text:p>
        </draw:text-box>
      </draw:frame>
      <draw:page-thumbnail draw:layer="backgroundobjects" svg:width="11.201cm" svg:height="8.4cm" svg:x="4.559cm" svg:y="3.733cm" draw:page-number="1"/>
      <draw:page-thumbnail draw:layer="backgroundobjects" svg:width="11.201cm" svg:height="8.4cm" svg:x="4.559cm" svg:y="14.535cm"/>
    </style:handout-master>
    <style:master-page style:name="Default" style:page-layout-name="PM1" draw:style-name="dp1">
      <draw:frame draw:style-name="gr3" draw:text-style-name="P3" draw:layer="backgroundobjects" svg:width="25.4cm" svg:height="3.052cm" svg:x="0cm" svg:y="15.998cm">
        <draw:image xlink:href="Pictures/10000000000002580000007022DCF009.jpg" xlink:type="simple" xlink:show="embed" xlink:actuate="onLoad">
          <text:p/>
        </draw:image>
      </draw:frame>
      <draw:frame presentation:style-name="Default-title" draw:layer="backgroundobjects" svg:width="17.476cm" svg:height="2.969cm" svg:x="0.957cm" svg:y="0.117cm" presentation:class="title" presentation:placeholder="true">
        <draw:text-box/>
      </draw:frame>
      <draw:frame presentation:style-name="Default-outline1" draw:layer="backgroundobjects" svg:width="21.855cm" svg:height="11.219cm" svg:x="1.745cm" svg:y="4.657cm" presentation:class="outline" presentation:placeholder="true">
        <draw:text-box/>
      </draw:frame>
      <draw:custom-shape draw:style-name="gr4" draw:text-style-name="P5" draw:layer="backgroundobjects" svg:width="5.292cm" svg:height="1.27cm" svg:x="19.566cm" svg:y="18.181cm">
        <text:p text:style-name="P4"><text:span text:style-name="T2"><text:page-number>&lt;number&gt;</text:page-number></text:span></text:p>
        <draw:enhanced-geometry svg:viewBox="0 0 21600 21600" draw:type="rectangle" draw:enhanced-path="M 0 0 L 21600 0 21600 21600 0 21600 0 0 Z N"/>
      </draw:custom-shape>
      <draw:custom-shape draw:style-name="gr5" draw:text-style-name="P5" draw:layer="backgroundobjects" svg:width="24.346cm" svg:height="0.119cm" svg:x="0.525cm" svg:y="3.325cm">
        <text:p/>
        <draw:enhanced-geometry svg:viewBox="0 0 21600 21600" draw:mirror-vertic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backgroundobjects" svg:width="5.979cm" svg:height="1.821cm" svg:x="18.994cm" svg:y="0.632cm">
        <draw:image xlink:href="Pictures/100000000000054C0000019D2024983D.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1" draw:text-style-name="P7" draw:layer="backgroundobjects" svg:width="8.806cm" svg:height="1.333cm" svg:x="0cm" svg:y="0cm" presentation:class="header">
          <draw:text-box>
            <text:p text:style-name="P7"><text:span text:style-name="T3"><presentation:header/></text:span></text:p>
          </draw:text-box>
        </draw:frame>
        <draw:frame presentation:style-name="pr1" draw:text-style-name="P8" draw:layer="backgroundobjects" svg:width="8.807cm" svg:height="1.333cm" svg:x="11.508cm" svg:y="0cm" presentation:class="date-time">
          <draw:text-box>
            <text:p text:style-name="P8"><text:span text:style-name="T3"><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pr2" draw:text-style-name="P7" draw:layer="backgroundobjects" svg:width="8.806cm" svg:height="1.333cm" svg:x="0cm" svg:y="25.333cm" presentation:class="footer">
          <draw:text-box>
            <text:p text:style-name="P7"><text:span text:style-name="T3"><presentation:footer/></text:span></text:p>
          </draw:text-box>
        </draw:frame>
        <draw:frame presentation:style-name="pr2"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style:master-page style:name="Title1" style:page-layout-name="PM1" draw:style-name="dp1">
      <draw:frame draw:style-name="gr3" draw:text-style-name="P3" draw:layer="backgroundobjects" svg:width="25.4cm" svg:height="3.052cm" svg:x="0cm" svg:y="15.998cm">
        <draw:image xlink:href="Pictures/10000000000002580000007022DCF009.jpg" xlink:type="simple" xlink:show="embed" xlink:actuate="onLoad">
          <text:p/>
        </draw:image>
      </draw:frame>
      <draw:frame presentation:style-name="Title1-title" draw:layer="backgroundobjects" svg:width="21.59cm" svg:height="3.176cm" svg:x="1.826cm" svg:y="5.767cm" presentation:class="title" presentation:placeholder="true">
        <draw:text-box/>
      </draw:frame>
      <draw:custom-shape draw:style-name="gr4" draw:text-style-name="P5" draw:layer="backgroundobjects" svg:width="18.49cm" svg:height="1.037cm" svg:x="0.635cm" svg:y="18.353cm">
        <text:p text:style-name="P9"><text:span text:style-name="T4"><presentation:footer/></text:span><text:span text:style-name="T4">Copyright 2005-2008 SpringSource. <text:s/>Copying, publishing or distributing without express written permission is prohibited.</text:span></text:p>
        <draw:enhanced-geometry svg:viewBox="0 0 21600 21600" draw:type="rectangle" draw:enhanced-path="M 0 0 L 21600 0 21600 21600 0 21600 0 0 Z N"/>
      </draw:custom-shape>
      <draw:frame presentation:style-name="Title1-outline1" draw:layer="backgroundobjects" svg:width="22.859cm" svg:height="12.572cm" svg:x="1.27cm" svg:y="4.457cm" presentation:class="outline" presentation:placeholder="true">
        <draw:text-box/>
      </draw:frame>
      <draw:frame draw:style-name="gr3" draw:text-style-name="P3" draw:layer="backgroundobjects" svg:width="5.979cm" svg:height="1.821cm" svg:x="18.994cm" svg:y="0.632cm">
        <draw:image xlink:href="Pictures/100000000000054C0000019D2024983D.jpg" xlink:type="simple" xlink:show="embed" xlink:actuate="onLoad">
          <text:p/>
        </draw:image>
      </draw:frame>
      <presentation:notes style:page-layout-name="PM0">
        <draw:rect draw:style-name="gr6" draw:text-style-name="P6" draw:layer="backgroundobjects" svg:width="20.32cm" svg:height="26.67cm" svg:x="0cm" svg:y="0cm">
          <text:p/>
        </draw:rect>
        <draw:frame presentation:style-name="pr3" draw:text-style-name="P7" draw:layer="backgroundobjects" svg:width="8.806cm" svg:height="1.333cm" svg:x="0cm" svg:y="0cm" presentation:class="header">
          <draw:text-box>
            <text:p text:style-name="P7"><text:span text:style-name="T3"><presentation:header/></text:span></text:p>
          </draw:text-box>
        </draw:frame>
        <draw:frame presentation:style-name="pr3" draw:text-style-name="P8" draw:layer="backgroundobjects" svg:width="8.807cm" svg:height="1.333cm" svg:x="11.508cm" svg:y="0cm" presentation:class="date-time">
          <draw:text-box>
            <text:p text:style-name="P8"><text:span text:style-name="T3"><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pr4" draw:text-style-name="P7" draw:layer="backgroundobjects" svg:width="8.806cm" svg:height="1.333cm" svg:x="0cm" svg:y="25.333cm" presentation:class="footer">
          <draw:text-box>
            <text:p text:style-name="P7"><text:span text:style-name="T3"><presentation:footer/></text:span></text:p>
          </draw:text-box>
        </draw:frame>
        <draw:frame presentation:style-name="pr4" draw:text-style-name="P8" draw:layer="backgroundobjects" svg:width="8.807cm" svg:height="1.333cm" svg:x="11.508cm" svg:y="25.333cm" presentation:class="page-number">
          <draw:text-box>
            <text:p text:style-name="P8"><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680m18$Build-9161</meta:generator>
    <dc:title>Module Name</dc:title>
    <meta:initial-creator>Mark Fisher</meta:initial-creator>
    <meta:creation-date>2006-09-22T09:51:11</meta:creation-date>
    <dc:date>2008-02-21T19:43:36</dc:date>
    <dc:language>en-US</dc:language>
    <meta:editing-cycles>468</meta:editing-cycles>
    <meta:editing-duration>PT15H9M18S</meta:editing-duration>
    <meta:user-defined meta:name="Info 1"/>
    <meta:user-defined meta:name="Info 2"/>
    <meta:user-defined meta:name="Info 3"/>
    <meta:user-defined meta:name="Info 4"/>
    <meta:document-statistic meta:object-count="263"/>
  </office:meta>
</office:document-meta>
</file>